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" svg:font-family="" style:font-family-generic="roman"/>
    <style:font-face style:name="JetBrains Mono" svg:font-family="'JetBrains Mono'"/>
    <style:font-face style:name="JetBrains Mono1" svg:font-family="'JetBrains Mono'" style:font-family-generic="modern"/>
    <style:font-face style:name="JetBrains Mono2" svg:font-family="'JetBrains Mono'" style:font-family-generic="modern" style:font-pitch="variable"/>
    <style:font-face style:name="JetBrains mono" svg:font-family="'JetBrains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modern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4pt" fo:language="zxx" fo:country="none" officeooo:paragraph-rsid="00029dbe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zxx" fo:country="none" officeooo:paragraph-rsid="00029dbe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9.001cm" style:auto-text-indent="false" style:writing-mode="lr-tb"/>
      <style:text-properties style:font-name="Times New Roman" fo:font-size="14pt" fo:language="zxx" fo:country="none" officeooo:paragraph-rsid="00029dbe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2pt" fo:language="zxx" fo:country="none" officeooo:paragraph-rsid="00029dbe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2pt" fo:language="zxx" fo:country="none" officeooo:paragraph-rsid="00029dbe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10.001cm" style:auto-text-indent="false" style:writing-mode="lr-tb"/>
      <style:text-properties style:font-name="Times New Roman" fo:font-size="12pt" fo:language="zxx" fo:country="none" officeooo:paragraph-rsid="00029dbe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2pt" fo:language="zxx" fo:country="none" fo:font-weight="bold" officeooo:paragraph-rsid="00029dbe" style:font-name-asian="Times New Roman1" style:font-size-asian="12pt" style:language-asian="zxx" style:country-asian="none" style:font-weight-asian="bold" style:font-name-complex="Times New Roman1" style:font-size-complex="12pt" style:language-complex="zxx" style:country-complex="non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fo:language="zxx" fo:country="none" officeooo:paragraph-rsid="00029dbe" style:language-asian="zxx" style:country-asian="none" style:language-complex="zxx" style:country-complex="none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fo:language="zxx" fo:country="none" officeooo:paragraph-rsid="00029dbe" style:language-asian="zxx" style:country-asian="none" style:language-complex="zxx" style:country-complex="none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officeooo:paragraph-rsid="00029dbe" style:language-asian="zxx" style:country-asian="none" style:language-complex="zxx" style:country-complex="none"/>
    </style:style>
    <style:style style:name="P11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language="zxx" fo:country="none" officeooo:paragraph-rsid="00029dbe" style:language-asian="zxx" style:country-asian="none" style:language-complex="zxx" style:country-complex="none"/>
    </style:style>
    <style:style style:name="P12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language="zxx" fo:country="none" officeooo:paragraph-rsid="0004676e" style:language-asian="zxx" style:country-asian="none" style:language-complex="zxx" style:country-complex="none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029dbe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14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029dbe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15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04676e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16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0627b0" officeooo:paragraph-rsid="000627b0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17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029db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04676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zxx" fo:country="none" fo:font-weight="bold" officeooo:rsid="001318b5" officeooo:paragraph-rsid="00029dbe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zxx" fo:country="none" fo:font-weight="normal" officeooo:rsid="001318b5" officeooo:paragraph-rsid="00029dbe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P21" style:family="paragraph" style:parent-style-name="Standard" style:list-style-name="L1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zxx" fo:country="none" fo:font-weight="normal" officeooo:rsid="001318b5" officeooo:paragraph-rsid="00029dbe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04676e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23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102199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24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0627b0" officeooo:paragraph-rsid="000627b0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25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0627b0" officeooo:paragraph-rsid="0011a9d5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26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10219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language="zxx" fo:country="none" officeooo:paragraph-rsid="00102199" style:language-asian="zxx" style:country-asian="none" style:language-complex="zxx" style:country-complex="none"/>
    </style:style>
    <style:style style:name="P28" style:family="paragraph">
      <style:paragraph-properties fo:text-align="start" style:text-autospace="none" style:writing-mode="lr-tb"/>
      <style:text-properties fo:color="#000000" loext:opacity="100%" fo:font-size="12pt"/>
    </style:style>
    <style:style style:name="P29" style:family="paragraph">
      <loext:graphic-properties draw:fill="solid" draw:fill-color="#191919"/>
      <style:paragraph-properties fo:text-align="start" style:text-autospace="none" style:writing-mode="lr-tb"/>
      <style:text-properties fo:color="#000000" loext:opacity="100%" fo:font-size="12pt"/>
    </style:style>
    <style:style style:name="P30" style:family="paragraph">
      <style:paragraph-properties style:text-autospace="none"/>
      <style:text-properties style:font-name="F" fo:font-size="12pt"/>
    </style:style>
    <style:style style:name="P31" style:family="paragraph">
      <loext:graphic-properties draw:fill="solid" draw:fill-color="#191919"/>
      <style:paragraph-properties fo:text-align="start" style:text-autospace="none" style:writing-mode="lr-tb"/>
      <style:text-properties fo:color="#000000" loext:opacity="100%" style:font-name="F" fo:font-size="12pt"/>
    </style:style>
    <style:style style:name="T1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2pt"/>
    </style:style>
    <style:style style:name="T2" style:family="text">
      <style:text-properties style:font-name="Times New Roman" fo:font-size="18pt" fo:font-weight="bold" officeooo:rsid="00029dbe" style:font-name-asian="Times New Roman1" style:font-size-asian="18pt" style:font-weight-asian="bold" style:font-name-complex="Times New Roman1" style:font-size-complex="12pt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2pt"/>
    </style:style>
    <style:style style:name="T4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fo:language="ru" fo:country="RU" officeooo:rsid="0008d06b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JetBrains Mono" fo:font-size="10pt" fo:font-weight="normal" officeooo:rsid="001a2c75" style:font-name-asian="Times New Roman1" style:font-size-asian="10pt" style:font-weight-asian="normal" style:font-name-complex="Times New Roman1" style:font-size-complex="10pt" style:font-weight-complex="normal"/>
    </style:style>
    <style:style style:name="T8" style:family="text">
      <style:text-properties style:font-name="JetBrains Mono" fo:font-size="10pt" fo:font-weight="normal" officeooo:rsid="001318b5" style:font-name-asian="Times New Roman1" style:font-size-asian="10pt" style:font-weight-asian="normal" style:font-name-complex="Times New Roman1" style:font-size-complex="10pt" style:font-weight-complex="normal"/>
    </style:style>
    <style:style style:name="T9" style:family="text">
      <style:text-properties style:font-name="JetBrains Mono" fo:font-size="10pt" fo:font-weight="normal" officeooo:rsid="001a2c75" fo:background-color="#d3d3d3" loext:char-shading-value="0" style:font-name-asian="Times New Roman1" style:font-size-asian="10pt" style:font-weight-asian="normal" style:font-name-complex="Times New Roman1" style:font-size-complex="10pt" style:font-weight-complex="normal"/>
    </style:style>
    <style:style style:name="T10" style:family="text">
      <style:text-properties style:font-name="JetBrains Mono" fo:font-size="10pt" fo:font-weight="normal" officeooo:rsid="00029dbe" fo:background-color="#d3d3d3" loext:char-shading-value="0" style:font-name-asian="Times New Roman1" style:font-size-asian="10pt" style:font-weight-asian="normal" style:font-name-complex="Times New Roman1" style:font-size-complex="10pt" style:font-weight-complex="normal"/>
    </style:style>
    <style:style style:name="T11" style:family="text">
      <style:text-properties style:font-name="JetBrains Mono" fo:font-size="10pt" fo:font-weight="bold" officeooo:rsid="001318b5" style:font-name-asian="Times New Roman1" style:font-size-asian="10pt" style:font-weight-asian="bold" style:font-name-complex="Times New Roman1" style:font-size-complex="10pt" style:font-weight-complex="bold"/>
    </style:style>
    <style:style style:name="T12" style:family="text">
      <style:text-properties style:font-name="JetBrains Mono" fo:font-size="10pt" fo:font-weight="bold" officeooo:rsid="001a2c75" style:font-name-asian="Times New Roman1" style:font-size-asian="10pt" style:font-weight-asian="bold" style:font-name-complex="Times New Roman1" style:font-size-complex="10pt" style:font-weight-complex="bold"/>
    </style:style>
    <style:style style:name="T13" style:family="text">
      <style:text-properties style:font-name="JetBrains Mono" fo:font-weight="normal" officeooo:rsid="001318b5" style:font-weight-asian="normal" style:font-weight-complex="normal"/>
    </style:style>
    <style:style style:name="T14" style:family="text">
      <style:text-properties style:font-name="JetBrains Mono" fo:font-size="12pt" fo:font-weight="normal" officeooo:rsid="001a2c75" style:font-name-asian="Times New Roman1" style:font-size-asian="12pt" style:font-weight-asian="normal" style:font-name-complex="Times New Roman1" style:font-size-complex="12pt" style:font-weight-complex="normal"/>
    </style:style>
    <style:style style:name="T15" style:family="text">
      <style:text-properties style:font-name="JetBrains Mono" officeooo:rsid="001318b5"/>
    </style:style>
    <style:style style:name="T16" style:family="text">
      <style:text-properties style:font-name="JetBrains mono" fo:font-size="10pt" fo:font-weight="bold" officeooo:rsid="001a2c75" style:font-name-asian="Times New Roman1" style:font-size-asian="10pt" style:font-weight-asian="bold" style:font-name-complex="Times New Roman1" style:font-size-complex="10pt" style:font-weight-complex="bold"/>
    </style:style>
    <style:style style:name="T17" style:family="text">
      <style:text-properties style:font-name="JetBrains mono" fo:font-size="10pt" fo:font-weight="bold" officeooo:rsid="0004676e" style:font-name-asian="Times New Roman1" style:font-size-asian="10pt" style:font-weight-asian="bold" style:font-name-complex="Times New Roman1" style:font-size-complex="10pt" style:font-weight-complex="bold"/>
    </style:style>
    <style:style style:name="T18" style:family="text">
      <style:text-properties style:font-name="JetBrains mono" fo:font-size="10pt" fo:language="en" fo:country="US" fo:font-weight="bold" officeooo:rsid="00102199" style:font-name-asian="Times New Roman1" style:font-size-asian="10pt" style:font-weight-asian="bold" style:font-name-complex="Times New Roman1" style:font-size-complex="10pt" style:font-weight-complex="bold"/>
    </style:style>
    <style:style style:name="T19" style:family="text">
      <style:text-properties officeooo:rsid="000627b0"/>
    </style:style>
    <style:style style:name="T20" style:family="text">
      <style:text-properties officeooo:rsid="00029dbe"/>
    </style:style>
    <style:style style:name="T21" style:family="text">
      <style:text-properties fo:color="#cc7832" loext:opacity="100%" style:font-name="JetBrains Mono1" fo:font-size="10pt" style:font-name-asian="JetBrains Mono1" style:font-size-asian="10pt" style:font-name-complex="JetBrains Mono1" style:font-size-complex="10pt"/>
    </style:style>
    <style:style style:name="T22" style:family="text">
      <style:text-properties fo:color="#ffc66d" loext:opacity="100%" style:font-name="JetBrains Mono1" fo:font-size="10pt" style:font-name-asian="JetBrains Mono1" style:font-size-asian="10pt" style:font-name-complex="JetBrains Mono1" style:font-size-complex="10pt"/>
    </style:style>
    <style:style style:name="T23" style:family="text">
      <style:text-properties fo:color="#a9b7c6" loext:opacity="100%" style:font-name="JetBrains Mono1" fo:font-size="10pt" style:font-name-asian="JetBrains Mono1" style:font-size-asian="10pt" style:font-name-complex="JetBrains Mono1" style:font-size-complex="10pt"/>
    </style:style>
    <style:style style:name="T24" style:family="text">
      <style:text-properties fo:color="#b9bcd1" loext:opacity="100%" style:font-name="JetBrains Mono1" fo:font-size="10pt" style:font-name-asian="JetBrains Mono1" style:font-size-asian="10pt" style:font-name-complex="JetBrains Mono1" style:font-size-complex="10pt"/>
    </style:style>
    <style:style style:name="T25" style:family="text">
      <style:text-properties fo:color="#6897bb" loext:opacity="100%" style:font-name="JetBrains Mono1" fo:font-size="10pt" style:font-name-asian="JetBrains Mono1" style:font-size-asian="10pt" style:font-name-complex="JetBrains Mono1" style:font-size-complex="10pt"/>
    </style:style>
    <style:style style:name="T26" style:family="text">
      <style:text-properties fo:color="#908b25" loext:opacity="100%" style:font-name="JetBrains Mono1" fo:font-size="10pt" style:font-name-asian="JetBrains Mono1" style:font-size-asian="10pt" style:font-name-complex="JetBrains Mono1" style:font-size-complex="10pt"/>
    </style:style>
    <style:style style:name="T27" style:family="text">
      <style:text-properties fo:color="#808080" loext:opacity="100%" style:font-name="JetBrains Mono1" fo:font-size="10pt" style:font-name-asian="JetBrains Mono1" style:font-size-asian="10pt" style:font-name-complex="JetBrains Mono1" style:font-size-complex="10pt"/>
    </style:style>
    <style:style style:name="T28" style:family="text">
      <style:text-properties fo:color="#9373a5" loext:opacity="100%" style:font-name="JetBrains Mono1" fo:font-size="10pt" style:font-name-asian="JetBrains Mono1" style:font-size-asian="10pt" style:font-name-complex="JetBrains Mono1" style:font-size-complex="10pt"/>
    </style:style>
    <style:style style:name="T29" style:family="text">
      <style:text-properties fo:color="#6a8759" loext:opacity="100%" style:font-name="JetBrains Mono1" fo:font-size="10pt" style:font-name-asian="JetBrains Mono1" style:font-size-asian="10pt" style:font-name-complex="JetBrains Mono1" style:font-size-complex="10pt"/>
    </style:style>
    <style:style style:name="T30" style:family="text">
      <style:text-properties fo:color="#bbb529" loext:opacity="100%" style:font-name="JetBrains Mono1" fo:font-size="10pt" style:font-name-asian="JetBrains Mono1" style:font-size-asian="10pt" style:font-name-complex="JetBrains Mono1" style:font-size-complex="10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solid" draw:fill-color="#191919" draw:textarea-vertical-align="top" draw:auto-grow-height="false" fo:min-height="19.844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solid" draw:fill-color="#191919" draw:textarea-vertical-align="top" draw:auto-grow-height="false" fo:min-height="22.782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solid" draw:fill-color="#191919" draw:textarea-vertical-align="top" draw:auto-grow-height="false" fo:min-height="24.197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cm" draw:fill="solid" draw:fill-color="#191919" draw:textarea-vertical-align="top" draw:auto-grow-height="false" fo:min-height="26.12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cm" draw:fill="solid" draw:fill-color="#191919" draw:textarea-vertical-align="top" draw:auto-grow-height="false" fo:min-height="26.123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cm" draw:fill="solid" draw:fill-color="#191919" draw:textarea-vertical-align="top" draw:auto-grow-height="false" fo:min-height="17.187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width="0cm" draw:fill="solid" draw:fill-color="#191919" draw:textarea-vertical-align="top" draw:auto-grow-height="false" fo:min-height="7.384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width="0cm" draw:fill="solid" draw:fill-color="#191919" draw:textarea-vertical-align="top" draw:auto-grow-height="false" fo:min-height="26.758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cm" draw:fill="solid" draw:fill-color="#191919" draw:textarea-vertical-align="top" draw:auto-grow-height="false" fo:min-height="24.477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width="0cm" draw:fill="solid" draw:fill-color="#191919" draw:textarea-vertical-align="top" draw:auto-grow-height="false" fo:min-height="10.717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width="0cm" draw:fill="solid" draw:fill-color="#191919" draw:textarea-vertical-align="top" draw:auto-grow-height="false" fo:min-height="15.286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width="0cm" draw:fill="solid" draw:fill-color="#191919" draw:textarea-vertical-align="top" draw:auto-grow-height="false" fo:min-height="24.604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width="0cm" draw:fill="solid" draw:fill-color="#191919" draw:textarea-vertical-align="top" draw:auto-grow-height="false" fo:min-height="22.059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width="0cm" draw:fill="solid" draw:fill-color="#191919" draw:textarea-vertical-align="top" draw:auto-grow-height="false" fo:min-height="24.051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width="0cm" draw:fill="solid" draw:fill-color="#191919" draw:textarea-vertical-align="top" draw:auto-grow-height="false" fo:min-height="27.189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width="0cm" draw:fill="solid" draw:fill-color="#191919" draw:textarea-vertical-align="top" draw:auto-grow-height="false" fo:min-height="22.67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width="0cm" draw:fill="solid" draw:fill-color="#191919" draw:textarea-vertical-align="top" draw:auto-grow-height="false" fo:min-height="25.996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width="0cm" draw:fill="solid" draw:fill-color="#191919" draw:textarea-vertical-align="top" draw:auto-grow-height="false" fo:min-height="16.032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width="0cm" draw:fill="solid" draw:fill-color="#191919" draw:textarea-vertical-align="top" draw:auto-grow-height="false" fo:min-height="17.307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ИНИСТЕРСТВО НАУКИ И ВЫСШЕГО ОБРАЗОВАНИЯ <text:line-break/>РОССИЙСКОЙ ФЕДЕРАЦИИ</text:p>
      <text:p text:style-name="P4"/>
      <text:p text:style-name="P4">ФЕДЕРАЛЬНОЕ ГОСУДАРСТВЕННОЕ БЮДЖЕТНОЕ ОБРАЗОВАТЕЛЬНОЕ УЧРЕЖДЕНИЕ ВЫСШЕГО ОБРАЗОВАНИЯ</text:p>
      <text:p text:style-name="P7"/>
      <text:p text:style-name="P7">«БЕЛГОРОДСКИЙ ГОСУДАРСТВЕННЫЙ </text:p>
      <text:p text:style-name="P7">ТЕХНОЛОГИЧЕСКИЙ УНИВЕРСИТЕТ им. В. Г. ШУХОВА»</text:p>
      <text:p text:style-name="P7">(БГТУ им. В.Г. Шухова)</text:p>
      <text:p text:style-name="P7"/>
      <text:p text:style-name="P4">Кафедра программного обеспечения вычислительной техники и автоматизированных систем</text:p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8"><text:span text:style-name="T1">Лабораторная работа №</text:span><text:span text:style-name="T2">5а</text:span></text:p>
      <text:p text:style-name="P2">по дисциплине: Основы программирования</text:p>
      <text:p text:style-name="P9"><text:span text:style-name="T3">тема: «</text:span><text:span text:style-name="T4">Множества</text:span><text:span text:style-name="T3">» 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6"/>
      <text:p text:style-name="P6"/>
      <text:p text:style-name="P3">Выполнил: ст. группы ПВ-211</text:p>
      <text:p text:style-name="P3">Чувилко Илья Романович</text:p>
      <text:p text:style-name="P3"/>
      <text:p text:style-name="P3">Проверили: </text:p>
      <text:p text:style-name="P3">Притчин Иван Сергеевич</text:p>
      <text:p text:style-name="P3">Черников Сергей Викторович</text:p>
      <text:p text:style-name="P4"/>
      <text:p text:style-name="P4"/>
      <text:p text:style-name="P4"/>
      <text:p text:style-name="P5"/>
      <text:p text:style-name="P4"/>
      <text:p text:style-name="P4"/>
      <text:p text:style-name="P4"/>
      <text:p text:style-name="P1"/>
      <text:p text:style-name="P1"/>
      <text:p text:style-name="P1"/>
      <text:p text:style-name="P1">Белгород 2021 г.</text:p>
      <text:p text:style-name="P19"/>
      <text:p text:style-name="P10"><text:soft-page-break/><text:span text:style-name="T11">Цель работы: </text:span><text:span text:style-name="T6">закрепление навыков работы со структурами, изучение простых способов представления множеств в памяти ЭВМ. </text:span><text:span text:style-name="T8"><text:s/></text:span></text:p>
      <text:p text:style-name="P20"/>
      <text:p text:style-name="P13"><text:span text:style-name="T15">Содержание отчета:</text:span><text:span text:style-name="T13">  </text:span></text:p>
      <text:list xml:id="list2249178197" text:style-name="L1">
        <text:list-item>
          <text:p text:style-name="P21">Тема лабораторной работы.  </text:p>
        </text:list-item>
        <text:list-item>
          <text:p text:style-name="P21">Цель лабораторной работы.  </text:p>
        </text:list-item>
        <text:list-item>
          <text:p text:style-name="P21">Решения задач: </text:p>
          <text:list>
            <text:list-item>
              <text:p text:style-name="P21">Текст задания.</text:p>
            </text:list-item>
            <text:list-item>
              <text:p text:style-name="P21">Исходный код библиотек (исходный и заголовочный файлы).</text:p>
            </text:list-item>
            <text:list-item>
              <text:p text:style-name="P21">Исходный код тестов для любого (одного) произвольного типа представления множеств.</text:p>
            </text:list-item>
            <text:list-item>
              <text:p text:style-name="P21">Решение задач с 𝑐𝑜𝑑𝑒𝑓𝑜𝑟𝑐𝑒𝑠 требуется для получения максимального балла по лабораторной.</text:p>
            </text:list-item>
            <text:list-item>
              <text:p text:style-name="P21">– Представление множеств на упорядоченных массивах требуется для получения максимального балла по лабораторной. </text:p>
            </text:list-item>
          </text:list>
          <text:p text:style-name="P21"/>
        </text:list-item>
      </text:list>
      <text:p text:style-name="P13"><text:span text:style-name="T15">Задания к лабораторной работе:</text:span><text:span text:style-name="T13"> </text:span></text:p>
      <text:p text:style-name="P20"/>
      <text:p text:style-name="P11"><text:span text:style-name="T16">Задача №</text:span><text:span text:style-name="T12">1.</text:span><text:span text:style-name="T7"> Выполнить реализацию множества на типе </text:span><text:span text:style-name="T9">uint32_t</text:span><text:span text:style-name="T7">. Содержимое файла </text:span><text:span text:style-name="T10">bitset.h</text:span><text:span text:style-name="T7">: </text:span><text:span text:style-name="T14"><text:s/></text:span></text:p>
      <text:p text:style-name="P17"><text:span text:style-name="T19">Код программы</text:span>:</text:p>
      <text:p text:style-name="P17"><draw:custom-shape text:anchor-type="paragraph" draw:z-index="0" draw:name="Врезка 1" draw:style-name="gr19" draw:text-style-name="P29" svg:width="16.925cm" svg:height="17.306cm" svg:x="-0.053cm" svg:y="0.002cm"><text:p text:style-name="P28"><text:span text:style-name="T30">#include </text:span><text:span text:style-name="T29">"bitSet.h"</text:span><text:span text:style-name="T29"><text:line-break/></text:span><text:span text:style-name="T29"><text:line-break/></text:span><text:span text:style-name="T27">// Выводит значения множества set</text:span><text:span text:style-name="T27"><text:line-break/></text:span><text:span text:style-name="T21">void </text:span><text:span text:style-name="T22">bitset_output</text:span><text:span text:style-name="T23">(</text:span><text:span text:style-name="T24">bitset </text:span><text:span text:style-name="T23">set) {</text:span><text:span text:style-name="T23"><text:line-break/></text:span><text:span text:style-name="T23"> <text:s/>printf(</text:span><text:span text:style-name="T29">"["</text:span><text:span text:style-name="T23">)</text:span><text:span text:style-name="T21">;</text:span><text:span text:style-name="T21"><text:line-break/></text:span><text:span text:style-name="T21"> <text:s/>for </text:span><text:span text:style-name="T23">(</text:span><text:span text:style-name="T24">size_t </text:span><text:span text:style-name="T23">i = </text:span><text:span text:style-name="T25">0</text:span><text:span text:style-name="T21">; </text:span><text:span text:style-name="T23">i &lt;= set.</text:span><text:span text:style-name="T28">maxValue</text:span><text:span text:style-name="T21">; </text:span><text:span text:style-name="T23">i++) {</text:span><text:span text:style-name="T23"><text:line-break/></text:span><text:span text:style-name="T23"> <text:s text:c="3"/></text:span><text:span text:style-name="T21">if </text:span><text:span text:style-name="T23">((set.</text:span><text:span text:style-name="T28">value </text:span><text:span text:style-name="T23">&gt;&gt; i) &amp; </text:span><text:span text:style-name="T25">1</text:span><text:span text:style-name="T23">)</text:span><text:span text:style-name="T23"><text:line-break/></text:span><text:span text:style-name="T23"> <text:s text:c="5"/>printf(</text:span><text:span text:style-name="T29">"%zd, "</text:span><text:span text:style-name="T21">, </text:span><text:span text:style-name="T23">i)</text:span><text:span text:style-name="T21">;</text:span><text:span text:style-name="T21"><text:line-break/></text:span><text:span text:style-name="T21"> <text:s/></text:span><text:span text:style-name="T23">}</text:span><text:span text:style-name="T23"><text:line-break/></text:span><text:span text:style-name="T23"> <text:s/>printf(</text:span><text:span text:style-name="T29">"</text:span><text:span text:style-name="T21">\b\b</text:span><text:span text:style-name="T29">]"</text:span><text:span text:style-name="T23">)</text:span><text:span text:style-name="T21">;</text:span><text:span text:style-name="T21"><text:line-break/></text:span><text:span text:style-name="T23">}</text:span><text:span text:style-name="T23"><text:line-break/></text:span><text:span text:style-name="T23"><text:line-break/></text:span><text:span text:style-name="T27">// возвращает пустое множество c универсумом 0, 1,..., maxValue</text:span><text:span text:style-name="T27"><text:line-break/></text:span><text:span text:style-name="T24">bitset </text:span><text:span text:style-name="T22">bitset_create</text:span><text:span text:style-name="T23">(</text:span><text:span text:style-name="T21">unsigned </text:span><text:span text:style-name="T23">maxValue) {</text:span><text:span text:style-name="T23"><text:line-break/></text:span><text:span text:style-name="T23"> <text:s/></text:span><text:span text:style-name="T21">return </text:span><text:span text:style-name="T23">(</text:span><text:span text:style-name="T24">bitset</text:span><text:span text:style-name="T23">) {~</text:span><text:span text:style-name="T25">0</text:span><text:span text:style-name="T21">, </text:span><text:span text:style-name="T23">maxValue}</text:span><text:span text:style-name="T21">;</text:span><text:span text:style-name="T21"><text:line-break/></text:span><text:span text:style-name="T23">}</text:span><text:span text:style-name="T23"><text:line-break/></text:span><text:span text:style-name="T23"><text:line-break/></text:span><text:span text:style-name="T27">// возвращает значение ’истина’, если значение value имеется в множестве set</text:span><text:span text:style-name="T27"><text:line-break/></text:span><text:span text:style-name="T27">// иначе - ’ложь’</text:span><text:span text:style-name="T27"><text:line-break/></text:span><text:span text:style-name="T26">bool </text:span><text:span text:style-name="T22">bitset_in</text:span><text:span text:style-name="T23">(</text:span><text:span text:style-name="T24">bitset </text:span><text:span text:style-name="T23">set</text:span><text:span text:style-name="T21">, unsigned int </text:span><text:span text:style-name="T23">value) {</text:span><text:span text:style-name="T23"><text:line-break/></text:span><text:span text:style-name="T23"> <text:s/></text:span><text:span text:style-name="T26">assert</text:span><text:span text:style-name="T23">(set.</text:span><text:span text:style-name="T28">maxValue </text:span><text:span text:style-name="T23">&gt;= value)</text:span><text:span text:style-name="T21">;</text:span><text:span text:style-name="T21"><text:line-break/></text:span><text:span text:style-name="T21"> <text:s/>return </text:span><text:span text:style-name="T23">set.</text:span><text:span text:style-name="T28">value </text:span><text:span text:style-name="T23">&gt;&gt; value &amp; </text:span><text:span text:style-name="T25">1</text:span><text:span text:style-name="T21">;</text:span><text:span text:style-name="T21"><text:line-break/></text:span><text:span text:style-name="T23">}</text:span><text:span text:style-name="T23"><text:line-break/></text:span><text:span text:style-name="T23"><text:line-break/></text:span><text:span text:style-name="T27">// возвращает значение ’истина’, если множества set1 и set2 равны</text:span><text:span text:style-name="T27"><text:line-break/></text:span><text:span text:style-name="T27">// иначе - ’ложь’</text:span><text:span text:style-name="T27"><text:line-break/></text:span><text:span text:style-name="T26">bool </text:span><text:span text:style-name="T22">bitset_isEqual</text:span><text:span text:style-name="T23">(</text:span><text:span text:style-name="T24">bitset </text:span><text:span text:style-name="T23">set1</text:span><text:span text:style-name="T21">, </text:span><text:span text:style-name="T24">bitset </text:span><text:span text:style-name="T23">set2) {</text:span><text:span text:style-name="T23"><text:line-break/></text:span><text:span text:style-name="T23"> <text:s/></text:span><text:span text:style-name="T26">assert</text:span><text:span text:style-name="T23">(set1.</text:span><text:span text:style-name="T28">maxValue </text:span><text:span text:style-name="T23">== set2.</text:span><text:span text:style-name="T28">maxValue</text:span><text:span text:style-name="T23">)</text:span><text:span text:style-name="T21">;</text:span><text:span text:style-name="T21"><text:line-break/></text:span><text:span text:style-name="T21"> <text:s/>return </text:span><text:span text:style-name="T23">(set1.</text:span><text:span text:style-name="T28">value </text:span><text:span text:style-name="T23">&amp; set2.</text:span><text:span text:style-name="T28">value</text:span><text:span text:style-name="T23">) == set1.</text:span><text:span text:style-name="T28">value</text:span><text:span text:style-name="T21">;</text:span><text:span text:style-name="T21"><text:line-break/></text:span><text:span text:style-name="T23">}</text:span><text:span text:style-name="T23"><text:line-break/></text:span><text:span text:style-name="T23"><text:line-break/></text:span><text:span text:style-name="T27">// возвращает значение ’истина’ если множество subset</text:span><text:span text:style-name="T27"><text:line-break/></text:span><text:span text:style-name="T27">// является подмножеством множества set, иначе - ’ложь’.</text:span><text:span text:style-name="T27"><text:line-break/></text:span><text:span text:style-name="T26">bool </text:span><text:span text:style-name="T22">bitset_isSubset</text:span><text:span text:style-name="T23">(</text:span><text:span text:style-name="T24">bitset </text:span><text:span text:style-name="T23">subset</text:span><text:span text:style-name="T21">, </text:span><text:span text:style-name="T24">bitset </text:span><text:span text:style-name="T23">set) {</text:span><text:span text:style-name="T23"><text:line-break/></text:span><text:span text:style-name="T23"> <text:s/></text:span><text:span text:style-name="T26">assert</text:span><text:span text:style-name="T23">(set.</text:span><text:span text:style-name="T28">maxValue </text:span><text:span text:style-name="T23">== subset.</text:span><text:span text:style-name="T28">maxValue</text:span><text:span text:style-name="T23">)</text:span><text:span text:style-name="T21">;</text:span><text:span text:style-name="T21"><text:line-break/></text:span><text:span text:style-name="T21"> <text:s/>return </text:span><text:span text:style-name="T23">(set.</text:span><text:span text:style-name="T28">value </text:span><text:span text:style-name="T23">&amp; subset.</text:span><text:span text:style-name="T28">value</text:span><text:span text:style-name="T23">) != </text:span><text:span text:style-name="T25">0</text:span><text:span text:style-name="T21">;</text:span><text:span text:style-name="T21"><text:line-break/></text:span><text:span text:style-name="T23">}</text:span><text:span text:style-name="T23"><text:line-break/></text:span><text:span text:style-name="T23"><text:line-break/></text:span><text:span text:style-name="T27">// добавляет элемент value в множество set</text:span><text:span text:style-name="T27"><text:line-break/></text:span><text:span text:style-name="T21">void </text:span><text:span text:style-name="T22">bitset_insert</text:span><text:span text:style-name="T23">(</text:span><text:span text:style-name="T24">bitset </text:span><text:span text:style-name="T23">*set</text:span><text:span text:style-name="T21">, unsigned int </text:span><text:span text:style-name="T23">value) {</text:span><text:span text:style-name="T23"><text:line-break/></text:span><text:span text:style-name="T23"> <text:s/></text:span><text:span text:style-name="T26">assert</text:span><text:span text:style-name="T23">(set-&gt;</text:span><text:span text:style-name="T28">maxValue </text:span><text:span text:style-name="T23">&gt;= value)</text:span><text:span text:style-name="T21">;</text:span><text:span text:style-name="T21"><text:line-break/></text:span><text:span text:style-name="T21"> <text:s/></text:span><text:span text:style-name="T23">set-&gt;</text:span><text:span text:style-name="T28">value </text:span><text:span text:style-name="T23">|= </text:span><text:span text:style-name="T25">1 </text:span><text:span text:style-name="T23">&lt;&lt; value</text:span><text:span text:style-name="T21">;</text:span><text:span text:style-name="T21"><text:line-break/></text:span><text:span text:style-name="T23">}</text:span><text:span text:style-name="T23"><text:line-break/></text:span><text:span text:style-name="T23"><text:line-break/></text:span><text:span text:style-name="T23"><text:line-break/></text:span><text:span text:style-name="T2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custom-shape text:anchor-type="paragraph" draw:z-index="1" draw:name="Врезка 2" draw:style-name="gr18" draw:text-style-name="P29" svg:width="16.925cm" svg:height="16.031cm" svg:x="-0.053cm" svg:y="0.002cm"><text:p text:style-name="P28"><text:span text:style-name="T27">// удаляет элемент value из множества set </text:span><text:span text:style-name="T27"><text:line-break/></text:span><text:span text:style-name="T21">void </text:span><text:span text:style-name="T22">bitset_deleteElement</text:span><text:span text:style-name="T23">(</text:span><text:span text:style-name="T24">bitset </text:span><text:span text:style-name="T23">*set</text:span><text:span text:style-name="T21">, unsigned int </text:span><text:span text:style-name="T23">value) { </text:span><text:span text:style-name="T23"><text:line-break/></text:span><text:span text:style-name="T23"> <text:s/></text:span><text:span text:style-name="T26">assert</text:span><text:span text:style-name="T23">(set-&gt;</text:span><text:span text:style-name="T28">maxValue </text:span><text:span text:style-name="T23">&gt;= value)</text:span><text:span text:style-name="T21">; </text:span><text:span text:style-name="T21"><text:line-break/></text:span><text:span text:style-name="T21"> <text:s/></text:span><text:span text:style-name="T23">set-&gt;</text:span><text:span text:style-name="T28">value </text:span><text:span text:style-name="T23">&amp;= ~(</text:span><text:span text:style-name="T25">1 </text:span><text:span text:style-name="T23">&lt;&lt; value)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7">// возвращает объединение множеств set1 и set2 </text:span><text:span text:style-name="T27"><text:line-break/></text:span><text:span text:style-name="T24">bitset </text:span><text:span text:style-name="T22">bitset_union</text:span><text:span text:style-name="T23">(</text:span><text:span text:style-name="T24">bitset </text:span><text:span text:style-name="T23">set1</text:span><text:span text:style-name="T21">, </text:span><text:span text:style-name="T24">bitset </text:span><text:span text:style-name="T23">set2) { </text:span><text:span text:style-name="T23"><text:line-break/></text:span><text:span text:style-name="T23"> <text:s/></text:span><text:span text:style-name="T26">assert</text:span><text:span text:style-name="T23">(set1.</text:span><text:span text:style-name="T28">maxValue </text:span><text:span text:style-name="T23">== set2.</text:span><text:span text:style-name="T28">maxValue</text:span><text:span text:style-name="T23">)</text:span><text:span text:style-name="T21">; </text:span><text:span text:style-name="T21"><text:line-break/></text:span><text:span text:style-name="T21"> <text:s/></text:span><text:span text:style-name="T24">bitset </text:span><text:span text:style-name="T23">set</text:span><text:span text:style-name="T21">; </text:span><text:span text:style-name="T21"><text:line-break/></text:span><text:span text:style-name="T21"> <text:s/></text:span><text:span text:style-name="T23">set.</text:span><text:span text:style-name="T28">value </text:span><text:span text:style-name="T23">= set1.</text:span><text:span text:style-name="T28">value </text:span><text:span text:style-name="T23">| set2.</text:span><text:span text:style-name="T28">value</text:span><text:span text:style-name="T21">; </text:span><text:span text:style-name="T21"><text:line-break/></text:span><text:span text:style-name="T21"> <text:s/>return </text:span><text:span text:style-name="T23">set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7">// возвращает пересечение множеств set1 и set2</text:span><text:span text:style-name="T27"><text:line-break/></text:span><text:span text:style-name="T24">bitset </text:span><text:span text:style-name="T22">bitset_intersection</text:span><text:span text:style-name="T23">(</text:span><text:span text:style-name="T24">bitset </text:span><text:span text:style-name="T23">set1</text:span><text:span text:style-name="T21">, </text:span><text:span text:style-name="T24">bitset </text:span><text:span text:style-name="T23">set2) {</text:span><text:span text:style-name="T23"><text:line-break/></text:span><text:span text:style-name="T23"> <text:s/></text:span><text:span text:style-name="T26">assert</text:span><text:span text:style-name="T23">(set1.</text:span><text:span text:style-name="T28">maxValue </text:span><text:span text:style-name="T23">== set2.</text:span><text:span text:style-name="T28">maxValue</text:span><text:span text:style-name="T23">)</text:span><text:span text:style-name="T21">;</text:span><text:span text:style-name="T21"><text:line-break/></text:span><text:span text:style-name="T21"> <text:s/></text:span><text:span text:style-name="T24">bitset </text:span><text:span text:style-name="T23">set</text:span><text:span text:style-name="T21">;</text:span><text:span text:style-name="T21"><text:line-break/></text:span><text:span text:style-name="T21"> <text:s/></text:span><text:span text:style-name="T23">set.</text:span><text:span text:style-name="T28">value </text:span><text:span text:style-name="T23">= set1.</text:span><text:span text:style-name="T28">value </text:span><text:span text:style-name="T23">&amp; set2.</text:span><text:span text:style-name="T28">value</text:span><text:span text:style-name="T21">;</text:span><text:span text:style-name="T21"><text:line-break/></text:span><text:span text:style-name="T21"> <text:s/></text:span><text:span text:style-name="T23">set.</text:span><text:span text:style-name="T28">maxValue </text:span><text:span text:style-name="T23">= set1.</text:span><text:span text:style-name="T28">maxValue</text:span><text:span text:style-name="T21">;</text:span><text:span text:style-name="T21"><text:line-break/></text:span><text:span text:style-name="T21"> <text:s/>return </text:span><text:span text:style-name="T23">set</text:span><text:span text:style-name="T21">;</text:span><text:span text:style-name="T21"><text:line-break/></text:span><text:span text:style-name="T23">}</text:span><text:span text:style-name="T23"><text:line-break/></text:span><text:span text:style-name="T23"> </text:span><text:span text:style-name="T23"><text:line-break/></text:span><text:span text:style-name="T27">// возвращает разность множеств set1 и set2 </text:span><text:span text:style-name="T27"><text:line-break/></text:span><text:span text:style-name="T24">bitset </text:span><text:span text:style-name="T22">bitset_difference</text:span><text:span text:style-name="T23">(</text:span><text:span text:style-name="T24">bitset </text:span><text:span text:style-name="T23">set1</text:span><text:span text:style-name="T21">, </text:span><text:span text:style-name="T24">bitset </text:span><text:span text:style-name="T23">set2) { </text:span><text:span text:style-name="T23"><text:line-break/></text:span><text:span text:style-name="T23"> <text:s/></text:span><text:span text:style-name="T26">assert</text:span><text:span text:style-name="T23">(set1.</text:span><text:span text:style-name="T28">maxValue </text:span><text:span text:style-name="T23">== set2.</text:span><text:span text:style-name="T28">maxValue</text:span><text:span text:style-name="T23">)</text:span><text:span text:style-name="T21">; </text:span><text:span text:style-name="T21"><text:line-break/></text:span><text:span text:style-name="T21"> <text:s/>return </text:span><text:span text:style-name="T23">(</text:span><text:span text:style-name="T24">bitset</text:span><text:span text:style-name="T23">) {(set1.</text:span><text:span text:style-name="T28">value </text:span><text:span text:style-name="T23">&amp; ~set2.</text:span><text:span text:style-name="T28">value</text:span><text:span text:style-name="T23">)</text:span><text:span text:style-name="T21">, </text:span><text:span text:style-name="T23">set1.</text:span><text:span text:style-name="T28">maxValue</text:span><text:span text:style-name="T23">}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7">// возвращает симметрическую разность множеств set1 и set2 </text:span><text:span text:style-name="T27"><text:line-break/></text:span><text:span text:style-name="T24">bitset </text:span><text:span text:style-name="T22">bitset_symmetricDifference</text:span><text:span text:style-name="T23">(</text:span><text:span text:style-name="T24">bitset </text:span><text:span text:style-name="T23">set1</text:span><text:span text:style-name="T21">, </text:span><text:span text:style-name="T24">bitset </text:span><text:span text:style-name="T23">set2) { </text:span><text:span text:style-name="T23"><text:line-break/></text:span><text:span text:style-name="T23"> <text:s/></text:span><text:span text:style-name="T26">assert</text:span><text:span text:style-name="T23">(set1.</text:span><text:span text:style-name="T28">maxValue </text:span><text:span text:style-name="T23">== set2.</text:span><text:span text:style-name="T28">maxValue</text:span><text:span text:style-name="T23">)</text:span><text:span text:style-name="T21">; </text:span><text:span text:style-name="T21"><text:line-break/></text:span><text:span text:style-name="T21"> <text:s/>return </text:span><text:span text:style-name="T23">(</text:span><text:span text:style-name="T24">bitset</text:span><text:span text:style-name="T23">) {(set1.</text:span><text:span text:style-name="T28">value </text:span><text:span text:style-name="T23">&amp; ~set2.</text:span><text:span text:style-name="T28">value</text:span><text:span text:style-name="T23">) | (~set1.</text:span><text:span text:style-name="T28">value </text:span><text:span text:style-name="T23">&amp; set2.</text:span><text:span text:style-name="T28">value</text:span><text:span text:style-name="T23">)</text:span><text:span text:style-name="T21">, </text:span><text:span text:style-name="T21"><text:line-break/></text:span><text:span text:style-name="T21"> <text:s text:c="18"/></text:span><text:span text:style-name="T23">set1.</text:span><text:span text:style-name="T28">maxValue</text:span><text:span text:style-name="T23">}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7">// возвращает дополнение до универсума множества set </text:span><text:span text:style-name="T27"><text:line-break/></text:span><text:span text:style-name="T24">bitset </text:span><text:span text:style-name="T22">bitset_complement</text:span><text:span text:style-name="T23">(</text:span><text:span text:style-name="T24">bitset </text:span><text:span text:style-name="T23">set) { </text:span><text:span text:style-name="T23"><text:line-break/></text:span><text:span text:style-name="T23"> <text:s/></text:span><text:span text:style-name="T24">bitset </text:span><text:span text:style-name="T23">u = bitset_create(set.</text:span><text:span text:style-name="T28">maxValue</text:span><text:span text:style-name="T23">)</text:span><text:span text:style-name="T21">; </text:span><text:span text:style-name="T21"><text:line-break/></text:span><text:span text:style-name="T21"> <text:s/>return </text:span><text:span text:style-name="T23">(</text:span><text:span text:style-name="T24">bitset</text:span><text:span text:style-name="T23">) {u.</text:span><text:span text:style-name="T28">value </text:span><text:span text:style-name="T23">^ set.</text:span><text:span text:style-name="T28">value</text:span><text:span text:style-name="T21">, </text:span><text:span text:style-name="T23">set.</text:span><text:span text:style-name="T28">maxValue</text:span><text:span text:style-name="T23">}</text:span><text:span text:style-name="T21">; </text:span><text:span text:style-name="T21"><text:line-break/></text:span><text:span text:style-name="T23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2"><text:soft-page-break/><text:span text:style-name="T16">Задача №</text:span><text:span text:style-name="T17">2</text:span><text:span text:style-name="T12">.</text:span><text:span text:style-name="T7"> На неупорядоченном массиве: </text:span></text:p>
      <text:p text:style-name="P18">Код <text:span text:style-name="T20">программы</text:span>:</text:p>
      <text:p text:style-name="P18"><draw:custom-shape text:anchor-type="paragraph" draw:z-index="2" draw:name="Врезка 3" draw:style-name="gr9" draw:text-style-name="P31" svg:width="16.925cm" svg:height="24.476cm" svg:x="-0.053cm" svg:y="0.002cm"><text:p text:style-name="P30"><text:span text:style-name="T30">#include </text:span><text:span text:style-name="T29">&lt;malloc.h&gt;</text:span><text:span text:style-name="T29"><text:line-break/></text:span><text:span text:style-name="T30">#include </text:span><text:span text:style-name="T29">"unorderedset.h"</text:span><text:span text:style-name="T29"><text:line-break/></text:span><text:span text:style-name="T30">#include </text:span><text:span text:style-name="T29">"array.h"</text:span><text:span text:style-name="T29"><text:line-break/></text:span><text:span text:style-name="T29"><text:line-break/></text:span><text:span text:style-name="T27">// возвращает пустое множество для capacity элементов</text:span><text:span text:style-name="T27"><text:line-break/></text:span><text:span text:style-name="T24">unordered_array_set </text:span><text:span text:style-name="T22">unordered_array_set_create</text:span><text:span text:style-name="T23">(</text:span><text:span text:style-name="T24">size_t </text:span><text:span text:style-name="T23">capacity) {</text:span><text:span text:style-name="T23"><text:line-break/></text:span><text:span text:style-name="T23"> <text:s/></text:span><text:span text:style-name="T24">unordered_array_set </text:span><text:span text:style-name="T23">s</text:span><text:span text:style-name="T21">;</text:span><text:span text:style-name="T21"><text:line-break/></text:span><text:span text:style-name="T21"> <text:s/></text:span><text:span text:style-name="T23">s.</text:span><text:span text:style-name="T28">data </text:span><text:span text:style-name="T23">= (</text:span><text:span text:style-name="T21">int </text:span><text:span text:style-name="T23">*) calloc(capacity</text:span><text:span text:style-name="T21">, sizeof</text:span><text:span text:style-name="T23">(</text:span><text:span text:style-name="T21">int</text:span><text:span text:style-name="T23">))</text:span><text:span text:style-name="T21">;</text:span><text:span text:style-name="T21"><text:line-break/></text:span><text:span text:style-name="T21"> <text:s/></text:span><text:span text:style-name="T23">s.</text:span><text:span text:style-name="T28">size </text:span><text:span text:style-name="T23">= </text:span><text:span text:style-name="T25">0</text:span><text:span text:style-name="T21">;</text:span><text:span text:style-name="T21"><text:line-break/></text:span><text:span text:style-name="T21"> <text:s/></text:span><text:span text:style-name="T23">s.</text:span><text:span text:style-name="T28">capacity </text:span><text:span text:style-name="T23">= capacity</text:span><text:span text:style-name="T21">;</text:span><text:span text:style-name="T21"><text:line-break/></text:span><text:span text:style-name="T21"> <text:s/>return </text:span><text:span text:style-name="T23">s</text:span><text:span text:style-name="T21">;</text:span><text:span text:style-name="T21"><text:line-break/></text:span><text:span text:style-name="T23">}</text:span><text:span text:style-name="T23"><text:line-break/></text:span><text:span text:style-name="T23"><text:line-break/></text:span><text:span text:style-name="T27">// возвращает множество, состоящее из элементов массива a размера size</text:span><text:span text:style-name="T27"><text:line-break/></text:span><text:span text:style-name="T24">unordered_array_set </text:span><text:span text:style-name="T22">unordered_array_set_create_from_array</text:span><text:span text:style-name="T23">(</text:span><text:span text:style-name="T23"><text:line-break/></text:span><text:span text:style-name="T23"> <text:s/></text:span><text:span text:style-name="T21">const int </text:span><text:span text:style-name="T23">*a</text:span><text:span text:style-name="T21">, </text:span><text:span text:style-name="T24">size_t </text:span><text:span text:style-name="T23">size) {</text:span><text:span text:style-name="T23"><text:line-break/></text:span><text:span text:style-name="T23"> <text:s/></text:span><text:span text:style-name="T24">unordered_array_set </text:span><text:span text:style-name="T23">s = unordered_array_set_create(size)</text:span><text:span text:style-name="T21">;</text:span><text:span text:style-name="T21"><text:line-break/></text:span><text:span text:style-name="T21"> <text:s/>for </text:span><text:span text:style-name="T23">(</text:span><text:span text:style-name="T24">size_t </text:span><text:span text:style-name="T23">i = </text:span><text:span text:style-name="T25">0</text:span><text:span text:style-name="T21">; </text:span><text:span text:style-name="T23">i &lt; size</text:span><text:span text:style-name="T21">; </text:span><text:span text:style-name="T23">i++)</text:span><text:span text:style-name="T23"><text:line-break/></text:span><text:span text:style-name="T23"> <text:s text:c="3"/>s.</text:span><text:span text:style-name="T28">data</text:span><text:span text:style-name="T23">[i] = a[i]</text:span><text:span text:style-name="T21">;</text:span><text:span text:style-name="T21"><text:line-break/></text:span><text:span text:style-name="T21"> <text:s/></text:span><text:span text:style-name="T23">s.</text:span><text:span text:style-name="T28">size </text:span><text:span text:style-name="T23">= size</text:span><text:span text:style-name="T21">;</text:span><text:span text:style-name="T21"><text:line-break/></text:span><text:span text:style-name="T21"> <text:s/></text:span><text:span text:style-name="T23">s.</text:span><text:span text:style-name="T28">capacity </text:span><text:span text:style-name="T23">= size</text:span><text:span text:style-name="T21">;</text:span><text:span text:style-name="T21"><text:line-break/></text:span><text:span text:style-name="T21"> <text:s/>return </text:span><text:span text:style-name="T23">s</text:span><text:span text:style-name="T21">;</text:span><text:span text:style-name="T21"><text:line-break/></text:span><text:span text:style-name="T23">}</text:span><text:span text:style-name="T23"><text:line-break/></text:span><text:span text:style-name="T23"><text:line-break/></text:span><text:span text:style-name="T27">// возвращает позицию элемента в множестве,</text:span><text:span text:style-name="T27"><text:line-break/></text:span><text:span text:style-name="T27">// если значение value имеется в множестве set,</text:span><text:span text:style-name="T27"><text:line-break/></text:span><text:span text:style-name="T27">// иначе - n</text:span><text:span text:style-name="T27"><text:line-break/></text:span><text:span text:style-name="T24">size_t </text:span><text:span text:style-name="T22">unordered_array_set_in</text:span><text:span text:style-name="T23">(</text:span><text:span text:style-name="T24">unordered_array_set </text:span><text:span text:style-name="T23">*set</text:span><text:span text:style-name="T21">, int </text:span><text:span text:style-name="T23">value) {</text:span><text:span text:style-name="T23"><text:line-break/></text:span><text:span text:style-name="T23"> <text:s/></text:span><text:span text:style-name="T21">for </text:span><text:span text:style-name="T23">(</text:span><text:span text:style-name="T24">size_t </text:span><text:span text:style-name="T23">i = </text:span><text:span text:style-name="T25">0</text:span><text:span text:style-name="T21">; </text:span><text:span text:style-name="T23">i &lt; set-&gt;</text:span><text:span text:style-name="T28">size</text:span><text:span text:style-name="T21">; </text:span><text:span text:style-name="T23">i++)</text:span><text:span text:style-name="T23"><text:line-break/></text:span><text:span text:style-name="T23"> <text:s text:c="3"/></text:span><text:span text:style-name="T21">if </text:span><text:span text:style-name="T23">(set-&gt;</text:span><text:span text:style-name="T28">data</text:span><text:span text:style-name="T23">[i] == value)</text:span><text:span text:style-name="T23"><text:line-break/></text:span><text:span text:style-name="T23"> <text:s text:c="5"/></text:span><text:span text:style-name="T21">return </text:span><text:span text:style-name="T23">i</text:span><text:span text:style-name="T21">;</text:span><text:span text:style-name="T21"><text:line-break/></text:span><text:span text:style-name="T21"> <text:s/>return </text:span><text:span text:style-name="T23">set-&gt;</text:span><text:span text:style-name="T28">size</text:span><text:span text:style-name="T21">;</text:span><text:span text:style-name="T21"><text:line-break/></text:span><text:span text:style-name="T23">}</text:span><text:span text:style-name="T23"><text:line-break/></text:span><text:span text:style-name="T23"><text:line-break/></text:span><text:span text:style-name="T27">// возвращает значение ’истина’, если элементы множеств set1 и set2 равны</text:span><text:span text:style-name="T27"><text:line-break/></text:span><text:span text:style-name="T27">// иначе - ’ложь’</text:span><text:span text:style-name="T27"><text:line-break/></text:span><text:span text:style-name="T26">bool </text:span><text:span text:style-name="T22">unordered_array_set_isEqual</text:span><text:span text:style-name="T23">(</text:span><text:span text:style-name="T23"><text:line-break/></text:span><text:span text:style-name="T23"> <text:s/></text:span><text:span text:style-name="T24">unordered_array_set </text:span><text:span text:style-name="T23">set1</text:span><text:span text:style-name="T21">, </text:span><text:span text:style-name="T24">unordered_array_set </text:span><text:span text:style-name="T23">set2</text:span><text:span text:style-name="T23"><text:line-break/></text:span><text:span text:style-name="T23">) {</text:span><text:span text:style-name="T23"><text:line-break/></text:span><text:span text:style-name="T23"> <text:s/></text:span><text:span text:style-name="T21">return </text:span><text:span text:style-name="T23">set1.</text:span><text:span text:style-name="T28">size </text:span><text:span text:style-name="T23">== set2.</text:span><text:span text:style-name="T28">size </text:span><text:span text:style-name="T23">&amp;&amp; unordered_array_set_isSubset(set1</text:span><text:span text:style-name="T21">, </text:span><text:span text:style-name="T23">set2)</text:span><text:span text:style-name="T21">;</text:span><text:span text:style-name="T21"><text:line-break/></text:span><text:span text:style-name="T23">}</text:span><text:span text:style-name="T23"><text:line-break/></text:span><text:span text:style-name="T23"><text:line-break/></text:span><text:span text:style-name="T27">// возвращает значение ’истина’ если множество subset</text:span><text:span text:style-name="T27"><text:line-break/></text:span><text:span text:style-name="T27">// является подмножеством множества set, иначе - ’ложь’.</text:span><text:span text:style-name="T27"><text:line-break/></text:span><text:span text:style-name="T26">bool </text:span><text:span text:style-name="T22">unordered_array_set_isSubset</text:span><text:span text:style-name="T23">(</text:span><text:span text:style-name="T23"><text:line-break/></text:span><text:span text:style-name="T23"> <text:s/></text:span><text:span text:style-name="T24">unordered_array_set </text:span><text:span text:style-name="T23">subset</text:span><text:span text:style-name="T21">, </text:span><text:span text:style-name="T24">unordered_array_set </text:span><text:span text:style-name="T23">set</text:span><text:span text:style-name="T23"><text:line-break/></text:span><text:span text:style-name="T23">) {</text:span><text:span text:style-name="T23"><text:line-break/></text:span><text:span text:style-name="T23"> <text:s/></text:span><text:span text:style-name="T21">for </text:span><text:span text:style-name="T23">(</text:span><text:span text:style-name="T24">size_t </text:span><text:span text:style-name="T23">i = </text:span><text:span text:style-name="T25">0</text:span><text:span text:style-name="T21">; </text:span><text:span text:style-name="T23">i &lt; subset.</text:span><text:span text:style-name="T28">size</text:span><text:span text:style-name="T21">; </text:span><text:span text:style-name="T23">i++)</text:span><text:span text:style-name="T23"><text:line-break/></text:span><text:span text:style-name="T23"> <text:s text:c="3"/></text:span><text:span text:style-name="T21">if </text:span><text:span text:style-name="T23">(unordered_array_set_in(&amp;set</text:span><text:span text:style-name="T21">, </text:span><text:span text:style-name="T23">subset.</text:span><text:span text:style-name="T28">data</text:span><text:span text:style-name="T23">[i]) == set.</text:span><text:span text:style-name="T28">size</text:span><text:span text:style-name="T23">)</text:span><text:span text:style-name="T23"><text:line-break/></text:span><text:span text:style-name="T23"> <text:s text:c="5"/></text:span><text:span text:style-name="T21">return </text:span><text:span text:style-name="T26">false</text:span><text:span text:style-name="T21">;</text:span><text:span text:style-name="T21"><text:line-break/></text:span><text:span text:style-name="T21"> <text:s/>return </text:span><text:span text:style-name="T26">true</text:span><text:span text:style-name="T21">;</text:span><text:span text:style-name="T21"><text:line-break/></text:span><text:span text:style-name="T23">}</text:span><text:span text:style-name="T23"><text:line-break/></text:span><text:span text:style-name="T23"><text:line-break/></text:span><text:span text:style-name="T27">// возбуждает исключение, если в множество по адресу set</text:span><text:span text:style-name="T27"><text:line-break/></text:span><text:span text:style-name="T27">// нельзя вставить элемент</text:span><text:span text:style-name="T27"><text:line-break/></text:span><text:span text:style-name="T21">void </text:span><text:span text:style-name="T22">unordered_array_set_isAbleAppend</text:span><text:span text:style-name="T23">(</text:span><text:span text:style-name="T24">unordered_array_set </text:span><text:span text:style-name="T23">*set) {</text:span><text:span text:style-name="T23"><text:line-break/></text:span><text:span text:style-name="T23"> <text:s/></text:span><text:span text:style-name="T21">if </text:span><text:span text:style-name="T23">(set-&gt;</text:span><text:span text:style-name="T28">size </text:span><text:span text:style-name="T23">== set-&gt;</text:span><text:span text:style-name="T28">capacity</text:span><text:span text:style-name="T23">) {</text:span><text:span text:style-name="T23"><text:line-break/></text:span><text:span text:style-name="T23"> <text:s text:c="3"/>set-&gt;</text:span><text:span text:style-name="T28">data </text:span><text:span text:style-name="T23">= realloc(set-&gt;</text:span><text:span text:style-name="T28">data</text:span><text:span text:style-name="T21">, sizeof</text:span><text:span text:style-name="T23">(</text:span><text:span text:style-name="T21">int</text:span><text:span text:style-name="T23">) * (set-&gt;</text:span><text:span text:style-name="T28">size </text:span><text:span text:style-name="T23">+ </text:span><text:span text:style-name="T25">1</text:span><text:span text:style-name="T23">))</text:span><text:span text:style-name="T21">;</text:span><text:span text:style-name="T21"><text:line-break/></text:span><text:span text:style-name="T21"> <text:s text:c="3"/></text:span><text:span text:style-name="T23">set-&gt;</text:span><text:span text:style-name="T28">capacity</text:span><text:span text:style-name="T23">++</text:span><text:span text:style-name="T21">;</text:span><text:span text:style-name="T21"><text:line-break/></text:span><text:span text:style-name="T21"> <text:s/></text:span><text:span text:style-name="T23">}</text:span><text:span text:style-name="T23"><text:line-break/></text:span><text:span text:style-name="T23">}</text:span><text:span text:style-name="T23"><text:line-break/></text:span><text:span text:style-name="T23"><text:line-break/></text:span><text:span text:style-name="T23"><text:line-break/></text:span><text:span text:style-name="T2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custom-shape text:anchor-type="paragraph" draw:z-index="3" draw:name="Врезка 4" draw:style-name="gr17" draw:text-style-name="P29" svg:width="16.925cm" svg:height="25.995cm" svg:x="-0.053cm" svg:y="0.002cm"><text:p text:style-name="P28"><text:span text:style-name="T27">// добавляет элемент value в множество set </text:span><text:span text:style-name="T27"><text:line-break/></text:span><text:span text:style-name="T21">void </text:span><text:span text:style-name="T22">unordered_array_set_insert</text:span><text:span text:style-name="T23">( </text:span><text:span text:style-name="T23"><text:line-break/></text:span><text:span text:style-name="T23"> <text:s/></text:span><text:span text:style-name="T24">unordered_array_set </text:span><text:span text:style-name="T23">*set</text:span><text:span text:style-name="T21">, int </text:span><text:span text:style-name="T23">value </text:span><text:span text:style-name="T23"><text:line-break/></text:span><text:span text:style-name="T23">) { </text:span><text:span text:style-name="T23"><text:line-break/></text:span><text:span text:style-name="T23"> <text:s/>unordered_array_set_isAbleAppend(set)</text:span><text:span text:style-name="T21">; </text:span><text:span text:style-name="T21"><text:line-break/></text:span><text:span text:style-name="T21"> <text:s/>if </text:span><text:span text:style-name="T23">(isUniqueNumber(set-&gt;</text:span><text:span text:style-name="T28">data</text:span><text:span text:style-name="T21">, </text:span><text:span text:style-name="T23">set-&gt;</text:span><text:span text:style-name="T28">size</text:span><text:span text:style-name="T21">, </text:span><text:span text:style-name="T23">value)) </text:span><text:span text:style-name="T23"><text:line-break/></text:span><text:span text:style-name="T23"> <text:s text:c="3"/>set-&gt;</text:span><text:span text:style-name="T28">data</text:span><text:span text:style-name="T23">[set-&gt;</text:span><text:span text:style-name="T28">size</text:span><text:span text:style-name="T23">++] = value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7">// удаляет элемент value из множества set </text:span><text:span text:style-name="T27"><text:line-break/></text:span><text:span text:style-name="T21">void </text:span><text:span text:style-name="T22">unordered_array_set_deleteElement</text:span><text:span text:style-name="T23">( </text:span><text:span text:style-name="T23"><text:line-break/></text:span><text:span text:style-name="T23"> <text:s/></text:span><text:span text:style-name="T24">unordered_array_set </text:span><text:span text:style-name="T23">*set</text:span><text:span text:style-name="T21">, int </text:span><text:span text:style-name="T23">value </text:span><text:span text:style-name="T23"><text:line-break/></text:span><text:span text:style-name="T23">) { </text:span><text:span text:style-name="T23"><text:line-break/></text:span><text:span text:style-name="T23"> <text:s/></text:span><text:span text:style-name="T26">assert</text:span><text:span text:style-name="T23">(set-&gt;</text:span><text:span text:style-name="T28">size </text:span><text:span text:style-name="T23">&gt; </text:span><text:span text:style-name="T25">0</text:span><text:span text:style-name="T23">)</text:span><text:span text:style-name="T21">; </text:span><text:span text:style-name="T21"><text:line-break/></text:span><text:span text:style-name="T21"> <text:s/></text:span><text:span text:style-name="T24">size_t </text:span><text:span text:style-name="T23">index = unordered_array_set_in(set</text:span><text:span text:style-name="T21">, </text:span><text:span text:style-name="T23">value)</text:span><text:span text:style-name="T21">; </text:span><text:span text:style-name="T21"><text:line-break/></text:span><text:span text:style-name="T21"> <text:s/>if </text:span><text:span text:style-name="T23">(index != set-&gt;</text:span><text:span text:style-name="T28">size</text:span><text:span text:style-name="T23">) </text:span><text:span text:style-name="T23"><text:line-break/></text:span><text:span text:style-name="T23"> <text:s text:c="3"/>set-&gt;</text:span><text:span text:style-name="T28">data</text:span><text:span text:style-name="T23">[index] = set-&gt;</text:span><text:span text:style-name="T28">data</text:span><text:span text:style-name="T23">[--set-&gt;</text:span><text:span text:style-name="T28">size</text:span><text:span text:style-name="T23">]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7">// возвращает объединение множеств set1 и set2 </text:span><text:span text:style-name="T27"><text:line-break/></text:span><text:span text:style-name="T24">unordered_array_set </text:span><text:span text:style-name="T22">unordered_array_set_union</text:span><text:span text:style-name="T23">( </text:span><text:span text:style-name="T23"><text:line-break/></text:span><text:span text:style-name="T23"> <text:s/></text:span><text:span text:style-name="T24">unordered_array_set </text:span><text:span text:style-name="T23">set1</text:span><text:span text:style-name="T21">, </text:span><text:span text:style-name="T24">unordered_array_set </text:span><text:span text:style-name="T23">set2 </text:span><text:span text:style-name="T23"><text:line-break/></text:span><text:span text:style-name="T23">) { </text:span><text:span text:style-name="T23"><text:line-break/></text:span><text:span text:style-name="T23"> <text:s/></text:span><text:span text:style-name="T24">unordered_array_set </text:span><text:span text:style-name="T23">set3 = </text:span><text:span text:style-name="T23"><text:line-break/></text:span><text:span text:style-name="T23"> <text:s text:c="3"/>unordered_array_set_create(set1.</text:span><text:span text:style-name="T28">size </text:span><text:span text:style-name="T23">+ set2.</text:span><text:span text:style-name="T28">size</text:span><text:span text:style-name="T23">)</text:span><text:span text:style-name="T21">; </text:span><text:span text:style-name="T21"><text:line-break/></text:span><text:span text:style-name="T21"> <text:s/>for </text:span><text:span text:style-name="T23">(</text:span><text:span text:style-name="T24">size_t </text:span><text:span text:style-name="T23">i = </text:span><text:span text:style-name="T25">0</text:span><text:span text:style-name="T21">; </text:span><text:span text:style-name="T23">i &lt; set1.</text:span><text:span text:style-name="T28">size</text:span><text:span text:style-name="T21">; </text:span><text:span text:style-name="T23">i++) </text:span><text:span text:style-name="T23"><text:line-break/></text:span><text:span text:style-name="T23"> <text:s text:c="3"/>unordered_array_set_insert(&amp;set3</text:span><text:span text:style-name="T21">, </text:span><text:span text:style-name="T23">set1.</text:span><text:span text:style-name="T28">data</text:span><text:span text:style-name="T23">[i])</text:span><text:span text:style-name="T21">; </text:span><text:span text:style-name="T21"><text:line-break/></text:span><text:span text:style-name="T21"> <text:s/>for </text:span><text:span text:style-name="T23">(</text:span><text:span text:style-name="T24">size_t </text:span><text:span text:style-name="T23">i = </text:span><text:span text:style-name="T25">0</text:span><text:span text:style-name="T21">; </text:span><text:span text:style-name="T23">i &lt; set2.</text:span><text:span text:style-name="T28">size</text:span><text:span text:style-name="T21">; </text:span><text:span text:style-name="T23">i++) </text:span><text:span text:style-name="T23"><text:line-break/></text:span><text:span text:style-name="T23"> <text:s text:c="3"/>unordered_array_set_insert(&amp;set3</text:span><text:span text:style-name="T21">, </text:span><text:span text:style-name="T23">set2.</text:span><text:span text:style-name="T28">data</text:span><text:span text:style-name="T23">[i])</text:span><text:span text:style-name="T21">; </text:span><text:span text:style-name="T21"><text:line-break/></text:span><text:span text:style-name="T21"> <text:s/>return </text:span><text:span text:style-name="T23">set3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7">// возвращает пересечение множеств set1 и set2 </text:span><text:span text:style-name="T27"><text:line-break/></text:span><text:span text:style-name="T24">unordered_array_set </text:span><text:span text:style-name="T22">unordered_array_set_intersection</text:span><text:span text:style-name="T23">( </text:span><text:span text:style-name="T23"><text:line-break/></text:span><text:span text:style-name="T23"> <text:s/></text:span><text:span text:style-name="T24">unordered_array_set </text:span><text:span text:style-name="T23">set1</text:span><text:span text:style-name="T21">, </text:span><text:span text:style-name="T24">unordered_array_set </text:span><text:span text:style-name="T23">set2 </text:span><text:span text:style-name="T23"><text:line-break/></text:span><text:span text:style-name="T23">) { </text:span><text:span text:style-name="T23"><text:line-break/></text:span><text:span text:style-name="T23"> <text:s/></text:span><text:span text:style-name="T24">unordered_array_set </text:span><text:span text:style-name="T23">set3 = unordered_array_set_create(set1.</text:span><text:span text:style-name="T28">capacity</text:span><text:span text:style-name="T23">)</text:span><text:span text:style-name="T21">; </text:span><text:span text:style-name="T21"><text:line-break/></text:span><text:span text:style-name="T21"> <text:s/>for </text:span><text:span text:style-name="T23">(</text:span><text:span text:style-name="T24">size_t </text:span><text:span text:style-name="T23">i = </text:span><text:span text:style-name="T25">0</text:span><text:span text:style-name="T21">; </text:span><text:span text:style-name="T23">i &lt; set1.</text:span><text:span text:style-name="T28">size</text:span><text:span text:style-name="T21">; </text:span><text:span text:style-name="T23">i++) </text:span><text:span text:style-name="T23"><text:line-break/></text:span><text:span text:style-name="T23"> <text:s text:c="3"/></text:span><text:span text:style-name="T21">if </text:span><text:span text:style-name="T23">(unordered_array_set_in(&amp;set2</text:span><text:span text:style-name="T21">, </text:span><text:span text:style-name="T23">set1.</text:span><text:span text:style-name="T28">data</text:span><text:span text:style-name="T23">[i]) != set2.</text:span><text:span text:style-name="T28">size</text:span><text:span text:style-name="T23">) </text:span><text:span text:style-name="T23"><text:line-break/></text:span><text:span text:style-name="T23"> <text:s text:c="5"/>unordered_array_set_insert(&amp;set3</text:span><text:span text:style-name="T21">, </text:span><text:span text:style-name="T23">set1.</text:span><text:span text:style-name="T28">data</text:span><text:span text:style-name="T23">[i])</text:span><text:span text:style-name="T21">; </text:span><text:span text:style-name="T21"><text:line-break/></text:span><text:span text:style-name="T21"> <text:s/>return </text:span><text:span text:style-name="T23">set3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7">// возвращает разность множеств set1 и set2 </text:span><text:span text:style-name="T27"><text:line-break/></text:span><text:span text:style-name="T24">unordered_array_set </text:span><text:span text:style-name="T22">unordered_array_set_difference</text:span><text:span text:style-name="T23">( </text:span><text:span text:style-name="T23"><text:line-break/></text:span><text:span text:style-name="T23"> <text:s/></text:span><text:span text:style-name="T24">unordered_array_set </text:span><text:span text:style-name="T23">set1</text:span><text:span text:style-name="T21">, </text:span><text:span text:style-name="T24">unordered_array_set </text:span><text:span text:style-name="T23">set2 </text:span><text:span text:style-name="T23"><text:line-break/></text:span><text:span text:style-name="T23">) { </text:span><text:span text:style-name="T23"><text:line-break/></text:span><text:span text:style-name="T23"> <text:s/></text:span><text:span text:style-name="T24">unordered_array_set </text:span><text:span text:style-name="T23">set3 = unordered_array_set_create(set1.</text:span><text:span text:style-name="T28">capacity</text:span><text:span text:style-name="T23">)</text:span><text:span text:style-name="T21">; </text:span><text:span text:style-name="T21"><text:line-break/></text:span><text:span text:style-name="T21"> <text:s/>for </text:span><text:span text:style-name="T23">(</text:span><text:span text:style-name="T24">size_t </text:span><text:span text:style-name="T23">i = </text:span><text:span text:style-name="T25">0</text:span><text:span text:style-name="T21">; </text:span><text:span text:style-name="T23">i &lt; set1.</text:span><text:span text:style-name="T28">size</text:span><text:span text:style-name="T21">; </text:span><text:span text:style-name="T23">i++) { </text:span><text:span text:style-name="T23"><text:line-break/></text:span><text:span text:style-name="T23"> <text:s text:c="3"/></text:span><text:span text:style-name="T21">if </text:span><text:span text:style-name="T23">(unordered_array_set_in(&amp;set2</text:span><text:span text:style-name="T21">, </text:span><text:span text:style-name="T23">set1.</text:span><text:span text:style-name="T28">data</text:span><text:span text:style-name="T23">[i]) == set2.</text:span><text:span text:style-name="T28">size</text:span><text:span text:style-name="T23">) </text:span><text:span text:style-name="T23"><text:line-break/></text:span><text:span text:style-name="T23"> <text:s text:c="5"/>unordered_array_set_insert(&amp;set3</text:span><text:span text:style-name="T21">, </text:span><text:span text:style-name="T23">set1.</text:span><text:span text:style-name="T28">data</text:span><text:span text:style-name="T23">[i])</text:span><text:span text:style-name="T21">; </text:span><text:span text:style-name="T21"><text:line-break/></text:span><text:span text:style-name="T21"> <text:s/></text:span><text:span text:style-name="T23">} </text:span><text:span text:style-name="T23"><text:line-break/></text:span><text:span text:style-name="T23"> <text:s/></text:span><text:span text:style-name="T21">return </text:span><text:span text:style-name="T23">set3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7">// возвращает симметрическую разность множеств set1 и set2 </text:span><text:span text:style-name="T27"><text:line-break/></text:span><text:span text:style-name="T24">unordered_array_set </text:span><text:span text:style-name="T22">unordered_array_set_symmetricDifference</text:span><text:span text:style-name="T23">( </text:span><text:span text:style-name="T23"><text:line-break/></text:span><text:span text:style-name="T23"> <text:s/></text:span><text:span text:style-name="T24">unordered_array_set </text:span><text:span text:style-name="T23">set1</text:span><text:span text:style-name="T21">, </text:span><text:span text:style-name="T24">unordered_array_set </text:span><text:span text:style-name="T23">set2 </text:span><text:span text:style-name="T23"><text:line-break/></text:span><text:span text:style-name="T23">) { </text:span><text:span text:style-name="T23"><text:line-break/></text:span><text:span text:style-name="T23"> <text:s/></text:span><text:span text:style-name="T24">unordered_array_set </text:span><text:span text:style-name="T23">set3 = unordered_array_set_difference(set1</text:span><text:span text:style-name="T21">, </text:span><text:span text:style-name="T23">set2)</text:span><text:span text:style-name="T21">; </text:span><text:span text:style-name="T21"><text:line-break/></text:span><text:span text:style-name="T21"> <text:s/>for </text:span><text:span text:style-name="T23">(</text:span><text:span text:style-name="T24">size_t </text:span><text:span text:style-name="T23">i = </text:span><text:span text:style-name="T25">0</text:span><text:span text:style-name="T21">; </text:span><text:span text:style-name="T23">i &lt; set2.</text:span><text:span text:style-name="T28">size</text:span><text:span text:style-name="T21">; </text:span><text:span text:style-name="T23">i++) </text:span><text:span text:style-name="T23"><text:line-break/></text:span><text:span text:style-name="T23"> <text:s text:c="3"/></text:span><text:span text:style-name="T21">if </text:span><text:span text:style-name="T23">(unordered_array_set_in(&amp;set1</text:span><text:span text:style-name="T21">, </text:span><text:span text:style-name="T23">set2.</text:span><text:span text:style-name="T28">data</text:span><text:span text:style-name="T23">[i]) == set1.</text:span><text:span text:style-name="T28">size</text:span><text:span text:style-name="T23">) </text:span><text:span text:style-name="T23"><text:line-break/></text:span><text:span text:style-name="T23"> <text:s text:c="5"/>unordered_array_set_insert(&amp;set3</text:span><text:span text:style-name="T21">, </text:span><text:span text:style-name="T23">set2.</text:span><text:span text:style-name="T28">data</text:span><text:span text:style-name="T23">[i])</text:span><text:span text:style-name="T21">; </text:span><text:span text:style-name="T21"><text:line-break/></text:span><text:span text:style-name="T21"> <text:s/>return </text:span><text:span text:style-name="T23">set3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custom-shape text:anchor-type="paragraph" draw:z-index="10" draw:name="Врезка 11" draw:style-name="gr10" draw:text-style-name="P29" svg:width="16.925cm" svg:height="10.716cm" svg:x="-0.053cm" svg:y="0.002cm"><text:p text:style-name="P28"><text:span text:style-name="T27">// освобождает память, занимаемую множеством set </text:span><text:span text:style-name="T27"><text:line-break/></text:span><text:span text:style-name="T21">void </text:span><text:span text:style-name="T22">unordered_array_set_delete</text:span><text:span text:style-name="T23">(</text:span><text:span text:style-name="T24">unordered_array_set </text:span><text:span text:style-name="T23">set) { </text:span><text:span text:style-name="T23"><text:line-break/></text:span><text:span text:style-name="T23"> <text:s/>free(set.</text:span><text:span text:style-name="T28">data</text:span><text:span text:style-name="T23">)</text:span><text:span text:style-name="T21">; </text:span><text:span text:style-name="T21"><text:line-break/></text:span><text:span text:style-name="T21"> <text:s/></text:span><text:span text:style-name="T23">set.</text:span><text:span text:style-name="T28">size </text:span><text:span text:style-name="T23">= </text:span><text:span text:style-name="T25">0</text:span><text:span text:style-name="T21">; </text:span><text:span text:style-name="T21"><text:line-break/></text:span><text:span text:style-name="T21"> <text:s/></text:span><text:span text:style-name="T23">set.</text:span><text:span text:style-name="T28">capacity </text:span><text:span text:style-name="T23">= </text:span><text:span text:style-name="T25">0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7">// вывод множества set </text:span><text:span text:style-name="T27"><text:line-break/></text:span><text:span text:style-name="T21">void </text:span><text:span text:style-name="T22">unordered_array_set_print</text:span><text:span text:style-name="T23">(</text:span><text:span text:style-name="T24">unordered_array_set </text:span><text:span text:style-name="T23">set) { </text:span><text:span text:style-name="T23"><text:line-break/></text:span><text:span text:style-name="T23"> <text:s/>printf(</text:span><text:span text:style-name="T29">"["</text:span><text:span text:style-name="T23">)</text:span><text:span text:style-name="T21">; </text:span><text:span text:style-name="T21"><text:line-break/></text:span><text:span text:style-name="T21"> <text:s/>if </text:span><text:span text:style-name="T23">(set.</text:span><text:span text:style-name="T28">size </text:span><text:span text:style-name="T23">== </text:span><text:span text:style-name="T25">0</text:span><text:span text:style-name="T23">) </text:span><text:span text:style-name="T23"><text:line-break/></text:span><text:span text:style-name="T23"> <text:s text:c="3"/>printf(</text:span><text:span text:style-name="T29">"]"</text:span><text:span text:style-name="T23">)</text:span><text:span text:style-name="T21">; </text:span><text:span text:style-name="T21"><text:line-break/></text:span><text:span text:style-name="T21"> <text:s/>else </text:span><text:span text:style-name="T23">{ </text:span><text:span text:style-name="T23"><text:line-break/></text:span><text:span text:style-name="T23"> <text:s text:c="3"/></text:span><text:span text:style-name="T21">for </text:span><text:span text:style-name="T23">(</text:span><text:span text:style-name="T24">size_t </text:span><text:span text:style-name="T23">i = </text:span><text:span text:style-name="T25">0</text:span><text:span text:style-name="T21">; </text:span><text:span text:style-name="T23">i &lt; set.</text:span><text:span text:style-name="T28">size</text:span><text:span text:style-name="T21">; </text:span><text:span text:style-name="T23">i++) </text:span><text:span text:style-name="T23"><text:line-break/></text:span><text:span text:style-name="T23"> <text:s text:c="5"/>printf(</text:span><text:span text:style-name="T29">"%d, "</text:span><text:span text:style-name="T21">, </text:span><text:span text:style-name="T23">set.</text:span><text:span text:style-name="T28">data</text:span><text:span text:style-name="T23">[i])</text:span><text:span text:style-name="T21">; </text:span><text:span text:style-name="T21"><text:line-break/></text:span><text:span text:style-name="T21"> <text:s text:c="3"/></text:span><text:span text:style-name="T23">printf(</text:span><text:span text:style-name="T29">"</text:span><text:span text:style-name="T21">\b\b</text:span><text:span text:style-name="T29">]</text:span><text:span text:style-name="T21">\n</text:span><text:span text:style-name="T29">"</text:span><text:span text:style-name="T23">)</text:span><text:span text:style-name="T21">; </text:span><text:span text:style-name="T21"><text:line-break/></text:span><text:span text:style-name="T21"> <text:s/></text:span><text:span text:style-name="T23">} </text:span><text:span text:style-name="T23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7">// возвращает дополнение до универсума множества set </text:span><text:span text:style-name="T27"><text:line-break/></text:span><text:span text:style-name="T24">unordered_array_set </text:span><text:span text:style-name="T22">unordered_array_set_complement</text:span><text:span text:style-name="T23">( </text:span><text:span text:style-name="T23"><text:line-break/></text:span><text:span text:style-name="T23"> <text:s/></text:span><text:span text:style-name="T24">unordered_array_set </text:span><text:span text:style-name="T23">universumSet</text:span><text:span text:style-name="T21">, </text:span><text:span text:style-name="T24">unordered_array_set </text:span><text:span text:style-name="T23">set </text:span><text:span text:style-name="T23"><text:line-break/></text:span><text:span text:style-name="T23">) { </text:span><text:span text:style-name="T23"><text:line-break/></text:span><text:span text:style-name="T23"> <text:s/></text:span><text:span text:style-name="T21">return </text:span><text:span text:style-name="T23">(</text:span><text:span text:style-name="T24">unordered_array_set</text:span><text:span text:style-name="T23">) </text:span><text:span text:style-name="T23"><text:line-break/></text:span><text:span text:style-name="T23"> <text:s text:c="3"/>unordered_array_set_difference(universumSet</text:span><text:span text:style-name="T21">, </text:span><text:span text:style-name="T23">set)</text:span><text:span text:style-name="T21">; </text:span><text:span text:style-name="T21"><text:line-break/></text:span><text:span text:style-name="T23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Тесты <text:span text:style-name="T5">для неупорядоченного массива</text:span>:</text:p>
      <text:p text:style-name="P16"><draw:custom-shape text:anchor-type="paragraph" draw:z-index="4" draw:name="Врезка 5" draw:style-name="gr16" draw:text-style-name="P29" svg:width="16.925cm" svg:height="22.669cm" svg:x="-0.053cm" svg:y="0.002cm"><text:p text:style-name="P28"><text:span text:style-name="T30">#include </text:span><text:span text:style-name="T29">"bitSet.h"</text:span><text:span text:style-name="T29"><text:line-break/></text:span><text:span text:style-name="T30">#include </text:span><text:span text:style-name="T29">"unorderedset.h"</text:span><text:span text:style-name="T29"><text:line-break/></text:span><text:span text:style-name="T30">#include </text:span><text:span text:style-name="T29">"orderedarrayset.h"</text:span><text:span text:style-name="T29"><text:line-break/></text:span><text:span text:style-name="T29"><text:line-break/></text:span><text:span text:style-name="T29"><text:line-break/></text:span><text:span text:style-name="T21">void </text:span><text:span text:style-name="T22">test_unordered_array_set_in1</text:span><text:span text:style-name="T23">() {</text:span><text:span text:style-name="T23"><text:line-break/></text:span><text:span text:style-name="T23"> <text:s/></text:span><text:span text:style-name="T24">unordered_array_set </text:span><text:span text:style-name="T23">set =</text:span><text:span text:style-name="T23"><text:line-break/></text:span><text:span text:style-name="T23"> <text:s text:c="3"/>unordered_array_set_create_from_array((</text:span><text:span text:style-name="T21">int</text:span><text:span text:style-name="T23">[]) {</text:span><text:span text:style-name="T25">1</text:span><text:span text:style-name="T21">, </text:span><text:span text:style-name="T25">2</text:span><text:span text:style-name="T23">}</text:span><text:span text:style-name="T21">, </text:span><text:span text:style-name="T25">2</text:span><text:span text:style-name="T23">)</text:span><text:span text:style-name="T21">;</text:span><text:span text:style-name="T21"><text:line-break/></text:span><text:span text:style-name="T21"> <text:s/></text:span><text:span text:style-name="T24">size_t </text:span><text:span text:style-name="T23">resTest = </text:span><text:span text:style-name="T25">1</text:span><text:span text:style-name="T21">;</text:span><text:span text:style-name="T21"><text:line-break/></text:span><text:span text:style-name="T21"> <text:s/></text:span><text:span text:style-name="T26">assert</text:span><text:span text:style-name="T23">(unordered_array_set_in(&amp;set</text:span><text:span text:style-name="T21">, </text:span><text:span text:style-name="T25">2</text:span><text:span text:style-name="T23">) == resTest)</text:span><text:span text:style-name="T21">;</text:span><text:span text:style-name="T21"><text:line-break/></text:span><text:span text:style-name="T21"><text:line-break/></text:span><text:span text:style-name="T21"> <text:s/></text:span><text:span text:style-name="T23">unordered_array_set_delete(set)</text:span><text:span text:style-name="T21">;</text:span><text:span text:style-name="T21"><text:line-break/></text:span><text:span text:style-name="T23">}</text:span><text:span text:style-name="T23"><text:line-break/></text:span><text:span text:style-name="T23"><text:line-break/></text:span><text:span text:style-name="T21">void </text:span><text:span text:style-name="T22">test_unordered_array_set_in2</text:span><text:span text:style-name="T23">() {</text:span><text:span text:style-name="T23"><text:line-break/></text:span><text:span text:style-name="T23"> <text:s/></text:span><text:span text:style-name="T24">unordered_array_set </text:span><text:span text:style-name="T23">set =</text:span><text:span text:style-name="T23"><text:line-break/></text:span><text:span text:style-name="T23"> <text:s text:c="3"/>unordered_array_set_create_from_array((</text:span><text:span text:style-name="T21">int</text:span><text:span text:style-name="T23">[]) {</text:span><text:span text:style-name="T25">1</text:span><text:span text:style-name="T21">, </text:span><text:span text:style-name="T25">2</text:span><text:span text:style-name="T23">}</text:span><text:span text:style-name="T21">, </text:span><text:span text:style-name="T25">2</text:span><text:span text:style-name="T23">)</text:span><text:span text:style-name="T21">;</text:span><text:span text:style-name="T21"><text:line-break/></text:span><text:span text:style-name="T21"> <text:s/></text:span><text:span text:style-name="T24">size_t </text:span><text:span text:style-name="T23">resTest = </text:span><text:span text:style-name="T25">2</text:span><text:span text:style-name="T21">;</text:span><text:span text:style-name="T21"><text:line-break/></text:span><text:span text:style-name="T21"> <text:s/></text:span><text:span text:style-name="T26">assert</text:span><text:span text:style-name="T23">(unordered_array_set_in(&amp;set</text:span><text:span text:style-name="T21">, </text:span><text:span text:style-name="T25">3</text:span><text:span text:style-name="T23">) == resTest)</text:span><text:span text:style-name="T21">;</text:span><text:span text:style-name="T21"><text:line-break/></text:span><text:span text:style-name="T21"><text:line-break/></text:span><text:span text:style-name="T21"> <text:s/></text:span><text:span text:style-name="T23">unordered_array_set_delete(set)</text:span><text:span text:style-name="T21">;</text:span><text:span text:style-name="T21"><text:line-break/></text:span><text:span text:style-name="T23">}</text:span><text:span text:style-name="T23"><text:line-break/></text:span><text:span text:style-name="T23"><text:line-break/></text:span><text:span text:style-name="T21">void </text:span><text:span text:style-name="T22">test_unordered_array_set_in</text:span><text:span text:style-name="T23">() {</text:span><text:span text:style-name="T23"><text:line-break/></text:span><text:span text:style-name="T23"> <text:s/>test_unordered_array_set_in1()</text:span><text:span text:style-name="T21">;</text:span><text:span text:style-name="T21"><text:line-break/></text:span><text:span text:style-name="T21"> <text:s/></text:span><text:span text:style-name="T23">test_unordered_array_set_in2()</text:span><text:span text:style-name="T21">;</text:span><text:span text:style-name="T21"><text:line-break/></text:span><text:span text:style-name="T23">}</text:span><text:span text:style-name="T23"><text:line-break/></text:span><text:span text:style-name="T23"><text:line-break/></text:span><text:span text:style-name="T21">void </text:span><text:span text:style-name="T22">test_unordered_array_set_isSubset1</text:span><text:span text:style-name="T23">() {</text:span><text:span text:style-name="T23"><text:line-break/></text:span><text:span text:style-name="T23"> <text:s/></text:span><text:span text:style-name="T24">unordered_array_set </text:span><text:span text:style-name="T23">set =</text:span><text:span text:style-name="T23"><text:line-break/></text:span><text:span text:style-name="T23"> <text:s text:c="3"/>unordered_array_set_create_from_array((</text:span><text:span text:style-name="T21">int</text:span><text:span text:style-name="T23">[]) {</text:span><text:span text:style-name="T25">1</text:span><text:span text:style-name="T21">, </text:span><text:span text:style-name="T25">2</text:span><text:span text:style-name="T21">, </text:span><text:span text:style-name="T25">3</text:span><text:span text:style-name="T21">, </text:span><text:span text:style-name="T25">4</text:span><text:span text:style-name="T21">, </text:span><text:span text:style-name="T25">5</text:span><text:span text:style-name="T23">}</text:span><text:span text:style-name="T21">, </text:span><text:span text:style-name="T25">5</text:span><text:span text:style-name="T23">)</text:span><text:span text:style-name="T21">;</text:span><text:span text:style-name="T21"><text:line-break/></text:span><text:span text:style-name="T21"> <text:s/></text:span><text:span text:style-name="T24">unordered_array_set </text:span><text:span text:style-name="T23">subset =</text:span><text:span text:style-name="T23"><text:line-break/></text:span><text:span text:style-name="T23"> <text:s text:c="3"/>unordered_array_set_create_from_array((</text:span><text:span text:style-name="T21">int</text:span><text:span text:style-name="T23">[]) {</text:span><text:span text:style-name="T25">2</text:span><text:span text:style-name="T21">, </text:span><text:span text:style-name="T25">3</text:span><text:span text:style-name="T21">, </text:span><text:span text:style-name="T25">4</text:span><text:span text:style-name="T23">}</text:span><text:span text:style-name="T21">, </text:span><text:span text:style-name="T25">3</text:span><text:span text:style-name="T23">)</text:span><text:span text:style-name="T21">;</text:span><text:span text:style-name="T21"><text:line-break/></text:span><text:span text:style-name="T21"> <text:s/></text:span><text:span text:style-name="T26">bool </text:span><text:span text:style-name="T23">isSubset = </text:span><text:span text:style-name="T26">true</text:span><text:span text:style-name="T21">;</text:span><text:span text:style-name="T21"><text:line-break/></text:span><text:span text:style-name="T21"> <text:s/></text:span><text:span text:style-name="T26">assert</text:span><text:span text:style-name="T23">(unordered_array_set_isSubset(subset</text:span><text:span text:style-name="T21">, </text:span><text:span text:style-name="T23">set) == isSubset)</text:span><text:span text:style-name="T21">;</text:span><text:span text:style-name="T21"><text:line-break/></text:span><text:span text:style-name="T21"><text:line-break/></text:span><text:span text:style-name="T21"> <text:s/></text:span><text:span text:style-name="T23">unordered_array_set_delete(set)</text:span><text:span text:style-name="T21">;</text:span><text:span text:style-name="T21"><text:line-break/></text:span><text:span text:style-name="T21"> <text:s/></text:span><text:span text:style-name="T23">unordered_array_set_delete(subset)</text:span><text:span text:style-name="T21">;</text:span><text:span text:style-name="T21"><text:line-break/></text:span><text:span text:style-name="T23">}</text:span><text:span text:style-name="T23"><text:line-break/></text:span><text:span text:style-name="T23"><text:line-break/></text:span><text:span text:style-name="T21">void </text:span><text:span text:style-name="T22">test_unordered_array_set_isSubset2</text:span><text:span text:style-name="T23">() {</text:span><text:span text:style-name="T23"><text:line-break/></text:span><text:span text:style-name="T23"> <text:s/></text:span><text:span text:style-name="T24">unordered_array_set </text:span><text:span text:style-name="T23">set =</text:span><text:span text:style-name="T23"><text:line-break/></text:span><text:span text:style-name="T23"> <text:s text:c="3"/>unordered_array_set_create_from_array((</text:span><text:span text:style-name="T21">int</text:span><text:span text:style-name="T23">[]) {</text:span><text:span text:style-name="T25">1</text:span><text:span text:style-name="T21">, </text:span><text:span text:style-name="T25">2</text:span><text:span text:style-name="T21">, </text:span><text:span text:style-name="T25">3</text:span><text:span text:style-name="T21">, </text:span><text:span text:style-name="T25">9</text:span><text:span text:style-name="T21">, </text:span><text:span text:style-name="T25">5</text:span><text:span text:style-name="T23">}</text:span><text:span text:style-name="T21">, </text:span><text:span text:style-name="T25">5</text:span><text:span text:style-name="T23">)</text:span><text:span text:style-name="T21">;</text:span><text:span text:style-name="T21"><text:line-break/></text:span><text:span text:style-name="T21"> <text:s/></text:span><text:span text:style-name="T24">unordered_array_set </text:span><text:span text:style-name="T23">subset =</text:span><text:span text:style-name="T23"><text:line-break/></text:span><text:span text:style-name="T23"> <text:s text:c="3"/>unordered_array_set_create_from_array((</text:span><text:span text:style-name="T21">int</text:span><text:span text:style-name="T23">[]) {</text:span><text:span text:style-name="T25">2</text:span><text:span text:style-name="T21">, </text:span><text:span text:style-name="T25">3</text:span><text:span text:style-name="T21">, </text:span><text:span text:style-name="T25">4</text:span><text:span text:style-name="T23">}</text:span><text:span text:style-name="T21">, </text:span><text:span text:style-name="T25">3</text:span><text:span text:style-name="T23">)</text:span><text:span text:style-name="T21">;</text:span><text:span text:style-name="T21"><text:line-break/></text:span><text:span text:style-name="T21"> <text:s/></text:span><text:span text:style-name="T26">bool </text:span><text:span text:style-name="T23">isSubset = </text:span><text:span text:style-name="T26">false</text:span><text:span text:style-name="T21">;</text:span><text:span text:style-name="T21"><text:line-break/></text:span><text:span text:style-name="T21"> <text:s/></text:span><text:span text:style-name="T26">assert</text:span><text:span text:style-name="T23">(unordered_array_set_isSubset(subset</text:span><text:span text:style-name="T21">, </text:span><text:span text:style-name="T23">set) == isSubset)</text:span><text:span text:style-name="T21">;</text:span><text:span text:style-name="T21"><text:line-break/></text:span><text:span text:style-name="T21"><text:line-break/></text:span><text:span text:style-name="T21"> <text:s/></text:span><text:span text:style-name="T23">unordered_array_set_delete(set)</text:span><text:span text:style-name="T21">;</text:span><text:span text:style-name="T21"><text:line-break/></text:span><text:span text:style-name="T21"> <text:s/></text:span><text:span text:style-name="T23">unordered_array_set_delete(subset)</text:span><text:span text:style-name="T21">;</text:span><text:span text:style-name="T21"><text:line-break/></text:span><text:span text:style-name="T23">}</text:span><text:span text:style-name="T23"><text:line-break/></text:span><text:span text:style-name="T23"><text:line-break/></text:span><text:span text:style-name="T21">void </text:span><text:span text:style-name="T22">test_unordered_array_set_isSubset</text:span><text:span text:style-name="T23">() {</text:span><text:span text:style-name="T23"><text:line-break/></text:span><text:span text:style-name="T23"> <text:s/>test_unordered_array_set_isSubset1()</text:span><text:span text:style-name="T21">;</text:span><text:span text:style-name="T21"><text:line-break/></text:span><text:span text:style-name="T21"> <text:s/></text:span><text:span text:style-name="T23">test_unordered_array_set_isSubset2()</text:span><text:span text:style-name="T21">;</text:span><text:span text:style-name="T21"><text:line-break/></text:span><text:span text:style-name="T23">}</text:span><text:span text:style-name="T23"><text:line-break/></text:span><text:span text:style-name="T23"><text:line-break/></text:span><text:span text:style-name="T2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custom-shape text:anchor-type="paragraph" draw:z-index="5" draw:name="Врезка 6" draw:style-name="gr15" draw:text-style-name="P29" svg:width="16.925cm" svg:height="27.188cm" svg:x="-0.053cm" svg:y="0.002cm"><text:p text:style-name="P28"><text:span text:style-name="T21">void </text:span><text:span text:style-name="T22">test_unordered_array_set_insert1</text:span><text:span text:style-name="T23">() { </text:span><text:span text:style-name="T23"><text:line-break/></text:span><text:span text:style-name="T23"> <text:s/></text:span><text:span text:style-name="T24">unordered_array_set </text:span><text:span text:style-name="T23">set = </text:span><text:span text:style-name="T23"><text:line-break/></text:span><text:span text:style-name="T23"> <text:s text:c="3"/>unordered_array_set_create(</text:span><text:span text:style-name="T25">1</text:span><text:span text:style-name="T23">)</text:span><text:span text:style-name="T21">; </text:span><text:span text:style-name="T21"><text:line-break/></text:span><text:span text:style-name="T21"> <text:s/></text:span><text:span text:style-name="T23">unordered_array_set_insert(&amp;set</text:span><text:span text:style-name="T21">, </text:span><text:span text:style-name="T25">4</text:span><text:span text:style-name="T23">)</text:span><text:span text:style-name="T21">; </text:span><text:span text:style-name="T21"><text:line-break/></text:span><text:span text:style-name="T21"> <text:s/></text:span><text:span text:style-name="T24">unordered_array_set </text:span><text:span text:style-name="T23">resSet = </text:span><text:span text:style-name="T23"><text:line-break/></text:span><text:span text:style-name="T23"> <text:s text:c="3"/>unordered_array_set_create_from_array((</text:span><text:span text:style-name="T21">int</text:span><text:span text:style-name="T23">[]) {</text:span><text:span text:style-name="T25">4</text:span><text:span text:style-name="T23">}</text:span><text:span text:style-name="T21">, </text:span><text:span text:style-name="T25">1</text:span><text:span text:style-name="T23">)</text:span><text:span text:style-name="T21">; </text:span><text:span text:style-name="T21"><text:line-break/></text:span><text:span text:style-name="T21"> <text:s/></text:span><text:span text:style-name="T26">assert</text:span><text:span text:style-name="T23">(unordered_array_set_isEqual(set</text:span><text:span text:style-name="T21">, </text:span><text:span text:style-name="T23">resSet))</text:span><text:span text:style-name="T21">; </text:span><text:span text:style-name="T21"><text:line-break/></text:span><text:span text:style-name="T21"> </text:span><text:span text:style-name="T21"><text:line-break/></text:span><text:span text:style-name="T21"> <text:s/></text:span><text:span text:style-name="T23">unordered_array_set_delete(set)</text:span><text:span text:style-name="T21">; </text:span><text:span text:style-name="T21"><text:line-break/></text:span><text:span text:style-name="T21"> <text:s/></text:span><text:span text:style-name="T23">unordered_array_set_delete(resSet)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1">void </text:span><text:span text:style-name="T22">test_unordered_array_set_insert2</text:span><text:span text:style-name="T23">() { </text:span><text:span text:style-name="T23"><text:line-break/></text:span><text:span text:style-name="T23"> <text:s/></text:span><text:span text:style-name="T24">unordered_array_set </text:span><text:span text:style-name="T23">set = </text:span><text:span text:style-name="T23"><text:line-break/></text:span><text:span text:style-name="T23"> <text:s text:c="3"/>unordered_array_set_create(</text:span><text:span text:style-name="T25">5</text:span><text:span text:style-name="T23">)</text:span><text:span text:style-name="T21">; </text:span><text:span text:style-name="T21"><text:line-break/></text:span><text:span text:style-name="T21"> <text:s/></text:span><text:span text:style-name="T23">unordered_array_set_insert(&amp;set</text:span><text:span text:style-name="T21">, </text:span><text:span text:style-name="T25">4</text:span><text:span text:style-name="T23">)</text:span><text:span text:style-name="T21">; </text:span><text:span text:style-name="T21"><text:line-break/></text:span><text:span text:style-name="T21"> <text:s/></text:span><text:span text:style-name="T23">unordered_array_set_insert(&amp;set</text:span><text:span text:style-name="T21">, </text:span><text:span text:style-name="T25">56</text:span><text:span text:style-name="T23">)</text:span><text:span text:style-name="T21">; </text:span><text:span text:style-name="T21"><text:line-break/></text:span><text:span text:style-name="T21"> <text:s/></text:span><text:span text:style-name="T23">unordered_array_set_insert(&amp;set</text:span><text:span text:style-name="T21">, </text:span><text:span text:style-name="T25">1000</text:span><text:span text:style-name="T23">)</text:span><text:span text:style-name="T21">; </text:span><text:span text:style-name="T21"><text:line-break/></text:span><text:span text:style-name="T21"> <text:s/></text:span><text:span text:style-name="T23">unordered_array_set_insert(&amp;set</text:span><text:span text:style-name="T21">, </text:span><text:span text:style-name="T23">-</text:span><text:span text:style-name="T25">42</text:span><text:span text:style-name="T23">)</text:span><text:span text:style-name="T21">; </text:span><text:span text:style-name="T21"><text:line-break/></text:span><text:span text:style-name="T21"> <text:s/></text:span><text:span text:style-name="T23">unordered_array_set_insert(&amp;set</text:span><text:span text:style-name="T21">, </text:span><text:span text:style-name="T25">42</text:span><text:span text:style-name="T23">)</text:span><text:span text:style-name="T21">; </text:span><text:span text:style-name="T21"><text:line-break/></text:span><text:span text:style-name="T21"> <text:s/></text:span><text:span text:style-name="T24">unordered_array_set </text:span><text:span text:style-name="T23">resSet = </text:span><text:span text:style-name="T23"><text:line-break/></text:span><text:span text:style-name="T23"> <text:s text:c="3"/>unordered_array_set_create_from_array((</text:span><text:span text:style-name="T21">int</text:span><text:span text:style-name="T23">[]) {</text:span><text:span text:style-name="T25">42</text:span><text:span text:style-name="T21">, </text:span><text:span text:style-name="T23">-</text:span><text:span text:style-name="T25">42</text:span><text:span text:style-name="T21">, </text:span><text:span text:style-name="T25">1000</text:span><text:span text:style-name="T21">, </text:span><text:span text:style-name="T25">56</text:span><text:span text:style-name="T21">, </text:span><text:span text:style-name="T25">4</text:span><text:span text:style-name="T23">}</text:span><text:span text:style-name="T21">, </text:span><text:span text:style-name="T25">5</text:span><text:span text:style-name="T23">)</text:span><text:span text:style-name="T21">; </text:span><text:span text:style-name="T21"><text:line-break/></text:span><text:span text:style-name="T21"> <text:s/></text:span><text:span text:style-name="T26">assert</text:span><text:span text:style-name="T23">(unordered_array_set_isEqual(set</text:span><text:span text:style-name="T21">, </text:span><text:span text:style-name="T23">resSet))</text:span><text:span text:style-name="T21">; </text:span><text:span text:style-name="T21"><text:line-break/></text:span><text:span text:style-name="T21"> </text:span><text:span text:style-name="T21"><text:line-break/></text:span><text:span text:style-name="T21"> <text:s/></text:span><text:span text:style-name="T23">unordered_array_set_delete(set)</text:span><text:span text:style-name="T21">; </text:span><text:span text:style-name="T21"><text:line-break/></text:span><text:span text:style-name="T21"> <text:s/></text:span><text:span text:style-name="T23">unordered_array_set_delete(resSet)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1">void </text:span><text:span text:style-name="T22">test_unordered_array_set_insert</text:span><text:span text:style-name="T23">() { </text:span><text:span text:style-name="T23"><text:line-break/></text:span><text:span text:style-name="T23"> <text:s/>test_unordered_array_set_insert1()</text:span><text:span text:style-name="T21">; </text:span><text:span text:style-name="T21"><text:line-break/></text:span><text:span text:style-name="T21"> <text:s/></text:span><text:span text:style-name="T23">test_unordered_array_set_insert2()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1">void </text:span><text:span text:style-name="T22">test_unordered_array_set_deleteElement1</text:span><text:span text:style-name="T23">() { </text:span><text:span text:style-name="T23"><text:line-break/></text:span><text:span text:style-name="T23"> <text:s/></text:span><text:span text:style-name="T24">unordered_array_set </text:span><text:span text:style-name="T23">set = </text:span><text:span text:style-name="T23"><text:line-break/></text:span><text:span text:style-name="T23"> <text:s text:c="3"/>unordered_array_set_create_from_array((</text:span><text:span text:style-name="T21">int</text:span><text:span text:style-name="T23">[]) {</text:span><text:span text:style-name="T25">1</text:span><text:span text:style-name="T21">, </text:span><text:span text:style-name="T25">2</text:span><text:span text:style-name="T21">, </text:span><text:span text:style-name="T25">3</text:span><text:span text:style-name="T23">}</text:span><text:span text:style-name="T21">, </text:span><text:span text:style-name="T25">3</text:span><text:span text:style-name="T23">)</text:span><text:span text:style-name="T21">; </text:span><text:span text:style-name="T21"><text:line-break/></text:span><text:span text:style-name="T21"> <text:s/></text:span><text:span text:style-name="T23">unordered_array_set_deleteElement(&amp;set</text:span><text:span text:style-name="T21">, </text:span><text:span text:style-name="T25">2</text:span><text:span text:style-name="T23">)</text:span><text:span text:style-name="T21">; </text:span><text:span text:style-name="T21"><text:line-break/></text:span><text:span text:style-name="T21"> <text:s/></text:span><text:span text:style-name="T24">unordered_array_set </text:span><text:span text:style-name="T23">resSet = </text:span><text:span text:style-name="T23"><text:line-break/></text:span><text:span text:style-name="T23"> <text:s text:c="3"/>unordered_array_set_create_from_array((</text:span><text:span text:style-name="T21">int</text:span><text:span text:style-name="T23">[]) {</text:span><text:span text:style-name="T25">1</text:span><text:span text:style-name="T21">, </text:span><text:span text:style-name="T25">3</text:span><text:span text:style-name="T23">}</text:span><text:span text:style-name="T21">, </text:span><text:span text:style-name="T25">2</text:span><text:span text:style-name="T23">)</text:span><text:span text:style-name="T21">; </text:span><text:span text:style-name="T21"><text:line-break/></text:span><text:span text:style-name="T21"> <text:s/></text:span><text:span text:style-name="T26">assert</text:span><text:span text:style-name="T23">(unordered_array_set_isEqual(set</text:span><text:span text:style-name="T21">, </text:span><text:span text:style-name="T23">resSet))</text:span><text:span text:style-name="T21">; </text:span><text:span text:style-name="T21"><text:line-break/></text:span><text:span text:style-name="T21"> </text:span><text:span text:style-name="T21"><text:line-break/></text:span><text:span text:style-name="T21"> <text:s/></text:span><text:span text:style-name="T23">unordered_array_set_delete(set)</text:span><text:span text:style-name="T21">; </text:span><text:span text:style-name="T21"><text:line-break/></text:span><text:span text:style-name="T21"> <text:s/></text:span><text:span text:style-name="T23">unordered_array_set_delete(resSet)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1">void </text:span><text:span text:style-name="T22">test_unordered_array_set_deleteElement2</text:span><text:span text:style-name="T23">() { </text:span><text:span text:style-name="T23"><text:line-break/></text:span><text:span text:style-name="T23"> <text:s/></text:span><text:span text:style-name="T24">unordered_array_set </text:span><text:span text:style-name="T23">set = </text:span><text:span text:style-name="T23"><text:line-break/></text:span><text:span text:style-name="T23"> <text:s text:c="3"/>unordered_array_set_create_from_array((</text:span><text:span text:style-name="T21">int</text:span><text:span text:style-name="T23">[]) {</text:span><text:span text:style-name="T25">1</text:span><text:span text:style-name="T21">, </text:span><text:span text:style-name="T25">2</text:span><text:span text:style-name="T21">, </text:span><text:span text:style-name="T25">3</text:span><text:span text:style-name="T23">}</text:span><text:span text:style-name="T21">, </text:span><text:span text:style-name="T25">3</text:span><text:span text:style-name="T23">)</text:span><text:span text:style-name="T21">; </text:span><text:span text:style-name="T21"><text:line-break/></text:span><text:span text:style-name="T21"> <text:s/></text:span><text:span text:style-name="T23">unordered_array_set_deleteElement(&amp;set</text:span><text:span text:style-name="T21">, </text:span><text:span text:style-name="T25">2</text:span><text:span text:style-name="T23">)</text:span><text:span text:style-name="T21">; </text:span><text:span text:style-name="T21"><text:line-break/></text:span><text:span text:style-name="T21"> <text:s/></text:span><text:span text:style-name="T23">unordered_array_set_deleteElement(&amp;set</text:span><text:span text:style-name="T21">, </text:span><text:span text:style-name="T25">1</text:span><text:span text:style-name="T23">)</text:span><text:span text:style-name="T21">; </text:span><text:span text:style-name="T21"><text:line-break/></text:span><text:span text:style-name="T21"> <text:s/></text:span><text:span text:style-name="T23">unordered_array_set_deleteElement(&amp;set</text:span><text:span text:style-name="T21">, </text:span><text:span text:style-name="T25">4</text:span><text:span text:style-name="T23">)</text:span><text:span text:style-name="T21">; </text:span><text:span text:style-name="T21"><text:line-break/></text:span><text:span text:style-name="T21"> <text:s/></text:span><text:span text:style-name="T24">unordered_array_set </text:span><text:span text:style-name="T23">resSet = </text:span><text:span text:style-name="T23"><text:line-break/></text:span><text:span text:style-name="T23"> <text:s text:c="3"/>unordered_array_set_create_from_array((</text:span><text:span text:style-name="T21">int</text:span><text:span text:style-name="T23">[]) {</text:span><text:span text:style-name="T25">3</text:span><text:span text:style-name="T23">}</text:span><text:span text:style-name="T21">, </text:span><text:span text:style-name="T25">1</text:span><text:span text:style-name="T23">)</text:span><text:span text:style-name="T21">; </text:span><text:span text:style-name="T21"><text:line-break/></text:span><text:span text:style-name="T21"> <text:s/></text:span><text:span text:style-name="T26">assert</text:span><text:span text:style-name="T23">(unordered_array_set_isEqual(set</text:span><text:span text:style-name="T21">, </text:span><text:span text:style-name="T23">resSet))</text:span><text:span text:style-name="T21">; </text:span><text:span text:style-name="T21"><text:line-break/></text:span><text:span text:style-name="T21"> </text:span><text:span text:style-name="T21"><text:line-break/></text:span><text:span text:style-name="T21"> <text:s/></text:span><text:span text:style-name="T23">unordered_array_set_delete(set)</text:span><text:span text:style-name="T21">; </text:span><text:span text:style-name="T21"><text:line-break/></text:span><text:span text:style-name="T21"> <text:s/></text:span><text:span text:style-name="T23">unordered_array_set_delete(resSet)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1">void </text:span><text:span text:style-name="T22">test_unordered_array_set_deleteElement</text:span><text:span text:style-name="T23">() { </text:span><text:span text:style-name="T23"><text:line-break/></text:span><text:span text:style-name="T23"> <text:s/>test_unordered_array_set_deleteElement1()</text:span><text:span text:style-name="T21">; </text:span><text:span text:style-name="T21"><text:line-break/></text:span><text:span text:style-name="T21"> <text:s/></text:span><text:span text:style-name="T23">test_unordered_array_set_deleteElement2()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custom-shape text:anchor-type="paragraph" draw:z-index="6" draw:name="Врезка 7" draw:style-name="gr14" draw:text-style-name="P29" svg:width="16.925cm" svg:height="24.05cm" svg:x="-0.053cm" svg:y="0.002cm"><text:p text:style-name="P28"><text:span text:style-name="T21">void </text:span><text:span text:style-name="T22">test_unordered_array_set_union1</text:span><text:span text:style-name="T23">() { </text:span><text:span text:style-name="T23"><text:line-break/></text:span><text:span text:style-name="T23"> <text:s/></text:span><text:span text:style-name="T24">unordered_array_set </text:span><text:span text:style-name="T23">set1 = </text:span><text:span text:style-name="T23"><text:line-break/></text:span><text:span text:style-name="T23"> <text:s text:c="3"/>unordered_array_set_create_from_array((</text:span><text:span text:style-name="T21">int</text:span><text:span text:style-name="T23">[]) {</text:span><text:span text:style-name="T25">1</text:span><text:span text:style-name="T21">, </text:span><text:span text:style-name="T25">2</text:span><text:span text:style-name="T23">}</text:span><text:span text:style-name="T21">, </text:span><text:span text:style-name="T25">2</text:span><text:span text:style-name="T23">)</text:span><text:span text:style-name="T21">; </text:span><text:span text:style-name="T21"><text:line-break/></text:span><text:span text:style-name="T21"> <text:s/></text:span><text:span text:style-name="T24">unordered_array_set </text:span><text:span text:style-name="T23">set2 = </text:span><text:span text:style-name="T23"><text:line-break/></text:span><text:span text:style-name="T23"> <text:s text:c="3"/>unordered_array_set_create_from_array((</text:span><text:span text:style-name="T21">int</text:span><text:span text:style-name="T23">[]) {</text:span><text:span text:style-name="T25">2</text:span><text:span text:style-name="T21">, </text:span><text:span text:style-name="T25">3</text:span><text:span text:style-name="T23">}</text:span><text:span text:style-name="T21">, </text:span><text:span text:style-name="T25">2</text:span><text:span text:style-name="T23">)</text:span><text:span text:style-name="T21">; </text:span><text:span text:style-name="T21"><text:line-break/></text:span><text:span text:style-name="T21"> <text:s/></text:span><text:span text:style-name="T24">unordered_array_set </text:span><text:span text:style-name="T23">resSet = </text:span><text:span text:style-name="T23"><text:line-break/></text:span><text:span text:style-name="T23"> <text:s text:c="3"/>unordered_array_set_create_from_array((</text:span><text:span text:style-name="T21">int</text:span><text:span text:style-name="T23">[]) {</text:span><text:span text:style-name="T25">1</text:span><text:span text:style-name="T21">, </text:span><text:span text:style-name="T25">2</text:span><text:span text:style-name="T21">, </text:span><text:span text:style-name="T25">3</text:span><text:span text:style-name="T23">}</text:span><text:span text:style-name="T21">, </text:span><text:span text:style-name="T25">3</text:span><text:span text:style-name="T23">)</text:span><text:span text:style-name="T21">; </text:span><text:span text:style-name="T21"><text:line-break/></text:span><text:span text:style-name="T21"> <text:s/></text:span><text:span text:style-name="T24">unordered_array_set </text:span><text:span text:style-name="T23">testSet = </text:span><text:span text:style-name="T23"><text:line-break/></text:span><text:span text:style-name="T23"> <text:s text:c="3"/>unordered_array_set_union(set1</text:span><text:span text:style-name="T21">, </text:span><text:span text:style-name="T23">set2)</text:span><text:span text:style-name="T21">; </text:span><text:span text:style-name="T21"><text:line-break/></text:span><text:span text:style-name="T21"> <text:s/></text:span><text:span text:style-name="T26">assert</text:span><text:span text:style-name="T23">(unordered_array_set_isEqual(resSet</text:span><text:span text:style-name="T21">, </text:span><text:span text:style-name="T23">testSet))</text:span><text:span text:style-name="T21">; </text:span><text:span text:style-name="T21"><text:line-break/></text:span><text:span text:style-name="T21"> </text:span><text:span text:style-name="T21"><text:line-break/></text:span><text:span text:style-name="T21"> <text:s/></text:span><text:span text:style-name="T23">unordered_array_set_delete(set1)</text:span><text:span text:style-name="T21">; </text:span><text:span text:style-name="T21"><text:line-break/></text:span><text:span text:style-name="T21"> <text:s/></text:span><text:span text:style-name="T23">unordered_array_set_delete(set2)</text:span><text:span text:style-name="T21">; </text:span><text:span text:style-name="T21"><text:line-break/></text:span><text:span text:style-name="T21"> <text:s/></text:span><text:span text:style-name="T23">unordered_array_set_delete(resSet)</text:span><text:span text:style-name="T21">; </text:span><text:span text:style-name="T21"><text:line-break/></text:span><text:span text:style-name="T21"> <text:s/></text:span><text:span text:style-name="T23">unordered_array_set_delete(testSet)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1">void </text:span><text:span text:style-name="T22">test_unordered_array_set_union2</text:span><text:span text:style-name="T23">() { </text:span><text:span text:style-name="T23"><text:line-break/></text:span><text:span text:style-name="T23"> <text:s/></text:span><text:span text:style-name="T24">unordered_array_set </text:span><text:span text:style-name="T23">set1 = </text:span><text:span text:style-name="T23"><text:line-break/></text:span><text:span text:style-name="T23"> <text:s text:c="3"/>unordered_array_set_create_from_array((</text:span><text:span text:style-name="T21">int</text:span><text:span text:style-name="T23">[]) {</text:span><text:span text:style-name="T25">9</text:span><text:span text:style-name="T21">, </text:span><text:span text:style-name="T25">2</text:span><text:span text:style-name="T23">}</text:span><text:span text:style-name="T21">, </text:span><text:span text:style-name="T25">2</text:span><text:span text:style-name="T23">)</text:span><text:span text:style-name="T21">; </text:span><text:span text:style-name="T21"><text:line-break/></text:span><text:span text:style-name="T21"> <text:s/></text:span><text:span text:style-name="T24">unordered_array_set </text:span><text:span text:style-name="T23">set2 = </text:span><text:span text:style-name="T23"><text:line-break/></text:span><text:span text:style-name="T23"> <text:s text:c="3"/>unordered_array_set_create_from_array((</text:span><text:span text:style-name="T21">int</text:span><text:span text:style-name="T23">[]) {</text:span><text:span text:style-name="T25">7</text:span><text:span text:style-name="T21">, </text:span><text:span text:style-name="T25">3</text:span><text:span text:style-name="T23">}</text:span><text:span text:style-name="T21">, </text:span><text:span text:style-name="T25">2</text:span><text:span text:style-name="T23">)</text:span><text:span text:style-name="T21">; </text:span><text:span text:style-name="T21"><text:line-break/></text:span><text:span text:style-name="T21"> <text:s/></text:span><text:span text:style-name="T24">unordered_array_set </text:span><text:span text:style-name="T23">resSet = </text:span><text:span text:style-name="T23"><text:line-break/></text:span><text:span text:style-name="T23"> <text:s text:c="3"/>unordered_array_set_create_from_array((</text:span><text:span text:style-name="T21">int</text:span><text:span text:style-name="T23">[]) {</text:span><text:span text:style-name="T25">2</text:span><text:span text:style-name="T21">, </text:span><text:span text:style-name="T25">3</text:span><text:span text:style-name="T21">, </text:span><text:span text:style-name="T25">7</text:span><text:span text:style-name="T21">, </text:span><text:span text:style-name="T25">9</text:span><text:span text:style-name="T23">}</text:span><text:span text:style-name="T21">, </text:span><text:span text:style-name="T25">4</text:span><text:span text:style-name="T23">)</text:span><text:span text:style-name="T21">; </text:span><text:span text:style-name="T21"><text:line-break/></text:span><text:span text:style-name="T21"> <text:s/></text:span><text:span text:style-name="T24">unordered_array_set </text:span><text:span text:style-name="T23">testSet = </text:span><text:span text:style-name="T23"><text:line-break/></text:span><text:span text:style-name="T23"> <text:s text:c="3"/>unordered_array_set_union(set1</text:span><text:span text:style-name="T21">, </text:span><text:span text:style-name="T23">set2)</text:span><text:span text:style-name="T21">; </text:span><text:span text:style-name="T21"><text:line-break/></text:span><text:span text:style-name="T21"> <text:s/></text:span><text:span text:style-name="T26">assert</text:span><text:span text:style-name="T23">(unordered_array_set_isEqual(resSet</text:span><text:span text:style-name="T21">, </text:span><text:span text:style-name="T23">testSet))</text:span><text:span text:style-name="T21">; </text:span><text:span text:style-name="T21"><text:line-break/></text:span><text:span text:style-name="T21"> </text:span><text:span text:style-name="T21"><text:line-break/></text:span><text:span text:style-name="T21"> <text:s/></text:span><text:span text:style-name="T23">unordered_array_set_delete(set1)</text:span><text:span text:style-name="T21">; </text:span><text:span text:style-name="T21"><text:line-break/></text:span><text:span text:style-name="T21"> <text:s/></text:span><text:span text:style-name="T23">unordered_array_set_delete(set2)</text:span><text:span text:style-name="T21">; </text:span><text:span text:style-name="T21"><text:line-break/></text:span><text:span text:style-name="T21"> <text:s/></text:span><text:span text:style-name="T23">unordered_array_set_delete(resSet)</text:span><text:span text:style-name="T21">; </text:span><text:span text:style-name="T21"><text:line-break/></text:span><text:span text:style-name="T21"> <text:s/></text:span><text:span text:style-name="T23">unordered_array_set_delete(testSet)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1">void </text:span><text:span text:style-name="T22">test_unordered_array_set_union3</text:span><text:span text:style-name="T23">() { </text:span><text:span text:style-name="T23"><text:line-break/></text:span><text:span text:style-name="T23"> <text:s/></text:span><text:span text:style-name="T24">unordered_array_set </text:span><text:span text:style-name="T23">set1 = </text:span><text:span text:style-name="T23"><text:line-break/></text:span><text:span text:style-name="T23"> <text:s text:c="3"/>unordered_array_set_create_from_array((</text:span><text:span text:style-name="T21">int</text:span><text:span text:style-name="T23">[]) {</text:span><text:span text:style-name="T25">1</text:span><text:span text:style-name="T21">, </text:span><text:span text:style-name="T25">2</text:span><text:span text:style-name="T23">}</text:span><text:span text:style-name="T21">, </text:span><text:span text:style-name="T25">2</text:span><text:span text:style-name="T23">)</text:span><text:span text:style-name="T21">; </text:span><text:span text:style-name="T21"><text:line-break/></text:span><text:span text:style-name="T21"> <text:s/></text:span><text:span text:style-name="T24">unordered_array_set </text:span><text:span text:style-name="T23">set2 = </text:span><text:span text:style-name="T23"><text:line-break/></text:span><text:span text:style-name="T23"> <text:s text:c="3"/>unordered_array_set_create_from_array((</text:span><text:span text:style-name="T21">int</text:span><text:span text:style-name="T23">[]) {</text:span><text:span text:style-name="T25">1</text:span><text:span text:style-name="T21">, </text:span><text:span text:style-name="T25">2</text:span><text:span text:style-name="T23">}</text:span><text:span text:style-name="T21">, </text:span><text:span text:style-name="T25">2</text:span><text:span text:style-name="T23">)</text:span><text:span text:style-name="T21">; </text:span><text:span text:style-name="T21"><text:line-break/></text:span><text:span text:style-name="T21"> <text:s/></text:span><text:span text:style-name="T24">unordered_array_set </text:span><text:span text:style-name="T23">resSet = </text:span><text:span text:style-name="T23"><text:line-break/></text:span><text:span text:style-name="T23"> <text:s text:c="3"/>unordered_array_set_create_from_array((</text:span><text:span text:style-name="T21">int</text:span><text:span text:style-name="T23">[]) {</text:span><text:span text:style-name="T25">1</text:span><text:span text:style-name="T21">, </text:span><text:span text:style-name="T25">2</text:span><text:span text:style-name="T23">}</text:span><text:span text:style-name="T21">, </text:span><text:span text:style-name="T25">2</text:span><text:span text:style-name="T23">)</text:span><text:span text:style-name="T21">; </text:span><text:span text:style-name="T21"><text:line-break/></text:span><text:span text:style-name="T21"> <text:s/></text:span><text:span text:style-name="T24">unordered_array_set </text:span><text:span text:style-name="T23">testSet = </text:span><text:span text:style-name="T23"><text:line-break/></text:span><text:span text:style-name="T23"> <text:s text:c="3"/>unordered_array_set_union(set1</text:span><text:span text:style-name="T21">, </text:span><text:span text:style-name="T23">set2)</text:span><text:span text:style-name="T21">; </text:span><text:span text:style-name="T21"><text:line-break/></text:span><text:span text:style-name="T21"> <text:s/></text:span><text:span text:style-name="T26">assert</text:span><text:span text:style-name="T23">(unordered_array_set_isEqual(resSet</text:span><text:span text:style-name="T21">, </text:span><text:span text:style-name="T23">testSet))</text:span><text:span text:style-name="T21">; </text:span><text:span text:style-name="T21"><text:line-break/></text:span><text:span text:style-name="T21"> </text:span><text:span text:style-name="T21"><text:line-break/></text:span><text:span text:style-name="T21"> <text:s/></text:span><text:span text:style-name="T23">unordered_array_set_delete(set1)</text:span><text:span text:style-name="T21">; </text:span><text:span text:style-name="T21"><text:line-break/></text:span><text:span text:style-name="T21"> <text:s/></text:span><text:span text:style-name="T23">unordered_array_set_delete(set2)</text:span><text:span text:style-name="T21">; </text:span><text:span text:style-name="T21"><text:line-break/></text:span><text:span text:style-name="T21"> <text:s/></text:span><text:span text:style-name="T23">unordered_array_set_delete(resSet)</text:span><text:span text:style-name="T21">; </text:span><text:span text:style-name="T21"><text:line-break/></text:span><text:span text:style-name="T21"> <text:s/></text:span><text:span text:style-name="T23">unordered_array_set_delete(testSet)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1">void </text:span><text:span text:style-name="T22">test_unordered_array_set_union</text:span><text:span text:style-name="T23">() { </text:span><text:span text:style-name="T23"><text:line-break/></text:span><text:span text:style-name="T23"> <text:s/>test_unordered_array_set_union1()</text:span><text:span text:style-name="T21">; </text:span><text:span text:style-name="T21"><text:line-break/></text:span><text:span text:style-name="T21"> <text:s/></text:span><text:span text:style-name="T23">test_unordered_array_set_union2()</text:span><text:span text:style-name="T21">; </text:span><text:span text:style-name="T21"><text:line-break/></text:span><text:span text:style-name="T21"> <text:s/></text:span><text:span text:style-name="T23">test_unordered_array_set_union3()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custom-shape text:anchor-type="paragraph" draw:z-index="7" draw:name="Врезка 8" draw:style-name="gr13" draw:text-style-name="P29" svg:width="16.925cm" svg:height="22.058cm" svg:x="-0.053cm" svg:y="0.002cm"><text:p text:style-name="P28"><text:span text:style-name="T21">void </text:span><text:span text:style-name="T22">test_unordered_array_set_intersection1</text:span><text:span text:style-name="T23">() { </text:span><text:span text:style-name="T23"><text:line-break/></text:span><text:span text:style-name="T23"> <text:s/></text:span><text:span text:style-name="T24">unordered_array_set </text:span><text:span text:style-name="T23">set1 = </text:span><text:span text:style-name="T23"><text:line-break/></text:span><text:span text:style-name="T23"> <text:s text:c="3"/>unordered_array_set_create_from_array((</text:span><text:span text:style-name="T21">int</text:span><text:span text:style-name="T23">[]) {</text:span><text:span text:style-name="T25">1</text:span><text:span text:style-name="T21">, </text:span><text:span text:style-name="T25">2</text:span><text:span text:style-name="T23">}</text:span><text:span text:style-name="T21">, </text:span><text:span text:style-name="T25">2</text:span><text:span text:style-name="T23">)</text:span><text:span text:style-name="T21">; </text:span><text:span text:style-name="T21"><text:line-break/></text:span><text:span text:style-name="T21"> <text:s/></text:span><text:span text:style-name="T24">unordered_array_set </text:span><text:span text:style-name="T23">set2 = </text:span><text:span text:style-name="T23"><text:line-break/></text:span><text:span text:style-name="T23"> <text:s text:c="3"/>unordered_array_set_create_from_array((</text:span><text:span text:style-name="T21">int</text:span><text:span text:style-name="T23">[]) {</text:span><text:span text:style-name="T25">2</text:span><text:span text:style-name="T21">, </text:span><text:span text:style-name="T25">3</text:span><text:span text:style-name="T23">}</text:span><text:span text:style-name="T21">, </text:span><text:span text:style-name="T25">2</text:span><text:span text:style-name="T23">)</text:span><text:span text:style-name="T21">; </text:span><text:span text:style-name="T21"><text:line-break/></text:span><text:span text:style-name="T21"> <text:s/></text:span><text:span text:style-name="T24">unordered_array_set </text:span><text:span text:style-name="T23">resSet = </text:span><text:span text:style-name="T23"><text:line-break/></text:span><text:span text:style-name="T23"> <text:s text:c="3"/>unordered_array_set_create_from_array((</text:span><text:span text:style-name="T21">int</text:span><text:span text:style-name="T23">[]) {</text:span><text:span text:style-name="T25">2</text:span><text:span text:style-name="T23">}</text:span><text:span text:style-name="T21">, </text:span><text:span text:style-name="T25">1</text:span><text:span text:style-name="T23">)</text:span><text:span text:style-name="T21">; </text:span><text:span text:style-name="T21"><text:line-break/></text:span><text:span text:style-name="T21"> <text:s/></text:span><text:span text:style-name="T24">unordered_array_set </text:span><text:span text:style-name="T23">testSet = </text:span><text:span text:style-name="T23"><text:line-break/></text:span><text:span text:style-name="T23"> <text:s text:c="3"/>unordered_array_set_intersection(set1</text:span><text:span text:style-name="T21">, </text:span><text:span text:style-name="T23">set2)</text:span><text:span text:style-name="T21">; </text:span><text:span text:style-name="T21"><text:line-break/></text:span><text:span text:style-name="T21"> <text:s/></text:span><text:span text:style-name="T26">assert</text:span><text:span text:style-name="T23">(unordered_array_set_isEqual(resSet</text:span><text:span text:style-name="T21">, </text:span><text:span text:style-name="T23">testSet))</text:span><text:span text:style-name="T21">; </text:span><text:span text:style-name="T21"><text:line-break/></text:span><text:span text:style-name="T21"> </text:span><text:span text:style-name="T21"><text:line-break/></text:span><text:span text:style-name="T21"> <text:s/></text:span><text:span text:style-name="T23">unordered_array_set_delete(set1)</text:span><text:span text:style-name="T21">; </text:span><text:span text:style-name="T21"><text:line-break/></text:span><text:span text:style-name="T21"> <text:s/></text:span><text:span text:style-name="T23">unordered_array_set_delete(set2)</text:span><text:span text:style-name="T21">; </text:span><text:span text:style-name="T21"><text:line-break/></text:span><text:span text:style-name="T21"> <text:s/></text:span><text:span text:style-name="T23">unordered_array_set_delete(resSet)</text:span><text:span text:style-name="T21">; </text:span><text:span text:style-name="T21"><text:line-break/></text:span><text:span text:style-name="T21"> <text:s/></text:span><text:span text:style-name="T23">unordered_array_set_delete(testSet)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1">void </text:span><text:span text:style-name="T22">test_unordered_array_set_intersection2</text:span><text:span text:style-name="T23">() { </text:span><text:span text:style-name="T23"><text:line-break/></text:span><text:span text:style-name="T23"> <text:s/></text:span><text:span text:style-name="T24">unordered_array_set </text:span><text:span text:style-name="T23">set1 = </text:span><text:span text:style-name="T23"><text:line-break/></text:span><text:span text:style-name="T23"> <text:s text:c="3"/>unordered_array_set_create_from_array((</text:span><text:span text:style-name="T21">int</text:span><text:span text:style-name="T23">[]) {</text:span><text:span text:style-name="T25">9</text:span><text:span text:style-name="T21">, </text:span><text:span text:style-name="T25">2</text:span><text:span text:style-name="T23">}</text:span><text:span text:style-name="T21">, </text:span><text:span text:style-name="T25">2</text:span><text:span text:style-name="T23">)</text:span><text:span text:style-name="T21">; </text:span><text:span text:style-name="T21"><text:line-break/></text:span><text:span text:style-name="T21"> <text:s/></text:span><text:span text:style-name="T24">unordered_array_set </text:span><text:span text:style-name="T23">set2 = </text:span><text:span text:style-name="T23"><text:line-break/></text:span><text:span text:style-name="T23"> <text:s text:c="3"/>unordered_array_set_create_from_array((</text:span><text:span text:style-name="T21">int</text:span><text:span text:style-name="T23">[]) {</text:span><text:span text:style-name="T25">7</text:span><text:span text:style-name="T21">, </text:span><text:span text:style-name="T25">3</text:span><text:span text:style-name="T23">}</text:span><text:span text:style-name="T21">, </text:span><text:span text:style-name="T25">2</text:span><text:span text:style-name="T23">)</text:span><text:span text:style-name="T21">; </text:span><text:span text:style-name="T21"><text:line-break/></text:span><text:span text:style-name="T21"> <text:s/></text:span><text:span text:style-name="T24">unordered_array_set </text:span><text:span text:style-name="T23">resSet = </text:span><text:span text:style-name="T23"><text:line-break/></text:span><text:span text:style-name="T23"> <text:s text:c="3"/>unordered_array_set_create_from_array((</text:span><text:span text:style-name="T21">int</text:span><text:span text:style-name="T23">[]) {}</text:span><text:span text:style-name="T21">, </text:span><text:span text:style-name="T25">0</text:span><text:span text:style-name="T23">)</text:span><text:span text:style-name="T21">; </text:span><text:span text:style-name="T21"><text:line-break/></text:span><text:span text:style-name="T21"> <text:s/></text:span><text:span text:style-name="T24">unordered_array_set </text:span><text:span text:style-name="T23">testSet = </text:span><text:span text:style-name="T23"><text:line-break/></text:span><text:span text:style-name="T23"> <text:s text:c="3"/>unordered_array_set_intersection(set1</text:span><text:span text:style-name="T21">, </text:span><text:span text:style-name="T23">set2)</text:span><text:span text:style-name="T21">; </text:span><text:span text:style-name="T21"><text:line-break/></text:span><text:span text:style-name="T21"> <text:s/></text:span><text:span text:style-name="T26">assert</text:span><text:span text:style-name="T23">(unordered_array_set_isEqual(resSet</text:span><text:span text:style-name="T21">, </text:span><text:span text:style-name="T23">testSet))</text:span><text:span text:style-name="T21">; </text:span><text:span text:style-name="T21"><text:line-break/></text:span><text:span text:style-name="T21"> </text:span><text:span text:style-name="T21"><text:line-break/></text:span><text:span text:style-name="T21"> <text:s/></text:span><text:span text:style-name="T23">unordered_array_set_delete(set1)</text:span><text:span text:style-name="T21">; </text:span><text:span text:style-name="T21"><text:line-break/></text:span><text:span text:style-name="T21"> <text:s/></text:span><text:span text:style-name="T23">unordered_array_set_delete(set2)</text:span><text:span text:style-name="T21">; </text:span><text:span text:style-name="T21"><text:line-break/></text:span><text:span text:style-name="T21"> <text:s/></text:span><text:span text:style-name="T23">unordered_array_set_delete(resSet)</text:span><text:span text:style-name="T21">; </text:span><text:span text:style-name="T21"><text:line-break/></text:span><text:span text:style-name="T21"> <text:s/></text:span><text:span text:style-name="T23">unordered_array_set_delete(testSet)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1">void </text:span><text:span text:style-name="T22">test_unordered_array_set_intersection</text:span><text:span text:style-name="T23">() { </text:span><text:span text:style-name="T23"><text:line-break/></text:span><text:span text:style-name="T23"> <text:s/>test_unordered_array_set_intersection1()</text:span><text:span text:style-name="T21">; </text:span><text:span text:style-name="T21"><text:line-break/></text:span><text:span text:style-name="T21"> <text:s/></text:span><text:span text:style-name="T23">test_unordered_array_set_intersection2()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1">void </text:span><text:span text:style-name="T22">test_unordered_array_set_difference1</text:span><text:span text:style-name="T23">() { </text:span><text:span text:style-name="T23"><text:line-break/></text:span><text:span text:style-name="T23"> <text:s/></text:span><text:span text:style-name="T24">unordered_array_set </text:span><text:span text:style-name="T23">set1 = </text:span><text:span text:style-name="T23"><text:line-break/></text:span><text:span text:style-name="T23"> <text:s text:c="3"/>unordered_array_set_create_from_array((</text:span><text:span text:style-name="T21">int</text:span><text:span text:style-name="T23">[]) {</text:span><text:span text:style-name="T25">1</text:span><text:span text:style-name="T21">, </text:span><text:span text:style-name="T25">2</text:span><text:span text:style-name="T23">}</text:span><text:span text:style-name="T21">, </text:span><text:span text:style-name="T25">2</text:span><text:span text:style-name="T23">)</text:span><text:span text:style-name="T21">; </text:span><text:span text:style-name="T21"><text:line-break/></text:span><text:span text:style-name="T21"> <text:s/></text:span><text:span text:style-name="T24">unordered_array_set </text:span><text:span text:style-name="T23">set2 = </text:span><text:span text:style-name="T23"><text:line-break/></text:span><text:span text:style-name="T23"> <text:s text:c="3"/>unordered_array_set_create_from_array((</text:span><text:span text:style-name="T21">int</text:span><text:span text:style-name="T23">[]) {</text:span><text:span text:style-name="T25">2</text:span><text:span text:style-name="T21">, </text:span><text:span text:style-name="T25">3</text:span><text:span text:style-name="T23">}</text:span><text:span text:style-name="T21">, </text:span><text:span text:style-name="T25">2</text:span><text:span text:style-name="T23">)</text:span><text:span text:style-name="T21">; </text:span><text:span text:style-name="T21"><text:line-break/></text:span><text:span text:style-name="T21"> <text:s/></text:span><text:span text:style-name="T24">unordered_array_set </text:span><text:span text:style-name="T23">resSet = </text:span><text:span text:style-name="T23"><text:line-break/></text:span><text:span text:style-name="T23"> <text:s text:c="3"/>unordered_array_set_create_from_array((</text:span><text:span text:style-name="T21">int</text:span><text:span text:style-name="T23">[]) {</text:span><text:span text:style-name="T25">1</text:span><text:span text:style-name="T23">}</text:span><text:span text:style-name="T21">, </text:span><text:span text:style-name="T25">1</text:span><text:span text:style-name="T23">)</text:span><text:span text:style-name="T21">; </text:span><text:span text:style-name="T21"><text:line-break/></text:span><text:span text:style-name="T21"> <text:s/></text:span><text:span text:style-name="T24">unordered_array_set </text:span><text:span text:style-name="T23">testSet = </text:span><text:span text:style-name="T23"><text:line-break/></text:span><text:span text:style-name="T23"> <text:s text:c="3"/>unordered_array_set_difference(set1</text:span><text:span text:style-name="T21">, </text:span><text:span text:style-name="T23">set2)</text:span><text:span text:style-name="T21">; </text:span><text:span text:style-name="T21"><text:line-break/></text:span><text:span text:style-name="T21"> <text:s/></text:span><text:span text:style-name="T26">assert</text:span><text:span text:style-name="T23">(unordered_array_set_isEqual(resSet</text:span><text:span text:style-name="T21">, </text:span><text:span text:style-name="T23">testSet))</text:span><text:span text:style-name="T21">; </text:span><text:span text:style-name="T21"><text:line-break/></text:span><text:span text:style-name="T21"> </text:span><text:span text:style-name="T21"><text:line-break/></text:span><text:span text:style-name="T21"> <text:s/></text:span><text:span text:style-name="T23">unordered_array_set_delete(set1)</text:span><text:span text:style-name="T21">; </text:span><text:span text:style-name="T21"><text:line-break/></text:span><text:span text:style-name="T21"> <text:s/></text:span><text:span text:style-name="T23">unordered_array_set_delete(set2)</text:span><text:span text:style-name="T21">; </text:span><text:span text:style-name="T21"><text:line-break/></text:span><text:span text:style-name="T21"> <text:s/></text:span><text:span text:style-name="T23">unordered_array_set_delete(resSet)</text:span><text:span text:style-name="T21">; </text:span><text:span text:style-name="T21"><text:line-break/></text:span><text:span text:style-name="T21"> <text:s/></text:span><text:span text:style-name="T23">unordered_array_set_delete(testSet)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custom-shape text:anchor-type="paragraph" draw:z-index="8" draw:name="Врезка 9" draw:style-name="gr12" draw:text-style-name="P29" svg:width="16.925cm" svg:height="24.603cm" svg:x="-0.053cm" svg:y="0.002cm"><text:p text:style-name="P28"><text:span text:style-name="T21">void </text:span><text:span text:style-name="T22">test_unordered_array_set_difference2</text:span><text:span text:style-name="T23">() { </text:span><text:span text:style-name="T23"><text:line-break/></text:span><text:span text:style-name="T23"> <text:s/></text:span><text:span text:style-name="T24">unordered_array_set </text:span><text:span text:style-name="T23">set1 = </text:span><text:span text:style-name="T23"><text:line-break/></text:span><text:span text:style-name="T23"> <text:s text:c="3"/>unordered_array_set_create_from_array((</text:span><text:span text:style-name="T21">int</text:span><text:span text:style-name="T23">[]) {</text:span><text:span text:style-name="T25">1</text:span><text:span text:style-name="T21">, </text:span><text:span text:style-name="T25">2</text:span><text:span text:style-name="T23">}</text:span><text:span text:style-name="T21">, </text:span><text:span text:style-name="T25">2</text:span><text:span text:style-name="T23">)</text:span><text:span text:style-name="T21">; </text:span><text:span text:style-name="T21"><text:line-break/></text:span><text:span text:style-name="T21"> <text:s/></text:span><text:span text:style-name="T24">unordered_array_set </text:span><text:span text:style-name="T23">set2 = </text:span><text:span text:style-name="T23"><text:line-break/></text:span><text:span text:style-name="T23"> <text:s text:c="3"/>unordered_array_set_create_from_array((</text:span><text:span text:style-name="T21">int</text:span><text:span text:style-name="T23">[]) {</text:span><text:span text:style-name="T25">2</text:span><text:span text:style-name="T21">, </text:span><text:span text:style-name="T25">3</text:span><text:span text:style-name="T23">}</text:span><text:span text:style-name="T21">, </text:span><text:span text:style-name="T25">2</text:span><text:span text:style-name="T23">)</text:span><text:span text:style-name="T21">; </text:span><text:span text:style-name="T21"><text:line-break/></text:span><text:span text:style-name="T21"> <text:s/></text:span><text:span text:style-name="T24">unordered_array_set </text:span><text:span text:style-name="T23">resSet = </text:span><text:span text:style-name="T23"><text:line-break/></text:span><text:span text:style-name="T23"> <text:s text:c="3"/>unordered_array_set_create_from_array((</text:span><text:span text:style-name="T21">int</text:span><text:span text:style-name="T23">[]) {</text:span><text:span text:style-name="T25">1</text:span><text:span text:style-name="T23">}</text:span><text:span text:style-name="T21">, </text:span><text:span text:style-name="T25">1</text:span><text:span text:style-name="T23">)</text:span><text:span text:style-name="T21">; </text:span><text:span text:style-name="T21"><text:line-break/></text:span><text:span text:style-name="T21"> <text:s/></text:span><text:span text:style-name="T24">unordered_array_set </text:span><text:span text:style-name="T23">testSet = </text:span><text:span text:style-name="T23"><text:line-break/></text:span><text:span text:style-name="T23"> <text:s text:c="3"/>unordered_array_set_difference(set1</text:span><text:span text:style-name="T21">, </text:span><text:span text:style-name="T23">set2)</text:span><text:span text:style-name="T21">; </text:span><text:span text:style-name="T21"><text:line-break/></text:span><text:span text:style-name="T21"> <text:s/></text:span><text:span text:style-name="T26">assert</text:span><text:span text:style-name="T23">(unordered_array_set_isEqual(resSet</text:span><text:span text:style-name="T21">, </text:span><text:span text:style-name="T23">testSet))</text:span><text:span text:style-name="T21">; </text:span><text:span text:style-name="T21"><text:line-break/></text:span><text:span text:style-name="T21"> </text:span><text:span text:style-name="T21"><text:line-break/></text:span><text:span text:style-name="T21"> <text:s/></text:span><text:span text:style-name="T23">unordered_array_set_delete(set1)</text:span><text:span text:style-name="T21">; </text:span><text:span text:style-name="T21"><text:line-break/></text:span><text:span text:style-name="T21"> <text:s/></text:span><text:span text:style-name="T23">unordered_array_set_delete(set2)</text:span><text:span text:style-name="T21">; </text:span><text:span text:style-name="T21"><text:line-break/></text:span><text:span text:style-name="T21"> <text:s/></text:span><text:span text:style-name="T23">unordered_array_set_delete(resSet)</text:span><text:span text:style-name="T21">; </text:span><text:span text:style-name="T21"><text:line-break/></text:span><text:span text:style-name="T21"> <text:s/></text:span><text:span text:style-name="T23">unordered_array_set_delete(testSet)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1">void </text:span><text:span text:style-name="T22">test_unordered_array_set_difference</text:span><text:span text:style-name="T23">() { </text:span><text:span text:style-name="T23"><text:line-break/></text:span><text:span text:style-name="T23"> <text:s/>test_unordered_array_set_difference1()</text:span><text:span text:style-name="T21">; </text:span><text:span text:style-name="T21"><text:line-break/></text:span><text:span text:style-name="T21"> <text:s/></text:span><text:span text:style-name="T23">test_unordered_array_set_difference2()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1">void </text:span><text:span text:style-name="T22">test_unordered_array_set_symmetricDifference1</text:span><text:span text:style-name="T23">() { </text:span><text:span text:style-name="T23"><text:line-break/></text:span><text:span text:style-name="T23"> <text:s/></text:span><text:span text:style-name="T24">unordered_array_set </text:span><text:span text:style-name="T23">set1 = </text:span><text:span text:style-name="T23"><text:line-break/></text:span><text:span text:style-name="T23"> <text:s text:c="3"/>unordered_array_set_create_from_array((</text:span><text:span text:style-name="T21">int</text:span><text:span text:style-name="T23">[]) {</text:span><text:span text:style-name="T25">1</text:span><text:span text:style-name="T21">, </text:span><text:span text:style-name="T25">2</text:span><text:span text:style-name="T21">, </text:span><text:span text:style-name="T25">8</text:span><text:span text:style-name="T23">}</text:span><text:span text:style-name="T21">, </text:span><text:span text:style-name="T25">3</text:span><text:span text:style-name="T23">)</text:span><text:span text:style-name="T21">; </text:span><text:span text:style-name="T21"><text:line-break/></text:span><text:span text:style-name="T21"> <text:s/></text:span><text:span text:style-name="T24">unordered_array_set </text:span><text:span text:style-name="T23">set2 = </text:span><text:span text:style-name="T23"><text:line-break/></text:span><text:span text:style-name="T23"> <text:s text:c="3"/>unordered_array_set_create_from_array((</text:span><text:span text:style-name="T21">int</text:span><text:span text:style-name="T23">[]) {</text:span><text:span text:style-name="T25">2</text:span><text:span text:style-name="T21">, </text:span><text:span text:style-name="T25">3</text:span><text:span text:style-name="T21">, </text:span><text:span text:style-name="T25">1</text:span><text:span text:style-name="T23">}</text:span><text:span text:style-name="T21">, </text:span><text:span text:style-name="T25">3</text:span><text:span text:style-name="T23">)</text:span><text:span text:style-name="T21">; </text:span><text:span text:style-name="T21"><text:line-break/></text:span><text:span text:style-name="T21"> <text:s/></text:span><text:span text:style-name="T24">unordered_array_set </text:span><text:span text:style-name="T23">resSet = </text:span><text:span text:style-name="T23"><text:line-break/></text:span><text:span text:style-name="T23"> <text:s text:c="3"/>unordered_array_set_create_from_array((</text:span><text:span text:style-name="T21">int</text:span><text:span text:style-name="T23">[]) {</text:span><text:span text:style-name="T25">3</text:span><text:span text:style-name="T21">, </text:span><text:span text:style-name="T25">8</text:span><text:span text:style-name="T23">}</text:span><text:span text:style-name="T21">, </text:span><text:span text:style-name="T25">2</text:span><text:span text:style-name="T23">)</text:span><text:span text:style-name="T21">; </text:span><text:span text:style-name="T21"><text:line-break/></text:span><text:span text:style-name="T21"> <text:s/></text:span><text:span text:style-name="T24">unordered_array_set </text:span><text:span text:style-name="T23">testSet = </text:span><text:span text:style-name="T23"><text:line-break/></text:span><text:span text:style-name="T23"> <text:s text:c="3"/>unordered_array_set_symmetricDifference(set1</text:span><text:span text:style-name="T21">, </text:span><text:span text:style-name="T23">set2)</text:span><text:span text:style-name="T21">; </text:span><text:span text:style-name="T21"><text:line-break/></text:span><text:span text:style-name="T21"> <text:s/></text:span><text:span text:style-name="T26">assert</text:span><text:span text:style-name="T23">(unordered_array_set_isEqual(resSet</text:span><text:span text:style-name="T21">, </text:span><text:span text:style-name="T23">testSet))</text:span><text:span text:style-name="T21">; </text:span><text:span text:style-name="T21"><text:line-break/></text:span><text:span text:style-name="T21"> </text:span><text:span text:style-name="T21"><text:line-break/></text:span><text:span text:style-name="T21"> <text:s/></text:span><text:span text:style-name="T23">unordered_array_set_delete(set1)</text:span><text:span text:style-name="T21">; </text:span><text:span text:style-name="T21"><text:line-break/></text:span><text:span text:style-name="T21"> <text:s/></text:span><text:span text:style-name="T23">unordered_array_set_delete(set2)</text:span><text:span text:style-name="T21">; </text:span><text:span text:style-name="T21"><text:line-break/></text:span><text:span text:style-name="T21"> <text:s/></text:span><text:span text:style-name="T23">unordered_array_set_delete(resSet)</text:span><text:span text:style-name="T21">; </text:span><text:span text:style-name="T21"><text:line-break/></text:span><text:span text:style-name="T21"> <text:s/></text:span><text:span text:style-name="T23">unordered_array_set_delete(testSet)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1">void </text:span><text:span text:style-name="T22">test_unordered_array_set_symmetricDifference2</text:span><text:span text:style-name="T23">() { </text:span><text:span text:style-name="T23"><text:line-break/></text:span><text:span text:style-name="T23"> <text:s/></text:span><text:span text:style-name="T24">unordered_array_set </text:span><text:span text:style-name="T23">set1 = </text:span><text:span text:style-name="T23"><text:line-break/></text:span><text:span text:style-name="T23"> <text:s text:c="3"/>unordered_array_set_create_from_array((</text:span><text:span text:style-name="T21">int</text:span><text:span text:style-name="T23">[]) {</text:span><text:span text:style-name="T25">1</text:span><text:span text:style-name="T21">, </text:span><text:span text:style-name="T25">42</text:span><text:span text:style-name="T23">}</text:span><text:span text:style-name="T21">, </text:span><text:span text:style-name="T25">2</text:span><text:span text:style-name="T23">)</text:span><text:span text:style-name="T21">; </text:span><text:span text:style-name="T21"><text:line-break/></text:span><text:span text:style-name="T21"> <text:s/></text:span><text:span text:style-name="T24">unordered_array_set </text:span><text:span text:style-name="T23">set2 = </text:span><text:span text:style-name="T23"><text:line-break/></text:span><text:span text:style-name="T23"> <text:s text:c="3"/>unordered_array_set_create_from_array((</text:span><text:span text:style-name="T21">int</text:span><text:span text:style-name="T23">[]) {</text:span><text:span text:style-name="T25">5</text:span><text:span text:style-name="T23">}</text:span><text:span text:style-name="T21">, </text:span><text:span text:style-name="T25">1</text:span><text:span text:style-name="T23">)</text:span><text:span text:style-name="T21">; </text:span><text:span text:style-name="T21"><text:line-break/></text:span><text:span text:style-name="T21"> <text:s/></text:span><text:span text:style-name="T24">unordered_array_set </text:span><text:span text:style-name="T23">resSet = </text:span><text:span text:style-name="T23"><text:line-break/></text:span><text:span text:style-name="T23"> <text:s text:c="3"/>unordered_array_set_create_from_array((</text:span><text:span text:style-name="T21">int</text:span><text:span text:style-name="T23">[]) {</text:span><text:span text:style-name="T25">1</text:span><text:span text:style-name="T21">, </text:span><text:span text:style-name="T25">5</text:span><text:span text:style-name="T21">, </text:span><text:span text:style-name="T25">42</text:span><text:span text:style-name="T23">}</text:span><text:span text:style-name="T21">, </text:span><text:span text:style-name="T25">3</text:span><text:span text:style-name="T23">)</text:span><text:span text:style-name="T21">; </text:span><text:span text:style-name="T21"><text:line-break/></text:span><text:span text:style-name="T21"> <text:s/></text:span><text:span text:style-name="T24">unordered_array_set </text:span><text:span text:style-name="T23">testSet = </text:span><text:span text:style-name="T23"><text:line-break/></text:span><text:span text:style-name="T23"> <text:s text:c="3"/>unordered_array_set_symmetricDifference(set1</text:span><text:span text:style-name="T21">, </text:span><text:span text:style-name="T23">set2)</text:span><text:span text:style-name="T21">; </text:span><text:span text:style-name="T21"><text:line-break/></text:span><text:span text:style-name="T21"> <text:s/></text:span><text:span text:style-name="T26">assert</text:span><text:span text:style-name="T23">(unordered_array_set_isEqual(resSet</text:span><text:span text:style-name="T21">, </text:span><text:span text:style-name="T23">testSet))</text:span><text:span text:style-name="T21">; </text:span><text:span text:style-name="T21"><text:line-break/></text:span><text:span text:style-name="T21"> </text:span><text:span text:style-name="T21"><text:line-break/></text:span><text:span text:style-name="T21"> <text:s/></text:span><text:span text:style-name="T23">unordered_array_set_delete(set1)</text:span><text:span text:style-name="T21">; </text:span><text:span text:style-name="T21"><text:line-break/></text:span><text:span text:style-name="T21"> <text:s/></text:span><text:span text:style-name="T23">unordered_array_set_delete(set2)</text:span><text:span text:style-name="T21">; </text:span><text:span text:style-name="T21"><text:line-break/></text:span><text:span text:style-name="T21"> <text:s/></text:span><text:span text:style-name="T23">unordered_array_set_delete(resSet)</text:span><text:span text:style-name="T21">; </text:span><text:span text:style-name="T21"><text:line-break/></text:span><text:span text:style-name="T21"> <text:s/></text:span><text:span text:style-name="T23">unordered_array_set_delete(testSet)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1">void </text:span><text:span text:style-name="T22">test_unordered_array_set_symmetricDifference</text:span><text:span text:style-name="T23">() { </text:span><text:span text:style-name="T23"><text:line-break/></text:span><text:span text:style-name="T23"> <text:s/>test_unordered_array_set_symmetricDifference1()</text:span><text:span text:style-name="T21">; </text:span><text:span text:style-name="T21"><text:line-break/></text:span><text:span text:style-name="T21"> <text:s/></text:span><text:span text:style-name="T23">test_unordered_array_set_symmetricDifference2()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custom-shape text:anchor-type="paragraph" draw:z-index="9" draw:name="Врезка 10" draw:style-name="gr11" draw:text-style-name="P29" svg:width="16.925cm" svg:height="15.285cm" svg:x="-0.053cm" svg:y="0.002cm"><text:p text:style-name="P28"><text:span text:style-name="T21">void </text:span><text:span text:style-name="T22">test_unordered_array_set_complement1</text:span><text:span text:style-name="T23">() { </text:span><text:span text:style-name="T23"><text:line-break/></text:span><text:span text:style-name="T23"> <text:s/></text:span><text:span text:style-name="T24">unordered_array_set </text:span><text:span text:style-name="T23">set1 = </text:span><text:span text:style-name="T23"><text:line-break/></text:span><text:span text:style-name="T23"> <text:s text:c="3"/>unordered_array_set_create_from_array((</text:span><text:span text:style-name="T21">int</text:span><text:span text:style-name="T23">[]) {</text:span><text:span text:style-name="T25">1</text:span><text:span text:style-name="T23">}</text:span><text:span text:style-name="T21">, </text:span><text:span text:style-name="T25">1</text:span><text:span text:style-name="T23">)</text:span><text:span text:style-name="T21">; </text:span><text:span text:style-name="T21"><text:line-break/></text:span><text:span text:style-name="T21"> <text:s/></text:span><text:span text:style-name="T24">unordered_array_set </text:span><text:span text:style-name="T23">setCompliment = </text:span><text:span text:style-name="T23"><text:line-break/></text:span><text:span text:style-name="T23"> <text:s text:c="3"/>unordered_array_set_create_from_array((</text:span><text:span text:style-name="T21">int</text:span><text:span text:style-name="T23">[]) {</text:span><text:span text:style-name="T25">1</text:span><text:span text:style-name="T21">, </text:span><text:span text:style-name="T25">42</text:span><text:span text:style-name="T23">}</text:span><text:span text:style-name="T21">, </text:span><text:span text:style-name="T25">2</text:span><text:span text:style-name="T23">)</text:span><text:span text:style-name="T21">; </text:span><text:span text:style-name="T21"><text:line-break/></text:span><text:span text:style-name="T21"> <text:s/></text:span><text:span text:style-name="T24">unordered_array_set </text:span><text:span text:style-name="T23">resSet = </text:span><text:span text:style-name="T23"><text:line-break/></text:span><text:span text:style-name="T23"> <text:s text:c="3"/>unordered_array_set_create_from_array((</text:span><text:span text:style-name="T21">int</text:span><text:span text:style-name="T23">[]) {</text:span><text:span text:style-name="T25">42</text:span><text:span text:style-name="T23">}</text:span><text:span text:style-name="T21">, </text:span><text:span text:style-name="T25">1</text:span><text:span text:style-name="T23">)</text:span><text:span text:style-name="T21">; </text:span><text:span text:style-name="T21"><text:line-break/></text:span><text:span text:style-name="T21"> <text:s/></text:span><text:span text:style-name="T24">unordered_array_set </text:span><text:span text:style-name="T23">testSet = </text:span><text:span text:style-name="T23"><text:line-break/></text:span><text:span text:style-name="T23"> <text:s text:c="3"/>unordered_array_set_complement(setCompliment</text:span><text:span text:style-name="T21">, </text:span><text:span text:style-name="T23">set1)</text:span><text:span text:style-name="T21">; </text:span><text:span text:style-name="T21"><text:line-break/></text:span><text:span text:style-name="T21"> <text:s/></text:span><text:span text:style-name="T26">assert</text:span><text:span text:style-name="T23">(unordered_array_set_isEqual(resSet</text:span><text:span text:style-name="T21">, </text:span><text:span text:style-name="T23">testSet))</text:span><text:span text:style-name="T21">; </text:span><text:span text:style-name="T21"><text:line-break/></text:span><text:span text:style-name="T21"> </text:span><text:span text:style-name="T21"><text:line-break/></text:span><text:span text:style-name="T21"> <text:s/></text:span><text:span text:style-name="T23">unordered_array_set_delete(set1)</text:span><text:span text:style-name="T21">; </text:span><text:span text:style-name="T21"><text:line-break/></text:span><text:span text:style-name="T21"> <text:s/></text:span><text:span text:style-name="T23">unordered_array_set_delete(setCompliment)</text:span><text:span text:style-name="T21">; </text:span><text:span text:style-name="T21"><text:line-break/></text:span><text:span text:style-name="T21"> <text:s/></text:span><text:span text:style-name="T23">unordered_array_set_delete(resSet)</text:span><text:span text:style-name="T21">; </text:span><text:span text:style-name="T21"><text:line-break/></text:span><text:span text:style-name="T21"> <text:s/></text:span><text:span text:style-name="T23">unordered_array_set_delete(testSet)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1">void </text:span><text:span text:style-name="T22">test_unordered_array_set_complement2</text:span><text:span text:style-name="T23">() { </text:span><text:span text:style-name="T23"><text:line-break/></text:span><text:span text:style-name="T23"> <text:s/></text:span><text:span text:style-name="T24">unordered_array_set </text:span><text:span text:style-name="T23">set1 = </text:span><text:span text:style-name="T23"><text:line-break/></text:span><text:span text:style-name="T23"> <text:s text:c="3"/>unordered_array_set_create_from_array((</text:span><text:span text:style-name="T21">int</text:span><text:span text:style-name="T23">[]) {</text:span><text:span text:style-name="T25">1</text:span><text:span text:style-name="T21">, </text:span><text:span text:style-name="T25">53</text:span><text:span text:style-name="T23">}</text:span><text:span text:style-name="T21">, </text:span><text:span text:style-name="T25">2</text:span><text:span text:style-name="T23">)</text:span><text:span text:style-name="T21">; </text:span><text:span text:style-name="T21"><text:line-break/></text:span><text:span text:style-name="T21"> <text:s/></text:span><text:span text:style-name="T24">unordered_array_set </text:span><text:span text:style-name="T23">setCompliment = </text:span><text:span text:style-name="T23"><text:line-break/></text:span><text:span text:style-name="T23"> <text:s text:c="3"/>unordered_array_set_create_from_array((</text:span><text:span text:style-name="T21">int</text:span><text:span text:style-name="T23">[]) {</text:span><text:span text:style-name="T25">1</text:span><text:span text:style-name="T21">, </text:span><text:span text:style-name="T25">42</text:span><text:span text:style-name="T21">, </text:span><text:span text:style-name="T25">53</text:span><text:span text:style-name="T21">, </text:span><text:span text:style-name="T25">12</text:span><text:span text:style-name="T23">}</text:span><text:span text:style-name="T21">, </text:span><text:span text:style-name="T25">4</text:span><text:span text:style-name="T23">)</text:span><text:span text:style-name="T21">; </text:span><text:span text:style-name="T21"><text:line-break/></text:span><text:span text:style-name="T21"> <text:s/></text:span><text:span text:style-name="T24">unordered_array_set </text:span><text:span text:style-name="T23">resSet = </text:span><text:span text:style-name="T23"><text:line-break/></text:span><text:span text:style-name="T23"> <text:s text:c="3"/>unordered_array_set_create_from_array((</text:span><text:span text:style-name="T21">int</text:span><text:span text:style-name="T23">[]) {</text:span><text:span text:style-name="T25">42</text:span><text:span text:style-name="T21">, </text:span><text:span text:style-name="T25">12</text:span><text:span text:style-name="T23">}</text:span><text:span text:style-name="T21">, </text:span><text:span text:style-name="T25">2</text:span><text:span text:style-name="T23">)</text:span><text:span text:style-name="T21">; </text:span><text:span text:style-name="T21"><text:line-break/></text:span><text:span text:style-name="T21"> <text:s/></text:span><text:span text:style-name="T24">unordered_array_set </text:span><text:span text:style-name="T23">testSet = </text:span><text:span text:style-name="T23"><text:line-break/></text:span><text:span text:style-name="T23"> <text:s text:c="3"/>unordered_array_set_complement(setCompliment</text:span><text:span text:style-name="T21">, </text:span><text:span text:style-name="T23">set1)</text:span><text:span text:style-name="T21">; </text:span><text:span text:style-name="T21"><text:line-break/></text:span><text:span text:style-name="T21"> <text:s/></text:span><text:span text:style-name="T26">assert</text:span><text:span text:style-name="T23">(unordered_array_set_isEqual(resSet</text:span><text:span text:style-name="T21">, </text:span><text:span text:style-name="T23">testSet))</text:span><text:span text:style-name="T21">; </text:span><text:span text:style-name="T21"><text:line-break/></text:span><text:span text:style-name="T21"> </text:span><text:span text:style-name="T21"><text:line-break/></text:span><text:span text:style-name="T21"> <text:s/></text:span><text:span text:style-name="T23">unordered_array_set_delete(set1)</text:span><text:span text:style-name="T21">; </text:span><text:span text:style-name="T21"><text:line-break/></text:span><text:span text:style-name="T21"> <text:s/></text:span><text:span text:style-name="T23">unordered_array_set_delete(setCompliment)</text:span><text:span text:style-name="T21">; </text:span><text:span text:style-name="T21"><text:line-break/></text:span><text:span text:style-name="T21"> <text:s/></text:span><text:span text:style-name="T23">unordered_array_set_delete(resSet)</text:span><text:span text:style-name="T21">; </text:span><text:span text:style-name="T21"><text:line-break/></text:span><text:span text:style-name="T21"> <text:s/></text:span><text:span text:style-name="T23">unordered_array_set_delete(testSet)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1">void </text:span><text:span text:style-name="T22">test_unordered_array_set_complement</text:span><text:span text:style-name="T23">() { </text:span><text:span text:style-name="T23"><text:line-break/></text:span><text:span text:style-name="T23"> <text:s/>test_unordered_array_set_complement1()</text:span><text:span text:style-name="T21">; </text:span><text:span text:style-name="T21"><text:line-break/></text:span><text:span text:style-name="T21"> <text:s/></text:span><text:span text:style-name="T23">test_unordered_array_set_complement2()</text:span><text:span text:style-name="T21">; </text:span><text:span text:style-name="T21"><text:line-break/></text:span><text:span text:style-name="T23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7"><text:soft-page-break/><text:span text:style-name="T16">Задача №</text:span><text:span text:style-name="T18">3</text:span><text:span text:style-name="T12">.</text:span><text:span text:style-name="T7"> На упорядоченном массиве: </text:span></text:p>
      <text:p text:style-name="P26">Код <text:span text:style-name="T20">программы</text:span>:</text:p>
      <text:p text:style-name="P26"><draw:custom-shape text:anchor-type="paragraph" draw:z-index="11" draw:name="Врезка 12" draw:style-name="gr9" draw:text-style-name="P31" svg:width="16.925cm" svg:height="24.476cm" svg:x="-0.053cm" svg:y="0.002cm"><text:p text:style-name="P30"><text:span text:style-name="T30">#include </text:span><text:span text:style-name="T29">&lt;malloc.h&gt;</text:span><text:span text:style-name="T29"><text:line-break/></text:span><text:span text:style-name="T30">#include </text:span><text:span text:style-name="T29">"orderedarrayset.h"</text:span><text:span text:style-name="T29"><text:line-break/></text:span><text:span text:style-name="T30">#include </text:span><text:span text:style-name="T29">"array.h"</text:span><text:span text:style-name="T29"><text:line-break/></text:span><text:span text:style-name="T29"><text:line-break/></text:span><text:span text:style-name="T27">// возвращает пустое множество, в которое можно вставить capacity элементов</text:span><text:span text:style-name="T27"><text:line-break/></text:span><text:span text:style-name="T24">ordered_array_set </text:span><text:span text:style-name="T22">ordered_array_set_create</text:span><text:span text:style-name="T23">(</text:span><text:span text:style-name="T24">size_t </text:span><text:span text:style-name="T23">capacity) {</text:span><text:span text:style-name="T23"><text:line-break/></text:span><text:span text:style-name="T23"> <text:s/></text:span><text:span text:style-name="T24">ordered_array_set </text:span><text:span text:style-name="T23">s</text:span><text:span text:style-name="T21">;</text:span><text:span text:style-name="T21"><text:line-break/></text:span><text:span text:style-name="T21"> <text:s/></text:span><text:span text:style-name="T23">s.</text:span><text:span text:style-name="T28">data </text:span><text:span text:style-name="T23">= (</text:span><text:span text:style-name="T21">int </text:span><text:span text:style-name="T23">*) calloc(capacity</text:span><text:span text:style-name="T21">, sizeof</text:span><text:span text:style-name="T23">(</text:span><text:span text:style-name="T21">int</text:span><text:span text:style-name="T23">))</text:span><text:span text:style-name="T21">;</text:span><text:span text:style-name="T21"><text:line-break/></text:span><text:span text:style-name="T21"> <text:s/></text:span><text:span text:style-name="T23">s.</text:span><text:span text:style-name="T28">size </text:span><text:span text:style-name="T23">= </text:span><text:span text:style-name="T25">0</text:span><text:span text:style-name="T21">;</text:span><text:span text:style-name="T21"><text:line-break/></text:span><text:span text:style-name="T21"> <text:s/></text:span><text:span text:style-name="T23">s.</text:span><text:span text:style-name="T28">capacity </text:span><text:span text:style-name="T23">= capacity</text:span><text:span text:style-name="T21">;</text:span><text:span text:style-name="T21"><text:line-break/></text:span><text:span text:style-name="T21"> <text:s/>return </text:span><text:span text:style-name="T23">s</text:span><text:span text:style-name="T21">;</text:span><text:span text:style-name="T21"><text:line-break/></text:span><text:span text:style-name="T23">}</text:span><text:span text:style-name="T23"><text:line-break/></text:span><text:span text:style-name="T23"><text:line-break/></text:span><text:span text:style-name="T27">// возвращает множество, состоящее из элементов массива a размера size</text:span><text:span text:style-name="T27"><text:line-break/></text:span><text:span text:style-name="T24">ordered_array_set </text:span><text:span text:style-name="T22">ordered_array_set_create_from_array</text:span><text:span text:style-name="T23">(</text:span><text:span text:style-name="T21">const int </text:span><text:span text:style-name="T23">*a</text:span><text:span text:style-name="T21">,</text:span><text:span text:style-name="T21"><text:line-break/></text:span><text:span text:style-name="T21"> <text:s text:c="53"/></text:span><text:span text:style-name="T24">size_t </text:span><text:span text:style-name="T23">size) {</text:span><text:span text:style-name="T23"><text:line-break/></text:span><text:span text:style-name="T23"> <text:s/></text:span><text:span text:style-name="T24">ordered_array_set </text:span><text:span text:style-name="T23">s = ordered_array_set_create(size)</text:span><text:span text:style-name="T21">;</text:span><text:span text:style-name="T21"><text:line-break/></text:span><text:span text:style-name="T21"> <text:s/>for </text:span><text:span text:style-name="T23">(</text:span><text:span text:style-name="T24">size_t </text:span><text:span text:style-name="T23">i = </text:span><text:span text:style-name="T25">0</text:span><text:span text:style-name="T21">; </text:span><text:span text:style-name="T23">i &lt; size</text:span><text:span text:style-name="T21">; </text:span><text:span text:style-name="T23">i++)</text:span><text:span text:style-name="T23"><text:line-break/></text:span><text:span text:style-name="T23"> <text:s text:c="3"/>s.</text:span><text:span text:style-name="T28">data</text:span><text:span text:style-name="T23">[i] = a[i]</text:span><text:span text:style-name="T21">;</text:span><text:span text:style-name="T21"><text:line-break/></text:span><text:span text:style-name="T21"> <text:s/></text:span><text:span text:style-name="T23">s.</text:span><text:span text:style-name="T28">size </text:span><text:span text:style-name="T23">= size</text:span><text:span text:style-name="T21">;</text:span><text:span text:style-name="T21"><text:line-break/></text:span><text:span text:style-name="T21"> <text:s/></text:span><text:span text:style-name="T23">s.</text:span><text:span text:style-name="T28">capacity </text:span><text:span text:style-name="T23">= size</text:span><text:span text:style-name="T21">;</text:span><text:span text:style-name="T21"><text:line-break/></text:span><text:span text:style-name="T21"> <text:s/>return </text:span><text:span text:style-name="T23">s</text:span><text:span text:style-name="T21">;</text:span><text:span text:style-name="T21"><text:line-break/></text:span><text:span text:style-name="T23">}</text:span><text:span text:style-name="T23"><text:line-break/></text:span><text:span text:style-name="T23"><text:line-break/></text:span><text:span text:style-name="T27">// возвращает значение позицию элемента в множестве,</text:span><text:span text:style-name="T27"><text:line-break/></text:span><text:span text:style-name="T27">// если значение value имеется в множестве set,</text:span><text:span text:style-name="T27"><text:line-break/></text:span><text:span text:style-name="T27">// иначе - n</text:span><text:span text:style-name="T27"><text:line-break/></text:span><text:span text:style-name="T24">size_t </text:span><text:span text:style-name="T22">ordered_array_set_in</text:span><text:span text:style-name="T23">(</text:span><text:span text:style-name="T24">ordered_array_set </text:span><text:span text:style-name="T23">*set</text:span><text:span text:style-name="T21">, int </text:span><text:span text:style-name="T23">value) {</text:span><text:span text:style-name="T23"><text:line-break/></text:span><text:span text:style-name="T23"> <text:s/></text:span><text:span text:style-name="T21">return </text:span><text:span text:style-name="T23">binarySearch_(set-&gt;</text:span><text:span text:style-name="T28">data</text:span><text:span text:style-name="T21">, </text:span><text:span text:style-name="T23">set-&gt;</text:span><text:span text:style-name="T28">size</text:span><text:span text:style-name="T21">, </text:span><text:span text:style-name="T23">value)</text:span><text:span text:style-name="T21">;</text:span><text:span text:style-name="T21"><text:line-break/></text:span><text:span text:style-name="T23">}</text:span><text:span text:style-name="T23"><text:line-break/></text:span><text:span text:style-name="T23"><text:line-break/></text:span><text:span text:style-name="T27">// возвращает значение ’истина’, если элементы множеств set1 и set2 равны</text:span><text:span text:style-name="T27"><text:line-break/></text:span><text:span text:style-name="T27">// иначе - ’ложь’</text:span><text:span text:style-name="T27"><text:line-break/></text:span><text:span text:style-name="T26">bool </text:span><text:span text:style-name="T22">ordered_array_set_isEqual</text:span><text:span text:style-name="T23">(</text:span><text:span text:style-name="T24">ordered_array_set </text:span><text:span text:style-name="T23">set1</text:span><text:span text:style-name="T21">,</text:span><text:span text:style-name="T21"><text:line-break/></text:span><text:span text:style-name="T21"> <text:s text:c="30"/></text:span><text:span text:style-name="T24">ordered_array_set </text:span><text:span text:style-name="T23">set2) {</text:span><text:span text:style-name="T23"><text:line-break/></text:span><text:span text:style-name="T23"> <text:s/></text:span><text:span text:style-name="T21">if </text:span><text:span text:style-name="T23">(set1.</text:span><text:span text:style-name="T28">size </text:span><text:span text:style-name="T23">!= set2.</text:span><text:span text:style-name="T28">size</text:span><text:span text:style-name="T23">)</text:span><text:span text:style-name="T23"><text:line-break/></text:span><text:span text:style-name="T23"> <text:s text:c="3"/></text:span><text:span text:style-name="T21">return </text:span><text:span text:style-name="T26">false</text:span><text:span text:style-name="T21">;</text:span><text:span text:style-name="T21"><text:line-break/></text:span><text:span text:style-name="T21"> <text:s/>for </text:span><text:span text:style-name="T23">(</text:span><text:span text:style-name="T24">size_t </text:span><text:span text:style-name="T23">i = </text:span><text:span text:style-name="T25">0</text:span><text:span text:style-name="T21">; </text:span><text:span text:style-name="T23">i &lt; set1.</text:span><text:span text:style-name="T28">size</text:span><text:span text:style-name="T21">; </text:span><text:span text:style-name="T23">i++)</text:span><text:span text:style-name="T23"><text:line-break/></text:span><text:span text:style-name="T23"> <text:s text:c="3"/></text:span><text:span text:style-name="T21">if </text:span><text:span text:style-name="T23">(set1.</text:span><text:span text:style-name="T28">data</text:span><text:span text:style-name="T23">[i] != set2.</text:span><text:span text:style-name="T28">data</text:span><text:span text:style-name="T23">[i])</text:span><text:span text:style-name="T23"><text:line-break/></text:span><text:span text:style-name="T23"> <text:s text:c="5"/></text:span><text:span text:style-name="T21">return </text:span><text:span text:style-name="T26">false</text:span><text:span text:style-name="T21">;</text:span><text:span text:style-name="T21"><text:line-break/></text:span><text:span text:style-name="T21"> <text:s/>return </text:span><text:span text:style-name="T26">true</text:span><text:span text:style-name="T21">;</text:span><text:span text:style-name="T21"><text:line-break/></text:span><text:span text:style-name="T23">}</text:span><text:span text:style-name="T23"><text:line-break/></text:span><text:span text:style-name="T23"><text:line-break/></text:span><text:span text:style-name="T27">// возвращает значение ’истина’, если subset является подмножеством set</text:span><text:span text:style-name="T27"><text:line-break/></text:span><text:span text:style-name="T27">// иначе - ’ложь’</text:span><text:span text:style-name="T27"><text:line-break/></text:span><text:span text:style-name="T26">bool </text:span><text:span text:style-name="T22">ordered_array_set_isSubset</text:span><text:span text:style-name="T23">(</text:span><text:span text:style-name="T24">ordered_array_set </text:span><text:span text:style-name="T23">subset</text:span><text:span text:style-name="T21">,</text:span><text:span text:style-name="T21"><text:line-break/></text:span><text:span text:style-name="T21"> <text:s text:c="31"/></text:span><text:span text:style-name="T24">ordered_array_set </text:span><text:span text:style-name="T23">set) {</text:span><text:span text:style-name="T23"><text:line-break/></text:span><text:span text:style-name="T23"> <text:s/></text:span><text:span text:style-name="T21">for </text:span><text:span text:style-name="T23">(</text:span><text:span text:style-name="T24">size_t </text:span><text:span text:style-name="T23">i = </text:span><text:span text:style-name="T25">0</text:span><text:span text:style-name="T21">; </text:span><text:span text:style-name="T23">i &lt; subset.</text:span><text:span text:style-name="T28">size</text:span><text:span text:style-name="T21">; </text:span><text:span text:style-name="T23">i++)</text:span><text:span text:style-name="T23"><text:line-break/></text:span><text:span text:style-name="T23"> <text:s text:c="3"/></text:span><text:span text:style-name="T21">if </text:span><text:span text:style-name="T23">(ordered_array_set_in(&amp;set</text:span><text:span text:style-name="T21">, </text:span><text:span text:style-name="T23">subset.</text:span><text:span text:style-name="T28">data</text:span><text:span text:style-name="T23">[i]) == set.</text:span><text:span text:style-name="T28">size</text:span><text:span text:style-name="T23">)</text:span><text:span text:style-name="T23"><text:line-break/></text:span><text:span text:style-name="T23"> <text:s text:c="5"/></text:span><text:span text:style-name="T21">return </text:span><text:span text:style-name="T26">false</text:span><text:span text:style-name="T21">;</text:span><text:span text:style-name="T21"><text:line-break/></text:span><text:span text:style-name="T21"> <text:s/>return </text:span><text:span text:style-name="T26">true</text:span><text:span text:style-name="T21">;</text:span><text:span text:style-name="T21"><text:line-break/></text:span><text:span text:style-name="T23">}</text:span><text:span text:style-name="T23"><text:line-break/></text:span><text:span text:style-name="T23"><text:line-break/></text:span><text:span text:style-name="T27">// возбуждает исключение, если в множество по адресу set</text:span><text:span text:style-name="T27"><text:line-break/></text:span><text:span text:style-name="T27">// нельзя вставить элемент</text:span><text:span text:style-name="T27"><text:line-break/></text:span><text:span text:style-name="T21">void </text:span><text:span text:style-name="T22">ordered_array_set_isAbleAppend</text:span><text:span text:style-name="T23">(</text:span><text:span text:style-name="T24">ordered_array_set </text:span><text:span text:style-name="T23">*set) {</text:span><text:span text:style-name="T23"><text:line-break/></text:span><text:span text:style-name="T23"> <text:s/></text:span><text:span text:style-name="T21">if </text:span><text:span text:style-name="T23">(set-&gt;</text:span><text:span text:style-name="T28">size </text:span><text:span text:style-name="T23">== set-&gt;</text:span><text:span text:style-name="T28">capacity</text:span><text:span text:style-name="T23">) {</text:span><text:span text:style-name="T23"><text:line-break/></text:span><text:span text:style-name="T23"> <text:s text:c="3"/>set-&gt;</text:span><text:span text:style-name="T28">data </text:span><text:span text:style-name="T23">= realloc(set-&gt;</text:span><text:span text:style-name="T28">data</text:span><text:span text:style-name="T21">, sizeof</text:span><text:span text:style-name="T23">(</text:span><text:span text:style-name="T21">int</text:span><text:span text:style-name="T23">) * (set-&gt;</text:span><text:span text:style-name="T28">size </text:span><text:span text:style-name="T23">+ </text:span><text:span text:style-name="T25">1</text:span><text:span text:style-name="T23">))</text:span><text:span text:style-name="T21">;</text:span><text:span text:style-name="T21"><text:line-break/></text:span><text:span text:style-name="T21"> <text:s text:c="3"/></text:span><text:span text:style-name="T23">set-&gt;</text:span><text:span text:style-name="T28">capacity</text:span><text:span text:style-name="T23">++</text:span><text:span text:style-name="T21">;</text:span><text:span text:style-name="T21"><text:line-break/></text:span><text:span text:style-name="T21"> <text:s/></text:span><text:span text:style-name="T23">}</text:span><text:span text:style-name="T23"><text:line-break/></text:span><text:span text:style-name="T23">}</text:span><text:span text:style-name="T23"><text:line-break/></text:span><text:span text:style-name="T23"><text:line-break/></text:span><text:span text:style-name="T2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custom-shape text:anchor-type="paragraph" draw:z-index="12" draw:name="Врезка 13" draw:style-name="gr8" draw:text-style-name="P29" svg:width="16.925cm" svg:height="26.757cm" svg:x="-0.053cm" svg:y="0.002cm"><text:p text:style-name="P28"><text:span text:style-name="T27">// добавляет элемент value в множество set </text:span><text:span text:style-name="T27"><text:line-break/></text:span><text:span text:style-name="T21">void </text:span><text:span text:style-name="T22">ordered_array_set_insert</text:span><text:span text:style-name="T23">(</text:span><text:span text:style-name="T24">ordered_array_set </text:span><text:span text:style-name="T23">*set</text:span><text:span text:style-name="T21">, int </text:span><text:span text:style-name="T23">value) { </text:span><text:span text:style-name="T23"><text:line-break/></text:span><text:span text:style-name="T23"> <text:s/></text:span><text:span text:style-name="T21">if </text:span><text:span text:style-name="T23">(isUniqueNumber(set-&gt;</text:span><text:span text:style-name="T28">data</text:span><text:span text:style-name="T21">, </text:span><text:span text:style-name="T23">set-&gt;</text:span><text:span text:style-name="T28">size</text:span><text:span text:style-name="T21">, </text:span><text:span text:style-name="T23">value)) { </text:span><text:span text:style-name="T23"><text:line-break/></text:span><text:span text:style-name="T23"> <text:s text:c="3"/></text:span><text:span text:style-name="T24">size_t </text:span><text:span text:style-name="T23">index = binarySearchMoreOrEqual_(set-&gt;</text:span><text:span text:style-name="T28">data</text:span><text:span text:style-name="T21">, </text:span><text:span text:style-name="T23">set-&gt;</text:span><text:span text:style-name="T28">size</text:span><text:span text:style-name="T21">, </text:span><text:span text:style-name="T23">value)</text:span><text:span text:style-name="T21">; </text:span><text:span text:style-name="T21"><text:line-break/></text:span><text:span text:style-name="T21"> <text:s text:c="3"/></text:span><text:span text:style-name="T23">ordered_array_set_isAbleAppend(set)</text:span><text:span text:style-name="T21">; </text:span><text:span text:style-name="T21"><text:line-break/></text:span><text:span text:style-name="T21"> <text:s text:c="3"/></text:span><text:span text:style-name="T23">insert_(set-&gt;</text:span><text:span text:style-name="T28">data</text:span><text:span text:style-name="T21">, </text:span><text:span text:style-name="T23">&amp;set-&gt;</text:span><text:span text:style-name="T28">size</text:span><text:span text:style-name="T21">, </text:span><text:span text:style-name="T23">index</text:span><text:span text:style-name="T21">, </text:span><text:span text:style-name="T23">value)</text:span><text:span text:style-name="T21">; </text:span><text:span text:style-name="T21"><text:line-break/></text:span><text:span text:style-name="T21"> <text:s/></text:span><text:span text:style-name="T23">} </text:span><text:span text:style-name="T23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1">void </text:span><text:span text:style-name="T22">ordered_array_set_deleteElement</text:span><text:span text:style-name="T23">(</text:span><text:span text:style-name="T24">ordered_array_set </text:span><text:span text:style-name="T23">*set</text:span><text:span text:style-name="T21">, int </text:span><text:span text:style-name="T23">value) { </text:span><text:span text:style-name="T23"><text:line-break/></text:span><text:span text:style-name="T23"> <text:s/></text:span><text:span text:style-name="T21">if </text:span><text:span text:style-name="T23">(set-&gt;</text:span><text:span text:style-name="T28">size </text:span><text:span text:style-name="T23">== </text:span><text:span text:style-name="T25">0</text:span><text:span text:style-name="T23">) </text:span><text:span text:style-name="T23"><text:line-break/></text:span><text:span text:style-name="T23"> <text:s text:c="3"/></text:span><text:span text:style-name="T21">return; </text:span><text:span text:style-name="T21"><text:line-break/></text:span><text:span text:style-name="T21"> <text:s/></text:span><text:span text:style-name="T24">size_t </text:span><text:span text:style-name="T23">index = binarySearch_(set-&gt;</text:span><text:span text:style-name="T28">data</text:span><text:span text:style-name="T21">, </text:span><text:span text:style-name="T23">set-&gt;</text:span><text:span text:style-name="T28">size</text:span><text:span text:style-name="T21">, </text:span><text:span text:style-name="T23">value)</text:span><text:span text:style-name="T21">; </text:span><text:span text:style-name="T21"><text:line-break/></text:span><text:span text:style-name="T21"> <text:s/>if </text:span><text:span text:style-name="T23">(index &lt; set-&gt;</text:span><text:span text:style-name="T28">size</text:span><text:span text:style-name="T23">) </text:span><text:span text:style-name="T23"><text:line-break/></text:span><text:span text:style-name="T23"> <text:s text:c="3"/>deleteByPosSaveOrder_(set-&gt;</text:span><text:span text:style-name="T28">data</text:span><text:span text:style-name="T21">, </text:span><text:span text:style-name="T23">&amp;set-&gt;</text:span><text:span text:style-name="T28">size</text:span><text:span text:style-name="T21">, </text:span><text:span text:style-name="T23">index - </text:span><text:span text:style-name="T25">1</text:span><text:span text:style-name="T23">)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4">ordered_array_set </text:span><text:span text:style-name="T22">ordered_array_set_union</text:span><text:span text:style-name="T23">(</text:span><text:span text:style-name="T24">ordered_array_set </text:span><text:span text:style-name="T23">set1</text:span><text:span text:style-name="T21">, </text:span><text:span text:style-name="T21"><text:line-break/></text:span><text:span text:style-name="T21"> <text:s text:c="41"/></text:span><text:span text:style-name="T24">ordered_array_set </text:span><text:span text:style-name="T23">set2) { </text:span><text:span text:style-name="T23"><text:line-break/></text:span><text:span text:style-name="T23"> <text:s/></text:span><text:span text:style-name="T24">ordered_array_set </text:span><text:span text:style-name="T23">set3 = </text:span><text:span text:style-name="T23"><text:line-break/></text:span><text:span text:style-name="T23"> <text:s text:c="3"/>ordered_array_set_create(set1.</text:span><text:span text:style-name="T28">size </text:span><text:span text:style-name="T23">+ set2.</text:span><text:span text:style-name="T28">size</text:span><text:span text:style-name="T23">)</text:span><text:span text:style-name="T21">; </text:span><text:span text:style-name="T21"><text:line-break/></text:span><text:span text:style-name="T21"> <text:s/>for </text:span><text:span text:style-name="T23">(</text:span><text:span text:style-name="T24">size_t </text:span><text:span text:style-name="T23">i = </text:span><text:span text:style-name="T25">0</text:span><text:span text:style-name="T21">; </text:span><text:span text:style-name="T23">i &lt; set1.</text:span><text:span text:style-name="T28">size</text:span><text:span text:style-name="T21">; </text:span><text:span text:style-name="T23">i++) </text:span><text:span text:style-name="T23"><text:line-break/></text:span><text:span text:style-name="T23"> <text:s text:c="3"/>set3.</text:span><text:span text:style-name="T28">data</text:span><text:span text:style-name="T23">[i] = set1.</text:span><text:span text:style-name="T28">data</text:span><text:span text:style-name="T23">[i]</text:span><text:span text:style-name="T21">; </text:span><text:span text:style-name="T21"><text:line-break/></text:span><text:span text:style-name="T21"> <text:s/></text:span><text:span text:style-name="T23">set3.</text:span><text:span text:style-name="T28">size </text:span><text:span text:style-name="T23">= set1.</text:span><text:span text:style-name="T28">size</text:span><text:span text:style-name="T21">; </text:span><text:span text:style-name="T21"><text:line-break/></text:span><text:span text:style-name="T21"> <text:s/>for </text:span><text:span text:style-name="T23">(</text:span><text:span text:style-name="T24">size_t </text:span><text:span text:style-name="T23">i = </text:span><text:span text:style-name="T25">0</text:span><text:span text:style-name="T21">; </text:span><text:span text:style-name="T23">i &lt; set2.</text:span><text:span text:style-name="T28">size</text:span><text:span text:style-name="T21">; </text:span><text:span text:style-name="T23">i++) </text:span><text:span text:style-name="T23"><text:line-break/></text:span><text:span text:style-name="T23"> <text:s text:c="3"/>ordered_array_set_insert(&amp;set3</text:span><text:span text:style-name="T21">, </text:span><text:span text:style-name="T23">set2.</text:span><text:span text:style-name="T28">data</text:span><text:span text:style-name="T23">[i])</text:span><text:span text:style-name="T21">; </text:span><text:span text:style-name="T21"><text:line-break/></text:span><text:span text:style-name="T21"> <text:s/>return </text:span><text:span text:style-name="T23">set3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4">ordered_array_set </text:span><text:span text:style-name="T22">ordered_array_set_intersection</text:span><text:span text:style-name="T23">( </text:span><text:span text:style-name="T23"><text:line-break/></text:span><text:span text:style-name="T23"> <text:s/></text:span><text:span text:style-name="T24">ordered_array_set </text:span><text:span text:style-name="T23">set1</text:span><text:span text:style-name="T21">, </text:span><text:span text:style-name="T24">ordered_array_set </text:span><text:span text:style-name="T23">set2 </text:span><text:span text:style-name="T23"><text:line-break/></text:span><text:span text:style-name="T23">) { </text:span><text:span text:style-name="T23"><text:line-break/></text:span><text:span text:style-name="T23"> <text:s/></text:span><text:span text:style-name="T24">ordered_array_set </text:span><text:span text:style-name="T23">set3 = </text:span><text:span text:style-name="T23"><text:line-break/></text:span><text:span text:style-name="T23"> <text:s text:c="3"/>ordered_array_set_create(set1.</text:span><text:span text:style-name="T28">size</text:span><text:span text:style-name="T23">)</text:span><text:span text:style-name="T21">; </text:span><text:span text:style-name="T21"><text:line-break/></text:span><text:span text:style-name="T21"> <text:s/>for </text:span><text:span text:style-name="T23">(</text:span><text:span text:style-name="T24">size_t </text:span><text:span text:style-name="T23">i = </text:span><text:span text:style-name="T25">0</text:span><text:span text:style-name="T21">; </text:span><text:span text:style-name="T23">i &lt; set1.</text:span><text:span text:style-name="T28">size</text:span><text:span text:style-name="T21">; </text:span><text:span text:style-name="T23">i++) </text:span><text:span text:style-name="T23"><text:line-break/></text:span><text:span text:style-name="T23"> <text:s text:c="3"/></text:span><text:span text:style-name="T21">if </text:span><text:span text:style-name="T23">(ordered_array_set_in(&amp;set2</text:span><text:span text:style-name="T21">, </text:span><text:span text:style-name="T23">set1.</text:span><text:span text:style-name="T28">data</text:span><text:span text:style-name="T23">[i]) != set2.</text:span><text:span text:style-name="T28">size</text:span><text:span text:style-name="T23">) </text:span><text:span text:style-name="T23"><text:line-break/></text:span><text:span text:style-name="T23"> <text:s text:c="5"/>ordered_array_set_insert(&amp;set3</text:span><text:span text:style-name="T21">, </text:span><text:span text:style-name="T23">set1.</text:span><text:span text:style-name="T28">data</text:span><text:span text:style-name="T23">[i])</text:span><text:span text:style-name="T21">; </text:span><text:span text:style-name="T21"><text:line-break/></text:span><text:span text:style-name="T21"> <text:s/>return </text:span><text:span text:style-name="T23">set3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4">ordered_array_set </text:span><text:span text:style-name="T22">ordered_array_set_difference</text:span><text:span text:style-name="T23">( </text:span><text:span text:style-name="T23"><text:line-break/></text:span><text:span text:style-name="T23"> <text:s/></text:span><text:span text:style-name="T24">ordered_array_set </text:span><text:span text:style-name="T23">set1</text:span><text:span text:style-name="T21">, </text:span><text:span text:style-name="T24">ordered_array_set </text:span><text:span text:style-name="T23">set2 </text:span><text:span text:style-name="T23"><text:line-break/></text:span><text:span text:style-name="T23">) { </text:span><text:span text:style-name="T23"><text:line-break/></text:span><text:span text:style-name="T23"> <text:s/></text:span><text:span text:style-name="T24">ordered_array_set </text:span><text:span text:style-name="T23">set3 = </text:span><text:span text:style-name="T23"><text:line-break/></text:span><text:span text:style-name="T23"> <text:s text:c="3"/>ordered_array_set_create(set1.</text:span><text:span text:style-name="T28">size</text:span><text:span text:style-name="T23">)</text:span><text:span text:style-name="T21">; </text:span><text:span text:style-name="T21"><text:line-break/></text:span><text:span text:style-name="T21"> <text:s/>for </text:span><text:span text:style-name="T23">(</text:span><text:span text:style-name="T24">size_t </text:span><text:span text:style-name="T23">i = </text:span><text:span text:style-name="T25">0</text:span><text:span text:style-name="T21">; </text:span><text:span text:style-name="T23">i &lt; set1.</text:span><text:span text:style-name="T28">size</text:span><text:span text:style-name="T21">; </text:span><text:span text:style-name="T23">i++) </text:span><text:span text:style-name="T23"><text:line-break/></text:span><text:span text:style-name="T23"> <text:s text:c="3"/></text:span><text:span text:style-name="T21">if </text:span><text:span text:style-name="T23">(ordered_array_set_in(&amp;set2</text:span><text:span text:style-name="T21">, </text:span><text:span text:style-name="T23">set1.</text:span><text:span text:style-name="T28">data</text:span><text:span text:style-name="T23">[i]) == set2.</text:span><text:span text:style-name="T28">size</text:span><text:span text:style-name="T23">) </text:span><text:span text:style-name="T23"><text:line-break/></text:span><text:span text:style-name="T23"> <text:s text:c="5"/>ordered_array_set_insert(&amp;set3</text:span><text:span text:style-name="T21">, </text:span><text:span text:style-name="T23">set1.</text:span><text:span text:style-name="T28">data</text:span><text:span text:style-name="T23">[i])</text:span><text:span text:style-name="T21">; </text:span><text:span text:style-name="T21"><text:line-break/></text:span><text:span text:style-name="T21"> <text:s/>return </text:span><text:span text:style-name="T23">set3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4">ordered_array_set </text:span><text:span text:style-name="T22">ordered_array_set_symmetricDifference</text:span><text:span text:style-name="T23">( </text:span><text:span text:style-name="T23"><text:line-break/></text:span><text:span text:style-name="T23"> <text:s/></text:span><text:span text:style-name="T24">ordered_array_set </text:span><text:span text:style-name="T23">set1</text:span><text:span text:style-name="T21">, </text:span><text:span text:style-name="T24">ordered_array_set </text:span><text:span text:style-name="T23">set2 </text:span><text:span text:style-name="T23"><text:line-break/></text:span><text:span text:style-name="T23">) { </text:span><text:span text:style-name="T23"><text:line-break/></text:span><text:span text:style-name="T23"> <text:s/></text:span><text:span text:style-name="T24">ordered_array_set </text:span><text:span text:style-name="T23">set3 = ordered_array_set_difference(set1</text:span><text:span text:style-name="T21">, </text:span><text:span text:style-name="T23">set2)</text:span><text:span text:style-name="T21">; </text:span><text:span text:style-name="T21"><text:line-break/></text:span><text:span text:style-name="T21"> <text:s/>for </text:span><text:span text:style-name="T23">(</text:span><text:span text:style-name="T24">size_t </text:span><text:span text:style-name="T23">i = </text:span><text:span text:style-name="T25">0</text:span><text:span text:style-name="T21">; </text:span><text:span text:style-name="T23">i &lt; set2.</text:span><text:span text:style-name="T28">size</text:span><text:span text:style-name="T21">; </text:span><text:span text:style-name="T23">i++) </text:span><text:span text:style-name="T23"><text:line-break/></text:span><text:span text:style-name="T23"> <text:s text:c="3"/></text:span><text:span text:style-name="T21">if </text:span><text:span text:style-name="T23">(ordered_array_set_in(&amp;set1</text:span><text:span text:style-name="T21">, </text:span><text:span text:style-name="T23">set2.</text:span><text:span text:style-name="T28">data</text:span><text:span text:style-name="T23">[i]) == set1.</text:span><text:span text:style-name="T28">size</text:span><text:span text:style-name="T23">) </text:span><text:span text:style-name="T23"><text:line-break/></text:span><text:span text:style-name="T23"> <text:s text:c="5"/>ordered_array_set_insert(&amp;set3</text:span><text:span text:style-name="T21">, </text:span><text:span text:style-name="T23">set2.</text:span><text:span text:style-name="T28">data</text:span><text:span text:style-name="T23">[i])</text:span><text:span text:style-name="T21">; </text:span><text:span text:style-name="T21"><text:line-break/></text:span><text:span text:style-name="T21"> <text:s/>return </text:span><text:span text:style-name="T23">set3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4">ordered_array_set </text:span><text:span text:style-name="T22">ordered_array_set_complement</text:span><text:span text:style-name="T23">( </text:span><text:span text:style-name="T23"><text:line-break/></text:span><text:span text:style-name="T23"> <text:s/></text:span><text:span text:style-name="T24">ordered_array_set </text:span><text:span text:style-name="T23">universumSet</text:span><text:span text:style-name="T21">, </text:span><text:span text:style-name="T24">ordered_array_set </text:span><text:span text:style-name="T23">set </text:span><text:span text:style-name="T23"><text:line-break/></text:span><text:span text:style-name="T23">) { </text:span><text:span text:style-name="T23"><text:line-break/></text:span><text:span text:style-name="T23"> <text:s/></text:span><text:span text:style-name="T21">return </text:span><text:span text:style-name="T23">(</text:span><text:span text:style-name="T24">ordered_array_set</text:span><text:span text:style-name="T23">) </text:span><text:span text:style-name="T23"><text:line-break/></text:span><text:span text:style-name="T23"> <text:s text:c="3"/>ordered_array_set_difference(universumSet</text:span><text:span text:style-name="T21">, </text:span><text:span text:style-name="T23">set)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custom-shape text:anchor-type="paragraph" draw:z-index="13" draw:name="Врезка 14" draw:style-name="gr7" draw:text-style-name="P29" svg:width="16.925cm" svg:height="7.383cm" svg:x="-0.053cm" svg:y="0.002cm"><text:p text:style-name="P28"><text:span text:style-name="T27">// освобождает память, занимаемую множеством set </text:span><text:span text:style-name="T27"><text:line-break/></text:span><text:span text:style-name="T21">void </text:span><text:span text:style-name="T22">ordered_array_set_delete</text:span><text:span text:style-name="T23">(</text:span><text:span text:style-name="T24">ordered_array_set </text:span><text:span text:style-name="T23">set) { </text:span><text:span text:style-name="T23"><text:line-break/></text:span><text:span text:style-name="T23"> <text:s/>free(set.</text:span><text:span text:style-name="T28">data</text:span><text:span text:style-name="T23">)</text:span><text:span text:style-name="T21">; </text:span><text:span text:style-name="T21"><text:line-break/></text:span><text:span text:style-name="T21"> <text:s/></text:span><text:span text:style-name="T23">set.</text:span><text:span text:style-name="T28">size </text:span><text:span text:style-name="T23">= </text:span><text:span text:style-name="T25">0</text:span><text:span text:style-name="T21">; </text:span><text:span text:style-name="T21"><text:line-break/></text:span><text:span text:style-name="T21"> <text:s/></text:span><text:span text:style-name="T23">set.</text:span><text:span text:style-name="T28">capacity </text:span><text:span text:style-name="T23">= </text:span><text:span text:style-name="T25">0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7">// вывод множества set </text:span><text:span text:style-name="T27"><text:line-break/></text:span><text:span text:style-name="T21">void </text:span><text:span text:style-name="T22">ordered_array_set_print</text:span><text:span text:style-name="T23">(</text:span><text:span text:style-name="T24">ordered_array_set </text:span><text:span text:style-name="T23">set) { </text:span><text:span text:style-name="T23"><text:line-break/></text:span><text:span text:style-name="T23"> <text:s/>printf(</text:span><text:span text:style-name="T29">"["</text:span><text:span text:style-name="T23">)</text:span><text:span text:style-name="T21">; </text:span><text:span text:style-name="T21"><text:line-break/></text:span><text:span text:style-name="T21"> <text:s/>if </text:span><text:span text:style-name="T23">(set.</text:span><text:span text:style-name="T28">size </text:span><text:span text:style-name="T23">== </text:span><text:span text:style-name="T25">0</text:span><text:span text:style-name="T23">) { </text:span><text:span text:style-name="T23"><text:line-break/></text:span><text:span text:style-name="T23"> <text:s text:c="3"/>printf(</text:span><text:span text:style-name="T29">"]"</text:span><text:span text:style-name="T23">)</text:span><text:span text:style-name="T21">; </text:span><text:span text:style-name="T21"><text:line-break/></text:span><text:span text:style-name="T21"> <text:s text:c="3"/>return; </text:span><text:span text:style-name="T21"><text:line-break/></text:span><text:span text:style-name="T21"> <text:s/></text:span><text:span text:style-name="T23">} </text:span><text:span text:style-name="T23"><text:line-break/></text:span><text:span text:style-name="T23"> <text:s/></text:span><text:span text:style-name="T21">for </text:span><text:span text:style-name="T23">(</text:span><text:span text:style-name="T24">size_t </text:span><text:span text:style-name="T23">i = </text:span><text:span text:style-name="T25">0</text:span><text:span text:style-name="T21">; </text:span><text:span text:style-name="T23">i &lt; set.</text:span><text:span text:style-name="T28">size</text:span><text:span text:style-name="T21">; </text:span><text:span text:style-name="T23">i++) </text:span><text:span text:style-name="T23"><text:line-break/></text:span><text:span text:style-name="T23"> <text:s text:c="3"/>printf(</text:span><text:span text:style-name="T29">"%d, "</text:span><text:span text:style-name="T21">, </text:span><text:span text:style-name="T23">set.</text:span><text:span text:style-name="T28">data</text:span><text:span text:style-name="T23">[i])</text:span><text:span text:style-name="T21">; </text:span><text:span text:style-name="T21"><text:line-break/></text:span><text:span text:style-name="T21"> <text:s/></text:span><text:span text:style-name="T23">printf(</text:span><text:span text:style-name="T29">"</text:span><text:span text:style-name="T21">\b\b</text:span><text:span text:style-name="T29">]</text:span><text:span text:style-name="T21">\n</text:span><text:span text:style-name="T29">"</text:span><text:span text:style-name="T23">)</text:span><text:span text:style-name="T21">; </text:span><text:span text:style-name="T21"><text:line-break/></text:span><text:span text:style-name="T23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5">Тесты <text:span text:style-name="T5">для неупорядоченного массива</text:span>:</text:p>
      <text:p text:style-name="P25"><draw:custom-shape text:anchor-type="paragraph" draw:z-index="14" draw:name="Врезка 15" draw:style-name="gr6" draw:text-style-name="P29" svg:width="16.925cm" svg:height="17.186cm" svg:x="-0.053cm" svg:y="0.002cm"><text:p text:style-name="P28"><text:span text:style-name="T21">void </text:span><text:span text:style-name="T22">test_ordered_array_set_in1</text:span><text:span text:style-name="T23">() {</text:span><text:span text:style-name="T23"><text:line-break/></text:span><text:span text:style-name="T23"> <text:s/></text:span><text:span text:style-name="T24">ordered_array_set </text:span><text:span text:style-name="T23">set =</text:span><text:span text:style-name="T23"><text:line-break/></text:span><text:span text:style-name="T23"> <text:s text:c="3"/>ordered_array_set_create_from_array((</text:span><text:span text:style-name="T21">int</text:span><text:span text:style-name="T23">[]) {</text:span><text:span text:style-name="T25">1</text:span><text:span text:style-name="T21">, </text:span><text:span text:style-name="T25">53</text:span><text:span text:style-name="T23">}</text:span><text:span text:style-name="T21">, </text:span><text:span text:style-name="T25">2</text:span><text:span text:style-name="T23">)</text:span><text:span text:style-name="T21">;</text:span><text:span text:style-name="T21"><text:line-break/></text:span><text:span text:style-name="T21"> <text:s/></text:span><text:span text:style-name="T26">assert</text:span><text:span text:style-name="T23">(ordered_array_set_in(&amp;set</text:span><text:span text:style-name="T21">, </text:span><text:span text:style-name="T25">5</text:span><text:span text:style-name="T23">) == </text:span><text:span text:style-name="T25">2</text:span><text:span text:style-name="T23">)</text:span><text:span text:style-name="T21">;</text:span><text:span text:style-name="T21"><text:line-break/></text:span><text:span text:style-name="T21"><text:line-break/></text:span><text:span text:style-name="T21"><text:line-break/></text:span><text:span text:style-name="T21"> <text:s/></text:span><text:span text:style-name="T23">ordered_array_set_delete(set)</text:span><text:span text:style-name="T21">;</text:span><text:span text:style-name="T21"><text:line-break/></text:span><text:span text:style-name="T23">}</text:span><text:span text:style-name="T23"><text:line-break/></text:span><text:span text:style-name="T23"><text:line-break/></text:span><text:span text:style-name="T21">void </text:span><text:span text:style-name="T22">test_ordered_array_set_in2</text:span><text:span text:style-name="T23">() {</text:span><text:span text:style-name="T23"><text:line-break/></text:span><text:span text:style-name="T23"> <text:s/></text:span><text:span text:style-name="T24">ordered_array_set </text:span><text:span text:style-name="T23">set1 =</text:span><text:span text:style-name="T23"><text:line-break/></text:span><text:span text:style-name="T23"> <text:s text:c="3"/>ordered_array_set_create_from_array((</text:span><text:span text:style-name="T21">int</text:span><text:span text:style-name="T23">[]) {</text:span><text:span text:style-name="T25">1</text:span><text:span text:style-name="T21">, </text:span><text:span text:style-name="T25">53</text:span><text:span text:style-name="T23">}</text:span><text:span text:style-name="T21">, </text:span><text:span text:style-name="T25">2</text:span><text:span text:style-name="T23">)</text:span><text:span text:style-name="T21">;</text:span><text:span text:style-name="T21"><text:line-break/></text:span><text:span text:style-name="T21"> <text:s/></text:span><text:span text:style-name="T26">assert</text:span><text:span text:style-name="T23">(ordered_array_set_in(&amp;set1</text:span><text:span text:style-name="T21">, </text:span><text:span text:style-name="T25">1</text:span><text:span text:style-name="T23">) == </text:span><text:span text:style-name="T25">0</text:span><text:span text:style-name="T23">)</text:span><text:span text:style-name="T21">;</text:span><text:span text:style-name="T21"><text:line-break/></text:span><text:span text:style-name="T21"><text:line-break/></text:span><text:span text:style-name="T21"> <text:s/></text:span><text:span text:style-name="T23">ordered_array_set_delete(set1)</text:span><text:span text:style-name="T21">;</text:span><text:span text:style-name="T21"><text:line-break/></text:span><text:span text:style-name="T23">}</text:span><text:span text:style-name="T23"><text:line-break/></text:span><text:span text:style-name="T23"><text:line-break/></text:span><text:span text:style-name="T21">void </text:span><text:span text:style-name="T22">test_ordered_array_set_in</text:span><text:span text:style-name="T23">() {</text:span><text:span text:style-name="T23"><text:line-break/></text:span><text:span text:style-name="T23"> <text:s/>test_ordered_array_set_in1()</text:span><text:span text:style-name="T21">;</text:span><text:span text:style-name="T21"><text:line-break/></text:span><text:span text:style-name="T21"> <text:s/></text:span><text:span text:style-name="T23">test_ordered_array_set_in2()</text:span><text:span text:style-name="T21">;</text:span><text:span text:style-name="T21"><text:line-break/></text:span><text:span text:style-name="T23">}</text:span><text:span text:style-name="T23"><text:line-break/></text:span><text:span text:style-name="T23"><text:line-break/></text:span><text:span text:style-name="T21">void </text:span><text:span text:style-name="T22">test_ordered_array_set_isSubset1</text:span><text:span text:style-name="T23">() {</text:span><text:span text:style-name="T23"><text:line-break/></text:span><text:span text:style-name="T23"> <text:s/></text:span><text:span text:style-name="T24">ordered_array_set </text:span><text:span text:style-name="T23">set1 =</text:span><text:span text:style-name="T23"><text:line-break/></text:span><text:span text:style-name="T23"> <text:s text:c="3"/>ordered_array_set_create_from_array((</text:span><text:span text:style-name="T21">int</text:span><text:span text:style-name="T23">[]) {</text:span><text:span text:style-name="T25">1</text:span><text:span text:style-name="T21">, </text:span><text:span text:style-name="T25">53</text:span><text:span text:style-name="T23">}</text:span><text:span text:style-name="T21">, </text:span><text:span text:style-name="T25">2</text:span><text:span text:style-name="T23">)</text:span><text:span text:style-name="T21">;</text:span><text:span text:style-name="T21"><text:line-break/></text:span><text:span text:style-name="T21"> <text:s/></text:span><text:span text:style-name="T24">ordered_array_set </text:span><text:span text:style-name="T23">set2 =</text:span><text:span text:style-name="T23"><text:line-break/></text:span><text:span text:style-name="T23"> <text:s text:c="3"/>ordered_array_set_create_from_array((</text:span><text:span text:style-name="T21">int</text:span><text:span text:style-name="T23">[]) {</text:span><text:span text:style-name="T25">1</text:span><text:span text:style-name="T21">, </text:span><text:span text:style-name="T25">12</text:span><text:span text:style-name="T21">, </text:span><text:span text:style-name="T25">53</text:span><text:span text:style-name="T21">, </text:span><text:span text:style-name="T25">102</text:span><text:span text:style-name="T23">}</text:span><text:span text:style-name="T21">, </text:span><text:span text:style-name="T25">4</text:span><text:span text:style-name="T23">)</text:span><text:span text:style-name="T21">;</text:span><text:span text:style-name="T21"><text:line-break/></text:span><text:span text:style-name="T21"> <text:s/></text:span><text:span text:style-name="T26">assert</text:span><text:span text:style-name="T23">(ordered_array_set_isSubset(set1</text:span><text:span text:style-name="T21">, </text:span><text:span text:style-name="T23">set2))</text:span><text:span text:style-name="T21">;</text:span><text:span text:style-name="T21"><text:line-break/></text:span><text:span text:style-name="T21"><text:line-break/></text:span><text:span text:style-name="T21"> <text:s/></text:span><text:span text:style-name="T23">ordered_array_set_delete(set1)</text:span><text:span text:style-name="T21">;</text:span><text:span text:style-name="T21"><text:line-break/></text:span><text:span text:style-name="T21"> <text:s/></text:span><text:span text:style-name="T23">ordered_array_set_delete(set2)</text:span><text:span text:style-name="T21">;</text:span><text:span text:style-name="T21"><text:line-break/></text:span><text:span text:style-name="T23">}</text:span><text:span text:style-name="T23"><text:line-break/></text:span><text:span text:style-name="T23"><text:line-break/></text:span><text:span text:style-name="T21">void </text:span><text:span text:style-name="T22">test_ordered_array_set_isSubset2</text:span><text:span text:style-name="T23">() {</text:span><text:span text:style-name="T23"><text:line-break/></text:span><text:span text:style-name="T23"> <text:s/></text:span><text:span text:style-name="T24">ordered_array_set </text:span><text:span text:style-name="T23">set1 =</text:span><text:span text:style-name="T23"><text:line-break/></text:span><text:span text:style-name="T23"> <text:s text:c="3"/>ordered_array_set_create_from_array((</text:span><text:span text:style-name="T21">int</text:span><text:span text:style-name="T23">[]) {</text:span><text:span text:style-name="T25">1</text:span><text:span text:style-name="T21">, </text:span><text:span text:style-name="T25">5</text:span><text:span text:style-name="T23">}</text:span><text:span text:style-name="T21">, </text:span><text:span text:style-name="T25">2</text:span><text:span text:style-name="T23">)</text:span><text:span text:style-name="T21">;</text:span><text:span text:style-name="T21"><text:line-break/></text:span><text:span text:style-name="T21"> <text:s/></text:span><text:span text:style-name="T24">ordered_array_set </text:span><text:span text:style-name="T23">set2 =</text:span><text:span text:style-name="T23"><text:line-break/></text:span><text:span text:style-name="T23"> <text:s text:c="3"/>ordered_array_set_create_from_array((</text:span><text:span text:style-name="T21">int</text:span><text:span text:style-name="T23">[]) {</text:span><text:span text:style-name="T25">1</text:span><text:span text:style-name="T21">, </text:span><text:span text:style-name="T25">42</text:span><text:span text:style-name="T21">, </text:span><text:span text:style-name="T25">53</text:span><text:span text:style-name="T21">, </text:span><text:span text:style-name="T25">102</text:span><text:span text:style-name="T23">}</text:span><text:span text:style-name="T21">, </text:span><text:span text:style-name="T25">4</text:span><text:span text:style-name="T23">)</text:span><text:span text:style-name="T21">;</text:span><text:span text:style-name="T21"><text:line-break/></text:span><text:span text:style-name="T21"> <text:s/></text:span><text:span text:style-name="T26">assert</text:span><text:span text:style-name="T23">(ordered_array_set_isSubset(set1</text:span><text:span text:style-name="T21">, </text:span><text:span text:style-name="T23">set2) == </text:span><text:span text:style-name="T25">0</text:span><text:span text:style-name="T23">)</text:span><text:span text:style-name="T21">;</text:span><text:span text:style-name="T21"><text:line-break/></text:span><text:span text:style-name="T21"><text:line-break/></text:span><text:span text:style-name="T21"> <text:s/></text:span><text:span text:style-name="T23">ordered_array_set_delete(set1)</text:span><text:span text:style-name="T21">;</text:span><text:span text:style-name="T21"><text:line-break/></text:span><text:span text:style-name="T21"> <text:s/></text:span><text:span text:style-name="T23">ordered_array_set_delete(set2)</text:span><text:span text:style-name="T21">;</text:span><text:span text:style-name="T21"><text:line-break/></text:span><text:span text:style-name="T23">}</text:span><text:span text:style-name="T23"><text:line-break/></text:span><text:span text:style-name="T23"><text:line-break/></text:span><text:span text:style-name="T2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custom-shape text:anchor-type="paragraph" draw:z-index="15" draw:name="Врезка 16" draw:style-name="gr5" draw:text-style-name="P29" svg:width="16.925cm" svg:height="26.122cm" svg:x="-0.053cm" svg:y="0.002cm"><text:p text:style-name="P28"><text:span text:style-name="T21">void </text:span><text:span text:style-name="T22">test_ordered_array_set_isSubset</text:span><text:span text:style-name="T23">() { </text:span><text:span text:style-name="T23"><text:line-break/></text:span><text:span text:style-name="T23"> <text:s/>test_ordered_array_set_isSubset1()</text:span><text:span text:style-name="T21">; </text:span><text:span text:style-name="T21"><text:line-break/></text:span><text:span text:style-name="T21"> <text:s/></text:span><text:span text:style-name="T23">test_ordered_array_set_isSubset2()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1">void </text:span><text:span text:style-name="T22">test_ordered_array_set_insert1</text:span><text:span text:style-name="T23">() { </text:span><text:span text:style-name="T23"><text:line-break/></text:span><text:span text:style-name="T23"> <text:s/></text:span><text:span text:style-name="T24">ordered_array_set </text:span><text:span text:style-name="T23">set = </text:span><text:span text:style-name="T23"><text:line-break/></text:span><text:span text:style-name="T23"> <text:s text:c="3"/>ordered_array_set_create(</text:span><text:span text:style-name="T25">1</text:span><text:span text:style-name="T23">)</text:span><text:span text:style-name="T21">; </text:span><text:span text:style-name="T21"><text:line-break/></text:span><text:span text:style-name="T21"> <text:s/></text:span><text:span text:style-name="T23">ordered_array_set_insert(&amp;set</text:span><text:span text:style-name="T21">, </text:span><text:span text:style-name="T25">4</text:span><text:span text:style-name="T23">)</text:span><text:span text:style-name="T21">; </text:span><text:span text:style-name="T21"><text:line-break/></text:span><text:span text:style-name="T21"> <text:s/></text:span><text:span text:style-name="T23">ordered_array_set_insert(&amp;set</text:span><text:span text:style-name="T21">, </text:span><text:span text:style-name="T25">4</text:span><text:span text:style-name="T23">)</text:span><text:span text:style-name="T21">; </text:span><text:span text:style-name="T21"><text:line-break/></text:span><text:span text:style-name="T21"> <text:s/></text:span><text:span text:style-name="T24">ordered_array_set </text:span><text:span text:style-name="T23">resSet = </text:span><text:span text:style-name="T23"><text:line-break/></text:span><text:span text:style-name="T23"> <text:s text:c="3"/>ordered_array_set_create_from_array((</text:span><text:span text:style-name="T21">int</text:span><text:span text:style-name="T23">[]) {</text:span><text:span text:style-name="T25">4</text:span><text:span text:style-name="T23">}</text:span><text:span text:style-name="T21">, </text:span><text:span text:style-name="T25">1</text:span><text:span text:style-name="T23">)</text:span><text:span text:style-name="T21">; </text:span><text:span text:style-name="T21"><text:line-break/></text:span><text:span text:style-name="T21"> <text:s/></text:span><text:span text:style-name="T26">assert</text:span><text:span text:style-name="T23">(ordered_array_set_isEqual(set</text:span><text:span text:style-name="T21">, </text:span><text:span text:style-name="T23">resSet))</text:span><text:span text:style-name="T21">; </text:span><text:span text:style-name="T21"><text:line-break/></text:span><text:span text:style-name="T21"> </text:span><text:span text:style-name="T21"><text:line-break/></text:span><text:span text:style-name="T21"> <text:s/></text:span><text:span text:style-name="T23">ordered_array_set_delete(set)</text:span><text:span text:style-name="T21">; </text:span><text:span text:style-name="T21"><text:line-break/></text:span><text:span text:style-name="T21"> <text:s/></text:span><text:span text:style-name="T23">ordered_array_set_delete(resSet)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1">void </text:span><text:span text:style-name="T22">test_ordered_array_set_insert2</text:span><text:span text:style-name="T23">() { </text:span><text:span text:style-name="T23"><text:line-break/></text:span><text:span text:style-name="T23"> <text:s/></text:span><text:span text:style-name="T24">ordered_array_set </text:span><text:span text:style-name="T23">set = </text:span><text:span text:style-name="T23"><text:line-break/></text:span><text:span text:style-name="T23"> <text:s text:c="3"/>ordered_array_set_create(</text:span><text:span text:style-name="T25">5</text:span><text:span text:style-name="T23">)</text:span><text:span text:style-name="T21">; </text:span><text:span text:style-name="T21"><text:line-break/></text:span><text:span text:style-name="T21"> <text:s/></text:span><text:span text:style-name="T23">ordered_array_set_insert(&amp;set</text:span><text:span text:style-name="T21">, </text:span><text:span text:style-name="T25">4</text:span><text:span text:style-name="T23">)</text:span><text:span text:style-name="T21">; </text:span><text:span text:style-name="T21"><text:line-break/></text:span><text:span text:style-name="T21"> <text:s/></text:span><text:span text:style-name="T23">ordered_array_set_insert(&amp;set</text:span><text:span text:style-name="T21">, </text:span><text:span text:style-name="T25">2</text:span><text:span text:style-name="T23">)</text:span><text:span text:style-name="T21">; </text:span><text:span text:style-name="T21"><text:line-break/></text:span><text:span text:style-name="T21"> <text:s/></text:span><text:span text:style-name="T23">ordered_array_set_insert(&amp;set</text:span><text:span text:style-name="T21">, </text:span><text:span text:style-name="T25">1</text:span><text:span text:style-name="T23">)</text:span><text:span text:style-name="T21">; </text:span><text:span text:style-name="T21"><text:line-break/></text:span><text:span text:style-name="T21"> <text:s/></text:span><text:span text:style-name="T23">ordered_array_set_insert(&amp;set</text:span><text:span text:style-name="T21">, </text:span><text:span text:style-name="T25">5</text:span><text:span text:style-name="T23">)</text:span><text:span text:style-name="T21">; </text:span><text:span text:style-name="T21"><text:line-break/></text:span><text:span text:style-name="T21"> <text:s/></text:span><text:span text:style-name="T23">ordered_array_set_insert(&amp;set</text:span><text:span text:style-name="T21">, </text:span><text:span text:style-name="T25">3</text:span><text:span text:style-name="T23">)</text:span><text:span text:style-name="T21">; </text:span><text:span text:style-name="T21"><text:line-break/></text:span><text:span text:style-name="T21"> <text:s/></text:span><text:span text:style-name="T24">ordered_array_set </text:span><text:span text:style-name="T23">resSet = </text:span><text:span text:style-name="T23"><text:line-break/></text:span><text:span text:style-name="T23"> <text:s text:c="3"/>ordered_array_set_create_from_array((</text:span><text:span text:style-name="T21">int</text:span><text:span text:style-name="T23">[]) {</text:span><text:span text:style-name="T25">1</text:span><text:span text:style-name="T21">, </text:span><text:span text:style-name="T25">2</text:span><text:span text:style-name="T21">, </text:span><text:span text:style-name="T25">3</text:span><text:span text:style-name="T21">, </text:span><text:span text:style-name="T25">4</text:span><text:span text:style-name="T21">, </text:span><text:span text:style-name="T25">5</text:span><text:span text:style-name="T23">}</text:span><text:span text:style-name="T21">, </text:span><text:span text:style-name="T25">5</text:span><text:span text:style-name="T23">)</text:span><text:span text:style-name="T21">; </text:span><text:span text:style-name="T21"><text:line-break/></text:span><text:span text:style-name="T21"> <text:s/></text:span><text:span text:style-name="T26">assert</text:span><text:span text:style-name="T23">(ordered_array_set_isEqual(set</text:span><text:span text:style-name="T21">, </text:span><text:span text:style-name="T23">resSet))</text:span><text:span text:style-name="T21">; </text:span><text:span text:style-name="T21"><text:line-break/></text:span><text:span text:style-name="T21"> </text:span><text:span text:style-name="T21"><text:line-break/></text:span><text:span text:style-name="T21"> <text:s/></text:span><text:span text:style-name="T23">ordered_array_set_delete(set)</text:span><text:span text:style-name="T21">; </text:span><text:span text:style-name="T21"><text:line-break/></text:span><text:span text:style-name="T21"> <text:s/></text:span><text:span text:style-name="T23">ordered_array_set_delete(resSet)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1">void </text:span><text:span text:style-name="T22">test_ordered_array_set_insert</text:span><text:span text:style-name="T23">() { </text:span><text:span text:style-name="T23"><text:line-break/></text:span><text:span text:style-name="T23"> <text:s/>test_ordered_array_set_insert1()</text:span><text:span text:style-name="T21">; </text:span><text:span text:style-name="T21"><text:line-break/></text:span><text:span text:style-name="T21"> <text:s/></text:span><text:span text:style-name="T23">test_ordered_array_set_insert2()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1">void </text:span><text:span text:style-name="T22">test_ordered_array_set_deleteElement1</text:span><text:span text:style-name="T23">() { </text:span><text:span text:style-name="T23"><text:line-break/></text:span><text:span text:style-name="T23"> <text:s/></text:span><text:span text:style-name="T24">ordered_array_set </text:span><text:span text:style-name="T23">set = </text:span><text:span text:style-name="T23"><text:line-break/></text:span><text:span text:style-name="T23"> <text:s text:c="3"/>ordered_array_set_create_from_array((</text:span><text:span text:style-name="T21">int</text:span><text:span text:style-name="T23">[]) {</text:span><text:span text:style-name="T25">1</text:span><text:span text:style-name="T21">, </text:span><text:span text:style-name="T25">2</text:span><text:span text:style-name="T21">, </text:span><text:span text:style-name="T25">3</text:span><text:span text:style-name="T21">, </text:span><text:span text:style-name="T25">4</text:span><text:span text:style-name="T21">, </text:span><text:span text:style-name="T25">5</text:span><text:span text:style-name="T23">}</text:span><text:span text:style-name="T21">, </text:span><text:span text:style-name="T25">5</text:span><text:span text:style-name="T23">)</text:span><text:span text:style-name="T21">; </text:span><text:span text:style-name="T21"><text:line-break/></text:span><text:span text:style-name="T21"> <text:s/></text:span><text:span text:style-name="T23">ordered_array_set_deleteElement(&amp;set</text:span><text:span text:style-name="T21">, </text:span><text:span text:style-name="T25">4</text:span><text:span text:style-name="T23">)</text:span><text:span text:style-name="T21">; </text:span><text:span text:style-name="T21"><text:line-break/></text:span><text:span text:style-name="T21"> <text:s/></text:span><text:span text:style-name="T23">ordered_array_set_deleteElement(&amp;set</text:span><text:span text:style-name="T21">, </text:span><text:span text:style-name="T25">2</text:span><text:span text:style-name="T23">)</text:span><text:span text:style-name="T21">; </text:span><text:span text:style-name="T21"><text:line-break/></text:span><text:span text:style-name="T21"> <text:s/></text:span><text:span text:style-name="T23">ordered_array_set_deleteElement(&amp;set</text:span><text:span text:style-name="T21">, </text:span><text:span text:style-name="T25">1</text:span><text:span text:style-name="T23">)</text:span><text:span text:style-name="T21">; </text:span><text:span text:style-name="T21"><text:line-break/></text:span><text:span text:style-name="T21"> <text:s/></text:span><text:span text:style-name="T23">ordered_array_set_deleteElement(&amp;set</text:span><text:span text:style-name="T21">, </text:span><text:span text:style-name="T25">5</text:span><text:span text:style-name="T23">)</text:span><text:span text:style-name="T21">; </text:span><text:span text:style-name="T21"><text:line-break/></text:span><text:span text:style-name="T21"> <text:s/></text:span><text:span text:style-name="T24">ordered_array_set </text:span><text:span text:style-name="T23">resSet = </text:span><text:span text:style-name="T23"><text:line-break/></text:span><text:span text:style-name="T23"> <text:s text:c="3"/>ordered_array_set_create_from_array((</text:span><text:span text:style-name="T21">int</text:span><text:span text:style-name="T23">[]) {</text:span><text:span text:style-name="T25">3</text:span><text:span text:style-name="T23">}</text:span><text:span text:style-name="T21">, </text:span><text:span text:style-name="T25">1</text:span><text:span text:style-name="T23">)</text:span><text:span text:style-name="T21">; </text:span><text:span text:style-name="T21"><text:line-break/></text:span><text:span text:style-name="T21"> </text:span><text:span text:style-name="T21"><text:line-break/></text:span><text:span text:style-name="T21"> <text:s/></text:span><text:span text:style-name="T26">assert</text:span><text:span text:style-name="T23">(ordered_array_set_isEqual(set</text:span><text:span text:style-name="T21">, </text:span><text:span text:style-name="T23">resSet))</text:span><text:span text:style-name="T21">; </text:span><text:span text:style-name="T21"><text:line-break/></text:span><text:span text:style-name="T21"> <text:s/></text:span><text:span text:style-name="T23">ordered_array_set_delete(set)</text:span><text:span text:style-name="T21">; </text:span><text:span text:style-name="T21"><text:line-break/></text:span><text:span text:style-name="T21"> <text:s/></text:span><text:span text:style-name="T23">ordered_array_set_delete(resSet)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1">void </text:span><text:span text:style-name="T22">test_ordered_array_set_deleteElement2</text:span><text:span text:style-name="T23">() { </text:span><text:span text:style-name="T23"><text:line-break/></text:span><text:span text:style-name="T23"> <text:s/></text:span><text:span text:style-name="T24">ordered_array_set </text:span><text:span text:style-name="T23">set = </text:span><text:span text:style-name="T23"><text:line-break/></text:span><text:span text:style-name="T23"> <text:s text:c="3"/>ordered_array_set_create_from_array((</text:span><text:span text:style-name="T21">int</text:span><text:span text:style-name="T23">[]) {}</text:span><text:span text:style-name="T21">, </text:span><text:span text:style-name="T25">0</text:span><text:span text:style-name="T23">)</text:span><text:span text:style-name="T21">; </text:span><text:span text:style-name="T21"><text:line-break/></text:span><text:span text:style-name="T21"> <text:s/></text:span><text:span text:style-name="T23">ordered_array_set_deleteElement(&amp;set</text:span><text:span text:style-name="T21">, </text:span><text:span text:style-name="T25">4</text:span><text:span text:style-name="T23">)</text:span><text:span text:style-name="T21">; </text:span><text:span text:style-name="T21"><text:line-break/></text:span><text:span text:style-name="T21"> <text:s/></text:span><text:span text:style-name="T23">ordered_array_set_deleteElement(&amp;set</text:span><text:span text:style-name="T21">, </text:span><text:span text:style-name="T25">2</text:span><text:span text:style-name="T23">)</text:span><text:span text:style-name="T21">; </text:span><text:span text:style-name="T21"><text:line-break/></text:span><text:span text:style-name="T21"> <text:s/></text:span><text:span text:style-name="T23">ordered_array_set_deleteElement(&amp;set</text:span><text:span text:style-name="T21">, </text:span><text:span text:style-name="T25">1</text:span><text:span text:style-name="T23">)</text:span><text:span text:style-name="T21">; </text:span><text:span text:style-name="T21"><text:line-break/></text:span><text:span text:style-name="T21"> <text:s/></text:span><text:span text:style-name="T23">ordered_array_set_deleteElement(&amp;set</text:span><text:span text:style-name="T21">, </text:span><text:span text:style-name="T25">5</text:span><text:span text:style-name="T23">)</text:span><text:span text:style-name="T21">; </text:span><text:span text:style-name="T21"><text:line-break/></text:span><text:span text:style-name="T21"> <text:s/></text:span><text:span text:style-name="T23">ordered_array_set_deleteElement(&amp;set</text:span><text:span text:style-name="T21">, </text:span><text:span text:style-name="T25">3</text:span><text:span text:style-name="T23">)</text:span><text:span text:style-name="T21">; </text:span><text:span text:style-name="T21"><text:line-break/></text:span><text:span text:style-name="T21"> <text:s/></text:span><text:span text:style-name="T24">ordered_array_set </text:span><text:span text:style-name="T23">resSet = </text:span><text:span text:style-name="T23"><text:line-break/></text:span><text:span text:style-name="T23"> <text:s text:c="3"/>ordered_array_set_create_from_array((</text:span><text:span text:style-name="T21">int</text:span><text:span text:style-name="T23">[]) {}</text:span><text:span text:style-name="T21">, </text:span><text:span text:style-name="T25">0</text:span><text:span text:style-name="T23">)</text:span><text:span text:style-name="T21">; </text:span><text:span text:style-name="T21"><text:line-break/></text:span><text:span text:style-name="T21"> <text:s/></text:span><text:span text:style-name="T26">assert</text:span><text:span text:style-name="T23">(ordered_array_set_isEqual(set</text:span><text:span text:style-name="T21">, </text:span><text:span text:style-name="T23">resSet))</text:span><text:span text:style-name="T21">; </text:span><text:span text:style-name="T21"><text:line-break/></text:span><text:span text:style-name="T21"> </text:span><text:span text:style-name="T21"><text:line-break/></text:span><text:span text:style-name="T2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custom-shape text:anchor-type="paragraph" draw:z-index="16" draw:name="Врезка 17" draw:style-name="gr4" draw:text-style-name="P29" svg:width="16.925cm" svg:height="26.119cm" svg:x="-0.053cm" svg:y="0.002cm"><text:p text:style-name="P28"><text:span text:style-name="T21"><text:s text:c="2"/></text:span><text:span text:style-name="T23">ordered_array_set_delete(set)</text:span><text:span text:style-name="T21">; </text:span><text:span text:style-name="T21"><text:line-break/></text:span><text:span text:style-name="T21"> <text:s/></text:span><text:span text:style-name="T23">ordered_array_set_delete(resSet)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1">void </text:span><text:span text:style-name="T22">test_ordered_array_set_deleteElement</text:span><text:span text:style-name="T23">() { </text:span><text:span text:style-name="T23"><text:line-break/></text:span><text:span text:style-name="T23"> <text:s/>test_ordered_array_set_deleteElement1()</text:span><text:span text:style-name="T21">; </text:span><text:span text:style-name="T21"><text:line-break/></text:span><text:span text:style-name="T21"> <text:s/></text:span><text:span text:style-name="T23">test_ordered_array_set_deleteElement2()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1">void </text:span><text:span text:style-name="T22">test_ordered_array_set_union1</text:span><text:span text:style-name="T23">() { </text:span><text:span text:style-name="T23"><text:line-break/></text:span><text:span text:style-name="T23"> <text:s/></text:span><text:span text:style-name="T24">ordered_array_set </text:span><text:span text:style-name="T23">set1 = </text:span><text:span text:style-name="T23"><text:line-break/></text:span><text:span text:style-name="T23"> <text:s text:c="3"/>ordered_array_set_create_from_array((</text:span><text:span text:style-name="T21">int</text:span><text:span text:style-name="T23">[]) {</text:span><text:span text:style-name="T25">3</text:span><text:span text:style-name="T21">, </text:span><text:span text:style-name="T25">4</text:span><text:span text:style-name="T21">, </text:span><text:span text:style-name="T25">5</text:span><text:span text:style-name="T21">, </text:span><text:span text:style-name="T25">6</text:span><text:span text:style-name="T21">, </text:span><text:span text:style-name="T25">7</text:span><text:span text:style-name="T23">}</text:span><text:span text:style-name="T21">, </text:span><text:span text:style-name="T25">5</text:span><text:span text:style-name="T23">)</text:span><text:span text:style-name="T21">; </text:span><text:span text:style-name="T21"><text:line-break/></text:span><text:span text:style-name="T21"> <text:s/></text:span><text:span text:style-name="T24">ordered_array_set </text:span><text:span text:style-name="T23">set2 = </text:span><text:span text:style-name="T23"><text:line-break/></text:span><text:span text:style-name="T23"> <text:s text:c="3"/>ordered_array_set_create_from_array((</text:span><text:span text:style-name="T21">int</text:span><text:span text:style-name="T23">[]) {</text:span><text:span text:style-name="T25">1</text:span><text:span text:style-name="T21">, </text:span><text:span text:style-name="T25">2</text:span><text:span text:style-name="T21">, </text:span><text:span text:style-name="T25">3</text:span><text:span text:style-name="T21">, </text:span><text:span text:style-name="T25">4</text:span><text:span text:style-name="T21">, </text:span><text:span text:style-name="T25">5</text:span><text:span text:style-name="T23">}</text:span><text:span text:style-name="T21">, </text:span><text:span text:style-name="T25">5</text:span><text:span text:style-name="T23">)</text:span><text:span text:style-name="T21">; </text:span><text:span text:style-name="T21"><text:line-break/></text:span><text:span text:style-name="T21"> <text:s/></text:span><text:span text:style-name="T24">ordered_array_set </text:span><text:span text:style-name="T23">resSet = </text:span><text:span text:style-name="T23"><text:line-break/></text:span><text:span text:style-name="T23"> <text:s text:c="3"/>ordered_array_set_create_from_array((</text:span><text:span text:style-name="T21">int</text:span><text:span text:style-name="T23">[]) {</text:span><text:span text:style-name="T25">1</text:span><text:span text:style-name="T21">, </text:span><text:span text:style-name="T25">2</text:span><text:span text:style-name="T21">, </text:span><text:span text:style-name="T25">3</text:span><text:span text:style-name="T21">, </text:span><text:span text:style-name="T25">4</text:span><text:span text:style-name="T21">, </text:span><text:span text:style-name="T25">5</text:span><text:span text:style-name="T21">, </text:span><text:span text:style-name="T25">6</text:span><text:span text:style-name="T21">, </text:span><text:span text:style-name="T25">7</text:span><text:span text:style-name="T23">}</text:span><text:span text:style-name="T21">, </text:span><text:span text:style-name="T25">7</text:span><text:span text:style-name="T23">)</text:span><text:span text:style-name="T21">; </text:span><text:span text:style-name="T21"><text:line-break/></text:span><text:span text:style-name="T21"> <text:s/></text:span><text:span text:style-name="T24">ordered_array_set </text:span><text:span text:style-name="T23">testSet = </text:span><text:span text:style-name="T23"><text:line-break/></text:span><text:span text:style-name="T23"> <text:s text:c="3"/>ordered_array_set_union(set1</text:span><text:span text:style-name="T21">, </text:span><text:span text:style-name="T23">set2)</text:span><text:span text:style-name="T21">; </text:span><text:span text:style-name="T21"><text:line-break/></text:span><text:span text:style-name="T21"> <text:s/></text:span><text:span text:style-name="T26">assert</text:span><text:span text:style-name="T23">(ordered_array_set_isEqual(testSet</text:span><text:span text:style-name="T21">, </text:span><text:span text:style-name="T23">resSet))</text:span><text:span text:style-name="T21">; </text:span><text:span text:style-name="T21"><text:line-break/></text:span><text:span text:style-name="T21"> </text:span><text:span text:style-name="T21"><text:line-break/></text:span><text:span text:style-name="T21"> <text:s/></text:span><text:span text:style-name="T23">ordered_array_set_delete(set1)</text:span><text:span text:style-name="T21">; </text:span><text:span text:style-name="T21"><text:line-break/></text:span><text:span text:style-name="T21"> <text:s/></text:span><text:span text:style-name="T23">ordered_array_set_delete(set2)</text:span><text:span text:style-name="T21">; </text:span><text:span text:style-name="T21"><text:line-break/></text:span><text:span text:style-name="T21"> <text:s/></text:span><text:span text:style-name="T23">ordered_array_set_delete(testSet)</text:span><text:span text:style-name="T21">; </text:span><text:span text:style-name="T21"><text:line-break/></text:span><text:span text:style-name="T21"> <text:s/></text:span><text:span text:style-name="T23">ordered_array_set_delete(resSet)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1">void </text:span><text:span text:style-name="T22">test_ordered_array_set_union2</text:span><text:span text:style-name="T23">() { </text:span><text:span text:style-name="T23"><text:line-break/></text:span><text:span text:style-name="T23"> <text:s/></text:span><text:span text:style-name="T24">ordered_array_set </text:span><text:span text:style-name="T23">set1 = </text:span><text:span text:style-name="T23"><text:line-break/></text:span><text:span text:style-name="T23"> <text:s text:c="3"/>ordered_array_set_create_from_array((</text:span><text:span text:style-name="T21">int</text:span><text:span text:style-name="T23">[]) {</text:span><text:span text:style-name="T25">1</text:span><text:span text:style-name="T21">, </text:span><text:span text:style-name="T25">2</text:span><text:span text:style-name="T21">, </text:span><text:span text:style-name="T25">3</text:span><text:span text:style-name="T21">, </text:span><text:span text:style-name="T25">4</text:span><text:span text:style-name="T21">, </text:span><text:span text:style-name="T25">5</text:span><text:span text:style-name="T23">}</text:span><text:span text:style-name="T21">, </text:span><text:span text:style-name="T25">5</text:span><text:span text:style-name="T23">)</text:span><text:span text:style-name="T21">; </text:span><text:span text:style-name="T21"><text:line-break/></text:span><text:span text:style-name="T21"> <text:s/></text:span><text:span text:style-name="T24">ordered_array_set </text:span><text:span text:style-name="T23">set2 = </text:span><text:span text:style-name="T23"><text:line-break/></text:span><text:span text:style-name="T23"> <text:s text:c="3"/>ordered_array_set_create_from_array((</text:span><text:span text:style-name="T21">int</text:span><text:span text:style-name="T23">[]) {</text:span><text:span text:style-name="T25">6</text:span><text:span text:style-name="T21">, </text:span><text:span text:style-name="T25">7</text:span><text:span text:style-name="T21">, </text:span><text:span text:style-name="T25">8</text:span><text:span text:style-name="T21">, </text:span><text:span text:style-name="T25">9</text:span><text:span text:style-name="T21">, </text:span><text:span text:style-name="T25">10</text:span><text:span text:style-name="T23">}</text:span><text:span text:style-name="T21">, </text:span><text:span text:style-name="T25">5</text:span><text:span text:style-name="T23">)</text:span><text:span text:style-name="T21">; </text:span><text:span text:style-name="T21"><text:line-break/></text:span><text:span text:style-name="T21"> <text:s/></text:span><text:span text:style-name="T24">ordered_array_set </text:span><text:span text:style-name="T23">resSet = </text:span><text:span text:style-name="T23"><text:line-break/></text:span><text:span text:style-name="T23"> <text:s text:c="3"/>ordered_array_set_create_from_array( </text:span><text:span text:style-name="T23"><text:line-break/></text:span><text:span text:style-name="T23"> <text:s text:c="5"/>(</text:span><text:span text:style-name="T21">int</text:span><text:span text:style-name="T23">[]) {</text:span><text:span text:style-name="T25">1</text:span><text:span text:style-name="T21">, </text:span><text:span text:style-name="T25">2</text:span><text:span text:style-name="T21">, </text:span><text:span text:style-name="T25">3</text:span><text:span text:style-name="T21">, </text:span><text:span text:style-name="T25">4</text:span><text:span text:style-name="T21">, </text:span><text:span text:style-name="T25">5</text:span><text:span text:style-name="T21">, </text:span><text:span text:style-name="T25">6</text:span><text:span text:style-name="T21">, </text:span><text:span text:style-name="T25">7</text:span><text:span text:style-name="T21">, </text:span><text:span text:style-name="T25">8</text:span><text:span text:style-name="T21">, </text:span><text:span text:style-name="T25">9</text:span><text:span text:style-name="T21">, </text:span><text:span text:style-name="T25">10</text:span><text:span text:style-name="T23">}</text:span><text:span text:style-name="T21">, </text:span><text:span text:style-name="T25">10</text:span><text:span text:style-name="T23">)</text:span><text:span text:style-name="T21">; </text:span><text:span text:style-name="T21"><text:line-break/></text:span><text:span text:style-name="T21"> <text:s/></text:span><text:span text:style-name="T24">ordered_array_set </text:span><text:span text:style-name="T23">testSet = </text:span><text:span text:style-name="T23"><text:line-break/></text:span><text:span text:style-name="T23"> <text:s text:c="3"/>ordered_array_set_union(set1</text:span><text:span text:style-name="T21">, </text:span><text:span text:style-name="T23">set2)</text:span><text:span text:style-name="T21">; </text:span><text:span text:style-name="T21"><text:line-break/></text:span><text:span text:style-name="T21"> <text:s/></text:span><text:span text:style-name="T26">assert</text:span><text:span text:style-name="T23">(ordered_array_set_isEqual(testSet</text:span><text:span text:style-name="T21">, </text:span><text:span text:style-name="T23">resSet))</text:span><text:span text:style-name="T21">; </text:span><text:span text:style-name="T21"><text:line-break/></text:span><text:span text:style-name="T21"> </text:span><text:span text:style-name="T21"><text:line-break/></text:span><text:span text:style-name="T21"> <text:s/></text:span><text:span text:style-name="T23">ordered_array_set_delete(set1)</text:span><text:span text:style-name="T21">; </text:span><text:span text:style-name="T21"><text:line-break/></text:span><text:span text:style-name="T21"> <text:s/></text:span><text:span text:style-name="T23">ordered_array_set_delete(set2)</text:span><text:span text:style-name="T21">; </text:span><text:span text:style-name="T21"><text:line-break/></text:span><text:span text:style-name="T21"> <text:s/></text:span><text:span text:style-name="T23">ordered_array_set_delete(resSet)</text:span><text:span text:style-name="T21">; </text:span><text:span text:style-name="T21"><text:line-break/></text:span><text:span text:style-name="T21"> <text:s/></text:span><text:span text:style-name="T23">ordered_array_set_delete(testSet)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1">void </text:span><text:span text:style-name="T22">test_ordered_array_set_union</text:span><text:span text:style-name="T23">() { </text:span><text:span text:style-name="T23"><text:line-break/></text:span><text:span text:style-name="T23"> <text:s/>test_ordered_array_set_union1()</text:span><text:span text:style-name="T21">; </text:span><text:span text:style-name="T21"><text:line-break/></text:span><text:span text:style-name="T21"> <text:s/></text:span><text:span text:style-name="T23">test_ordered_array_set_union2()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1">void </text:span><text:span text:style-name="T22">test_ordered_array_set_intersection1</text:span><text:span text:style-name="T23">() { </text:span><text:span text:style-name="T23"><text:line-break/></text:span><text:span text:style-name="T23"> <text:s/></text:span><text:span text:style-name="T24">ordered_array_set </text:span><text:span text:style-name="T23">set1 = </text:span><text:span text:style-name="T23"><text:line-break/></text:span><text:span text:style-name="T23"> <text:s text:c="3"/>ordered_array_set_create_from_array((</text:span><text:span text:style-name="T21">int</text:span><text:span text:style-name="T23">[]) {</text:span><text:span text:style-name="T25">3</text:span><text:span text:style-name="T21">, </text:span><text:span text:style-name="T25">4</text:span><text:span text:style-name="T21">, </text:span><text:span text:style-name="T25">5</text:span><text:span text:style-name="T21">, </text:span><text:span text:style-name="T25">6</text:span><text:span text:style-name="T21">, </text:span><text:span text:style-name="T25">7</text:span><text:span text:style-name="T23">}</text:span><text:span text:style-name="T21">, </text:span><text:span text:style-name="T25">5</text:span><text:span text:style-name="T23">)</text:span><text:span text:style-name="T21">; </text:span><text:span text:style-name="T21"><text:line-break/></text:span><text:span text:style-name="T21"> <text:s/></text:span><text:span text:style-name="T24">ordered_array_set </text:span><text:span text:style-name="T23">set2 = </text:span><text:span text:style-name="T23"><text:line-break/></text:span><text:span text:style-name="T23"> <text:s text:c="3"/>ordered_array_set_create_from_array((</text:span><text:span text:style-name="T21">int</text:span><text:span text:style-name="T23">[]) {</text:span><text:span text:style-name="T25">1</text:span><text:span text:style-name="T21">, </text:span><text:span text:style-name="T25">2</text:span><text:span text:style-name="T21">, </text:span><text:span text:style-name="T25">3</text:span><text:span text:style-name="T21">, </text:span><text:span text:style-name="T25">4</text:span><text:span text:style-name="T21">, </text:span><text:span text:style-name="T25">5</text:span><text:span text:style-name="T23">}</text:span><text:span text:style-name="T21">, </text:span><text:span text:style-name="T25">5</text:span><text:span text:style-name="T23">)</text:span><text:span text:style-name="T21">; </text:span><text:span text:style-name="T21"><text:line-break/></text:span><text:span text:style-name="T21"> <text:s/></text:span><text:span text:style-name="T24">ordered_array_set </text:span><text:span text:style-name="T23">resSet = </text:span><text:span text:style-name="T23"><text:line-break/></text:span><text:span text:style-name="T23"> <text:s text:c="3"/>ordered_array_set_create_from_array((</text:span><text:span text:style-name="T21">int</text:span><text:span text:style-name="T23">[]) {</text:span><text:span text:style-name="T25">3</text:span><text:span text:style-name="T21">, </text:span><text:span text:style-name="T25">4</text:span><text:span text:style-name="T21">, </text:span><text:span text:style-name="T25">5</text:span><text:span text:style-name="T23">}</text:span><text:span text:style-name="T21">, </text:span><text:span text:style-name="T25">3</text:span><text:span text:style-name="T23">)</text:span><text:span text:style-name="T21">; </text:span><text:span text:style-name="T21"><text:line-break/></text:span><text:span text:style-name="T21"> <text:s/></text:span><text:span text:style-name="T24">ordered_array_set </text:span><text:span text:style-name="T23">testSet = </text:span><text:span text:style-name="T23"><text:line-break/></text:span><text:span text:style-name="T23"> <text:s text:c="3"/>ordered_array_set_intersection(set1</text:span><text:span text:style-name="T21">, </text:span><text:span text:style-name="T23">set2)</text:span><text:span text:style-name="T21">; </text:span><text:span text:style-name="T21"><text:line-break/></text:span><text:span text:style-name="T21"> <text:s/></text:span><text:span text:style-name="T26">assert</text:span><text:span text:style-name="T23">(ordered_array_set_isEqual(testSet</text:span><text:span text:style-name="T21">, </text:span><text:span text:style-name="T23">resSet))</text:span><text:span text:style-name="T21">; </text:span><text:span text:style-name="T21"><text:line-break/></text:span><text:span text:style-name="T21"> </text:span><text:span text:style-name="T21"><text:line-break/></text:span><text:span text:style-name="T21"> <text:s/></text:span><text:span text:style-name="T23">ordered_array_set_delete(set1)</text:span><text:span text:style-name="T21">; </text:span><text:span text:style-name="T21"><text:line-break/></text:span><text:span text:style-name="T21"> <text:s/></text:span><text:span text:style-name="T23">ordered_array_set_delete(set2)</text:span><text:span text:style-name="T21">; </text:span><text:span text:style-name="T21"><text:line-break/></text:span><text:span text:style-name="T21"> <text:s/></text:span><text:span text:style-name="T23">ordered_array_set_delete(testSet)</text:span><text:span text:style-name="T21">; </text:span><text:span text:style-name="T21"><text:line-break/></text:span><text:span text:style-name="T21"> <text:s/></text:span><text:span text:style-name="T23">ordered_array_set_delete(resSet)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custom-shape text:anchor-type="paragraph" draw:z-index="17" draw:name="Врезка 18" draw:style-name="gr3" draw:text-style-name="P29" svg:width="16.925cm" svg:height="24.196cm" svg:x="-0.053cm" svg:y="0.002cm"><text:p text:style-name="P28"><text:span text:style-name="T21">void </text:span><text:span text:style-name="T22">test_ordered_array_set_intersection2</text:span><text:span text:style-name="T23">() { </text:span><text:span text:style-name="T23"><text:line-break/></text:span><text:span text:style-name="T23"> <text:s/></text:span><text:span text:style-name="T24">ordered_array_set </text:span><text:span text:style-name="T23">set1 = </text:span><text:span text:style-name="T23"><text:line-break/></text:span><text:span text:style-name="T23"> <text:s text:c="3"/>ordered_array_set_create_from_array((</text:span><text:span text:style-name="T21">int</text:span><text:span text:style-name="T23">[]) {</text:span><text:span text:style-name="T25">6</text:span><text:span text:style-name="T21">, </text:span><text:span text:style-name="T25">7</text:span><text:span text:style-name="T21">, </text:span><text:span text:style-name="T25">8</text:span><text:span text:style-name="T21">, </text:span><text:span text:style-name="T25">9</text:span><text:span text:style-name="T21">, </text:span><text:span text:style-name="T25">10</text:span><text:span text:style-name="T23">}</text:span><text:span text:style-name="T21">, </text:span><text:span text:style-name="T25">5</text:span><text:span text:style-name="T23">)</text:span><text:span text:style-name="T21">; </text:span><text:span text:style-name="T21"><text:line-break/></text:span><text:span text:style-name="T21"> <text:s/></text:span><text:span text:style-name="T24">ordered_array_set </text:span><text:span text:style-name="T23">set2 = </text:span><text:span text:style-name="T23"><text:line-break/></text:span><text:span text:style-name="T23"> <text:s text:c="3"/>ordered_array_set_create_from_array((</text:span><text:span text:style-name="T21">int</text:span><text:span text:style-name="T23">[]) {</text:span><text:span text:style-name="T25">1</text:span><text:span text:style-name="T21">, </text:span><text:span text:style-name="T25">2</text:span><text:span text:style-name="T21">, </text:span><text:span text:style-name="T25">3</text:span><text:span text:style-name="T21">, </text:span><text:span text:style-name="T25">4</text:span><text:span text:style-name="T21">, </text:span><text:span text:style-name="T25">5</text:span><text:span text:style-name="T23">}</text:span><text:span text:style-name="T21">, </text:span><text:span text:style-name="T25">5</text:span><text:span text:style-name="T23">)</text:span><text:span text:style-name="T21">; </text:span><text:span text:style-name="T21"><text:line-break/></text:span><text:span text:style-name="T21"> <text:s/></text:span><text:span text:style-name="T24">ordered_array_set </text:span><text:span text:style-name="T23">resSet = </text:span><text:span text:style-name="T23"><text:line-break/></text:span><text:span text:style-name="T23"> <text:s text:c="3"/>ordered_array_set_create_from_array((</text:span><text:span text:style-name="T21">int</text:span><text:span text:style-name="T23">[]) {}</text:span><text:span text:style-name="T21">, </text:span><text:span text:style-name="T25">0</text:span><text:span text:style-name="T23">)</text:span><text:span text:style-name="T21">; </text:span><text:span text:style-name="T21"><text:line-break/></text:span><text:span text:style-name="T21"> <text:s/></text:span><text:span text:style-name="T24">ordered_array_set </text:span><text:span text:style-name="T23">testSet = </text:span><text:span text:style-name="T23"><text:line-break/></text:span><text:span text:style-name="T23"> <text:s text:c="3"/>ordered_array_set_intersection(set1</text:span><text:span text:style-name="T21">, </text:span><text:span text:style-name="T23">set2)</text:span><text:span text:style-name="T21">; </text:span><text:span text:style-name="T21"><text:line-break/></text:span><text:span text:style-name="T21"> <text:s/></text:span><text:span text:style-name="T26">assert</text:span><text:span text:style-name="T23">(ordered_array_set_isEqual(testSet</text:span><text:span text:style-name="T21">, </text:span><text:span text:style-name="T23">resSet))</text:span><text:span text:style-name="T21">; </text:span><text:span text:style-name="T21"><text:line-break/></text:span><text:span text:style-name="T21"> </text:span><text:span text:style-name="T21"><text:line-break/></text:span><text:span text:style-name="T21"> <text:s/></text:span><text:span text:style-name="T23">ordered_array_set_delete(set1)</text:span><text:span text:style-name="T21">; </text:span><text:span text:style-name="T21"><text:line-break/></text:span><text:span text:style-name="T21"> <text:s/></text:span><text:span text:style-name="T23">ordered_array_set_delete(set2)</text:span><text:span text:style-name="T21">; </text:span><text:span text:style-name="T21"><text:line-break/></text:span><text:span text:style-name="T21"> <text:s/></text:span><text:span text:style-name="T23">ordered_array_set_delete(testSet)</text:span><text:span text:style-name="T21">; </text:span><text:span text:style-name="T21"><text:line-break/></text:span><text:span text:style-name="T21"> <text:s/></text:span><text:span text:style-name="T23">ordered_array_set_delete(resSet)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1">void </text:span><text:span text:style-name="T22">test_ordered_array_set_intersection</text:span><text:span text:style-name="T23">() { </text:span><text:span text:style-name="T23"><text:line-break/></text:span><text:span text:style-name="T23"> <text:s/>test_ordered_array_set_intersection1()</text:span><text:span text:style-name="T21">; </text:span><text:span text:style-name="T21"><text:line-break/></text:span><text:span text:style-name="T21"> <text:s/></text:span><text:span text:style-name="T23">test_ordered_array_set_intersection2()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1">void </text:span><text:span text:style-name="T22">test_ordered_array_set_difference1</text:span><text:span text:style-name="T23">() { </text:span><text:span text:style-name="T23"><text:line-break/></text:span><text:span text:style-name="T23"> <text:s/></text:span><text:span text:style-name="T24">ordered_array_set </text:span><text:span text:style-name="T23">set1 = </text:span><text:span text:style-name="T23"><text:line-break/></text:span><text:span text:style-name="T23"> <text:s text:c="3"/>ordered_array_set_create_from_array((</text:span><text:span text:style-name="T21">int</text:span><text:span text:style-name="T23">[]) {</text:span><text:span text:style-name="T25">3</text:span><text:span text:style-name="T21">, </text:span><text:span text:style-name="T25">4</text:span><text:span text:style-name="T21">, </text:span><text:span text:style-name="T25">5</text:span><text:span text:style-name="T21">, </text:span><text:span text:style-name="T25">6</text:span><text:span text:style-name="T21">, </text:span><text:span text:style-name="T25">7</text:span><text:span text:style-name="T23">}</text:span><text:span text:style-name="T21">, </text:span><text:span text:style-name="T25">5</text:span><text:span text:style-name="T23">)</text:span><text:span text:style-name="T21">; </text:span><text:span text:style-name="T21"><text:line-break/></text:span><text:span text:style-name="T21"> <text:s/></text:span><text:span text:style-name="T24">ordered_array_set </text:span><text:span text:style-name="T23">set2 = </text:span><text:span text:style-name="T23"><text:line-break/></text:span><text:span text:style-name="T23"> <text:s text:c="3"/>ordered_array_set_create_from_array((</text:span><text:span text:style-name="T21">int</text:span><text:span text:style-name="T23">[]) {</text:span><text:span text:style-name="T25">1</text:span><text:span text:style-name="T21">, </text:span><text:span text:style-name="T25">2</text:span><text:span text:style-name="T21">, </text:span><text:span text:style-name="T25">3</text:span><text:span text:style-name="T21">, </text:span><text:span text:style-name="T25">4</text:span><text:span text:style-name="T21">, </text:span><text:span text:style-name="T25">5</text:span><text:span text:style-name="T23">}</text:span><text:span text:style-name="T21">, </text:span><text:span text:style-name="T25">5</text:span><text:span text:style-name="T23">)</text:span><text:span text:style-name="T21">; </text:span><text:span text:style-name="T21"><text:line-break/></text:span><text:span text:style-name="T21"> <text:s/></text:span><text:span text:style-name="T24">ordered_array_set </text:span><text:span text:style-name="T23">resSet = </text:span><text:span text:style-name="T23"><text:line-break/></text:span><text:span text:style-name="T23"> <text:s text:c="3"/>ordered_array_set_create_from_array((</text:span><text:span text:style-name="T21">int</text:span><text:span text:style-name="T23">[]) {</text:span><text:span text:style-name="T25">6</text:span><text:span text:style-name="T21">, </text:span><text:span text:style-name="T25">7</text:span><text:span text:style-name="T23">}</text:span><text:span text:style-name="T21">, </text:span><text:span text:style-name="T25">2</text:span><text:span text:style-name="T23">)</text:span><text:span text:style-name="T21">; </text:span><text:span text:style-name="T21"><text:line-break/></text:span><text:span text:style-name="T21"> <text:s/></text:span><text:span text:style-name="T24">ordered_array_set </text:span><text:span text:style-name="T23">testSet = </text:span><text:span text:style-name="T23"><text:line-break/></text:span><text:span text:style-name="T23"> <text:s text:c="3"/>ordered_array_set_difference(set1</text:span><text:span text:style-name="T21">, </text:span><text:span text:style-name="T23">set2)</text:span><text:span text:style-name="T21">; </text:span><text:span text:style-name="T21"><text:line-break/></text:span><text:span text:style-name="T21"> <text:s/></text:span><text:span text:style-name="T26">assert</text:span><text:span text:style-name="T23">(ordered_array_set_isEqual(testSet</text:span><text:span text:style-name="T21">, </text:span><text:span text:style-name="T23">resSet))</text:span><text:span text:style-name="T21">; </text:span><text:span text:style-name="T21"><text:line-break/></text:span><text:span text:style-name="T21"> </text:span><text:span text:style-name="T21"><text:line-break/></text:span><text:span text:style-name="T21"> <text:s/></text:span><text:span text:style-name="T23">ordered_array_set_delete(set1)</text:span><text:span text:style-name="T21">; </text:span><text:span text:style-name="T21"><text:line-break/></text:span><text:span text:style-name="T21"> <text:s/></text:span><text:span text:style-name="T23">ordered_array_set_delete(set2)</text:span><text:span text:style-name="T21">; </text:span><text:span text:style-name="T21"><text:line-break/></text:span><text:span text:style-name="T21"> <text:s/></text:span><text:span text:style-name="T23">ordered_array_set_delete(testSet)</text:span><text:span text:style-name="T21">; </text:span><text:span text:style-name="T21"><text:line-break/></text:span><text:span text:style-name="T21"> <text:s/></text:span><text:span text:style-name="T23">ordered_array_set_delete(resSet)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1">void </text:span><text:span text:style-name="T22">test_ordered_array_set_difference2</text:span><text:span text:style-name="T23">() { </text:span><text:span text:style-name="T23"><text:line-break/></text:span><text:span text:style-name="T23"> <text:s/></text:span><text:span text:style-name="T24">ordered_array_set </text:span><text:span text:style-name="T23">set1 = </text:span><text:span text:style-name="T23"><text:line-break/></text:span><text:span text:style-name="T23"> <text:s text:c="3"/>ordered_array_set_create_from_array((</text:span><text:span text:style-name="T21">int</text:span><text:span text:style-name="T23">[]) {</text:span><text:span text:style-name="T25">3</text:span><text:span text:style-name="T21">, </text:span><text:span text:style-name="T25">4</text:span><text:span text:style-name="T21">, </text:span><text:span text:style-name="T25">5</text:span><text:span text:style-name="T21">, </text:span><text:span text:style-name="T25">6</text:span><text:span text:style-name="T21">, </text:span><text:span text:style-name="T25">7</text:span><text:span text:style-name="T23">}</text:span><text:span text:style-name="T21">, </text:span><text:span text:style-name="T25">5</text:span><text:span text:style-name="T23">)</text:span><text:span text:style-name="T21">; </text:span><text:span text:style-name="T21"><text:line-break/></text:span><text:span text:style-name="T21"> <text:s/></text:span><text:span text:style-name="T24">ordered_array_set </text:span><text:span text:style-name="T23">set2 = </text:span><text:span text:style-name="T23"><text:line-break/></text:span><text:span text:style-name="T23"> <text:s text:c="3"/>ordered_array_set_create_from_array((</text:span><text:span text:style-name="T21">int</text:span><text:span text:style-name="T23">[]) {</text:span><text:span text:style-name="T25">1</text:span><text:span text:style-name="T21">, </text:span><text:span text:style-name="T25">2</text:span><text:span text:style-name="T21">, </text:span><text:span text:style-name="T25">11</text:span><text:span text:style-name="T21">, </text:span><text:span text:style-name="T25">12</text:span><text:span text:style-name="T21">, </text:span><text:span text:style-name="T25">13</text:span><text:span text:style-name="T23">}</text:span><text:span text:style-name="T21">, </text:span><text:span text:style-name="T25">5</text:span><text:span text:style-name="T23">)</text:span><text:span text:style-name="T21">; </text:span><text:span text:style-name="T21"><text:line-break/></text:span><text:span text:style-name="T21"> <text:s/></text:span><text:span text:style-name="T24">ordered_array_set </text:span><text:span text:style-name="T23">resSet = </text:span><text:span text:style-name="T23"><text:line-break/></text:span><text:span text:style-name="T23"> <text:s text:c="3"/>ordered_array_set_create_from_array((</text:span><text:span text:style-name="T21">int</text:span><text:span text:style-name="T23">[]) {</text:span><text:span text:style-name="T25">3</text:span><text:span text:style-name="T21">, </text:span><text:span text:style-name="T25">4</text:span><text:span text:style-name="T21">, </text:span><text:span text:style-name="T25">5</text:span><text:span text:style-name="T21">, </text:span><text:span text:style-name="T25">6</text:span><text:span text:style-name="T21">, </text:span><text:span text:style-name="T25">7</text:span><text:span text:style-name="T23">}</text:span><text:span text:style-name="T21">, </text:span><text:span text:style-name="T25">5</text:span><text:span text:style-name="T23">)</text:span><text:span text:style-name="T21">; </text:span><text:span text:style-name="T21"><text:line-break/></text:span><text:span text:style-name="T21"> <text:s/></text:span><text:span text:style-name="T24">ordered_array_set </text:span><text:span text:style-name="T23">testSet = </text:span><text:span text:style-name="T23"><text:line-break/></text:span><text:span text:style-name="T23"> <text:s text:c="3"/>ordered_array_set_difference(set1</text:span><text:span text:style-name="T21">, </text:span><text:span text:style-name="T23">set2)</text:span><text:span text:style-name="T21">; </text:span><text:span text:style-name="T21"><text:line-break/></text:span><text:span text:style-name="T21"> <text:s/></text:span><text:span text:style-name="T26">assert</text:span><text:span text:style-name="T23">(ordered_array_set_isEqual(testSet</text:span><text:span text:style-name="T21">, </text:span><text:span text:style-name="T23">resSet))</text:span><text:span text:style-name="T21">; </text:span><text:span text:style-name="T21"><text:line-break/></text:span><text:span text:style-name="T21"> </text:span><text:span text:style-name="T21"><text:line-break/></text:span><text:span text:style-name="T21"> <text:s/></text:span><text:span text:style-name="T23">ordered_array_set_delete(set1)</text:span><text:span text:style-name="T21">; </text:span><text:span text:style-name="T21"><text:line-break/></text:span><text:span text:style-name="T21"> <text:s/></text:span><text:span text:style-name="T23">ordered_array_set_delete(set2)</text:span><text:span text:style-name="T21">; </text:span><text:span text:style-name="T21"><text:line-break/></text:span><text:span text:style-name="T21"> <text:s/></text:span><text:span text:style-name="T23">ordered_array_set_delete(testSet)</text:span><text:span text:style-name="T21">; </text:span><text:span text:style-name="T21"><text:line-break/></text:span><text:span text:style-name="T21"> <text:s/></text:span><text:span text:style-name="T23">ordered_array_set_delete(resSet)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1">void </text:span><text:span text:style-name="T22">test_ordered_array_set_difference</text:span><text:span text:style-name="T23">() { </text:span><text:span text:style-name="T23"><text:line-break/></text:span><text:span text:style-name="T23"> <text:s/>test_ordered_array_set_difference1()</text:span><text:span text:style-name="T21">; </text:span><text:span text:style-name="T21"><text:line-break/></text:span><text:span text:style-name="T21"> <text:s/></text:span><text:span text:style-name="T23">test_ordered_array_set_difference2()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custom-shape text:anchor-type="paragraph" draw:z-index="18" draw:name="Врезка 19" draw:style-name="gr2" draw:text-style-name="P29" svg:width="16.925cm" svg:height="22.781cm" svg:x="-0.053cm" svg:y="0.002cm"><text:p text:style-name="P28"><text:span text:style-name="T21">void </text:span><text:span text:style-name="T22">test_ordered_array_set_symmetricDifference1</text:span><text:span text:style-name="T23">() { </text:span><text:span text:style-name="T23"><text:line-break/></text:span><text:span text:style-name="T23"> <text:s/></text:span><text:span text:style-name="T24">ordered_array_set </text:span><text:span text:style-name="T23">set1 = </text:span><text:span text:style-name="T23"><text:line-break/></text:span><text:span text:style-name="T23"> <text:s text:c="3"/>ordered_array_set_create_from_array((</text:span><text:span text:style-name="T21">int</text:span><text:span text:style-name="T23">[]) {</text:span><text:span text:style-name="T25">3</text:span><text:span text:style-name="T21">, </text:span><text:span text:style-name="T25">4</text:span><text:span text:style-name="T21">, </text:span><text:span text:style-name="T25">5</text:span><text:span text:style-name="T21">, </text:span><text:span text:style-name="T25">6</text:span><text:span text:style-name="T21">, </text:span><text:span text:style-name="T25">7</text:span><text:span text:style-name="T23">}</text:span><text:span text:style-name="T21">, </text:span><text:span text:style-name="T25">5</text:span><text:span text:style-name="T23">)</text:span><text:span text:style-name="T21">; </text:span><text:span text:style-name="T21"><text:line-break/></text:span><text:span text:style-name="T21"> <text:s/></text:span><text:span text:style-name="T24">ordered_array_set </text:span><text:span text:style-name="T23">set2 = </text:span><text:span text:style-name="T23"><text:line-break/></text:span><text:span text:style-name="T23"> <text:s text:c="3"/>ordered_array_set_create_from_array((</text:span><text:span text:style-name="T21">int</text:span><text:span text:style-name="T23">[]) {</text:span><text:span text:style-name="T25">1</text:span><text:span text:style-name="T21">, </text:span><text:span text:style-name="T25">2</text:span><text:span text:style-name="T21">, </text:span><text:span text:style-name="T25">3</text:span><text:span text:style-name="T21">, </text:span><text:span text:style-name="T25">4</text:span><text:span text:style-name="T21">, </text:span><text:span text:style-name="T25">5</text:span><text:span text:style-name="T23">}</text:span><text:span text:style-name="T21">, </text:span><text:span text:style-name="T25">5</text:span><text:span text:style-name="T23">)</text:span><text:span text:style-name="T21">; </text:span><text:span text:style-name="T21"><text:line-break/></text:span><text:span text:style-name="T21"> <text:s/></text:span><text:span text:style-name="T24">ordered_array_set </text:span><text:span text:style-name="T23">resSet = </text:span><text:span text:style-name="T23"><text:line-break/></text:span><text:span text:style-name="T23"> <text:s text:c="3"/>ordered_array_set_create_from_array((</text:span><text:span text:style-name="T21">int</text:span><text:span text:style-name="T23">[]) {</text:span><text:span text:style-name="T25">1</text:span><text:span text:style-name="T21">, </text:span><text:span text:style-name="T25">2</text:span><text:span text:style-name="T21">, </text:span><text:span text:style-name="T25">6</text:span><text:span text:style-name="T21">, </text:span><text:span text:style-name="T25">7</text:span><text:span text:style-name="T23">}</text:span><text:span text:style-name="T21">, </text:span><text:span text:style-name="T25">4</text:span><text:span text:style-name="T23">)</text:span><text:span text:style-name="T21">; </text:span><text:span text:style-name="T21"><text:line-break/></text:span><text:span text:style-name="T21"> <text:s/></text:span><text:span text:style-name="T24">ordered_array_set </text:span><text:span text:style-name="T23">testSet = </text:span><text:span text:style-name="T23"><text:line-break/></text:span><text:span text:style-name="T23"> <text:s text:c="3"/>ordered_array_set_symmetricDifference(set1</text:span><text:span text:style-name="T21">, </text:span><text:span text:style-name="T23">set2)</text:span><text:span text:style-name="T21">; </text:span><text:span text:style-name="T21"><text:line-break/></text:span><text:span text:style-name="T21"> <text:s/></text:span><text:span text:style-name="T26">assert</text:span><text:span text:style-name="T23">(ordered_array_set_isEqual(testSet</text:span><text:span text:style-name="T21">, </text:span><text:span text:style-name="T23">resSet))</text:span><text:span text:style-name="T21">; </text:span><text:span text:style-name="T21"><text:line-break/></text:span><text:span text:style-name="T21"> </text:span><text:span text:style-name="T21"><text:line-break/></text:span><text:span text:style-name="T21"> <text:s/></text:span><text:span text:style-name="T23">ordered_array_set_delete(set1)</text:span><text:span text:style-name="T21">; </text:span><text:span text:style-name="T21"><text:line-break/></text:span><text:span text:style-name="T21"> <text:s/></text:span><text:span text:style-name="T23">ordered_array_set_delete(set2)</text:span><text:span text:style-name="T21">; </text:span><text:span text:style-name="T21"><text:line-break/></text:span><text:span text:style-name="T21"> <text:s/></text:span><text:span text:style-name="T23">ordered_array_set_delete(testSet)</text:span><text:span text:style-name="T21">; </text:span><text:span text:style-name="T21"><text:line-break/></text:span><text:span text:style-name="T21"> <text:s/></text:span><text:span text:style-name="T23">ordered_array_set_delete(resSet)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1">void </text:span><text:span text:style-name="T22">test_ordered_array_set_symmetricDifference2</text:span><text:span text:style-name="T23">() { </text:span><text:span text:style-name="T23"><text:line-break/></text:span><text:span text:style-name="T23"> <text:s/></text:span><text:span text:style-name="T24">ordered_array_set </text:span><text:span text:style-name="T23">set1 = </text:span><text:span text:style-name="T23"><text:line-break/></text:span><text:span text:style-name="T23"> <text:s text:c="3"/>ordered_array_set_create_from_array((</text:span><text:span text:style-name="T21">int</text:span><text:span text:style-name="T23">[]) {</text:span><text:span text:style-name="T25">6</text:span><text:span text:style-name="T21">, </text:span><text:span text:style-name="T25">7</text:span><text:span text:style-name="T21">, </text:span><text:span text:style-name="T25">8</text:span><text:span text:style-name="T21">, </text:span><text:span text:style-name="T25">9</text:span><text:span text:style-name="T21">, </text:span><text:span text:style-name="T25">10</text:span><text:span text:style-name="T23">}</text:span><text:span text:style-name="T21">, </text:span><text:span text:style-name="T25">5</text:span><text:span text:style-name="T23">)</text:span><text:span text:style-name="T21">; </text:span><text:span text:style-name="T21"><text:line-break/></text:span><text:span text:style-name="T21"> <text:s/></text:span><text:span text:style-name="T24">ordered_array_set </text:span><text:span text:style-name="T23">set2 = </text:span><text:span text:style-name="T23"><text:line-break/></text:span><text:span text:style-name="T23"> <text:s text:c="3"/>ordered_array_set_create_from_array((</text:span><text:span text:style-name="T21">int</text:span><text:span text:style-name="T23">[]) {</text:span><text:span text:style-name="T25">1</text:span><text:span text:style-name="T21">, </text:span><text:span text:style-name="T25">2</text:span><text:span text:style-name="T21">, </text:span><text:span text:style-name="T25">3</text:span><text:span text:style-name="T21">, </text:span><text:span text:style-name="T25">4</text:span><text:span text:style-name="T21">, </text:span><text:span text:style-name="T25">5</text:span><text:span text:style-name="T23">}</text:span><text:span text:style-name="T21">, </text:span><text:span text:style-name="T25">5</text:span><text:span text:style-name="T23">)</text:span><text:span text:style-name="T21">; </text:span><text:span text:style-name="T21"><text:line-break/></text:span><text:span text:style-name="T21"> <text:s/></text:span><text:span text:style-name="T24">ordered_array_set </text:span><text:span text:style-name="T23">resSet = </text:span><text:span text:style-name="T23"><text:line-break/></text:span><text:span text:style-name="T23"> <text:s text:c="3"/>ordered_array_set_create_from_array( </text:span><text:span text:style-name="T23"><text:line-break/></text:span><text:span text:style-name="T23"> <text:s text:c="5"/>(</text:span><text:span text:style-name="T21">int</text:span><text:span text:style-name="T23">[]) {</text:span><text:span text:style-name="T25">1</text:span><text:span text:style-name="T21">, </text:span><text:span text:style-name="T25">2</text:span><text:span text:style-name="T21">, </text:span><text:span text:style-name="T25">3</text:span><text:span text:style-name="T21">, </text:span><text:span text:style-name="T25">4</text:span><text:span text:style-name="T21">, </text:span><text:span text:style-name="T25">5</text:span><text:span text:style-name="T21">, </text:span><text:span text:style-name="T25">6</text:span><text:span text:style-name="T21">, </text:span><text:span text:style-name="T25">7</text:span><text:span text:style-name="T21">, </text:span><text:span text:style-name="T25">8</text:span><text:span text:style-name="T21">, </text:span><text:span text:style-name="T25">9</text:span><text:span text:style-name="T21">, </text:span><text:span text:style-name="T25">10</text:span><text:span text:style-name="T23">}</text:span><text:span text:style-name="T21">, </text:span><text:span text:style-name="T25">10 </text:span><text:span text:style-name="T25"><text:line-break/></text:span><text:span text:style-name="T25"> <text:s text:c="3"/></text:span><text:span text:style-name="T23">)</text:span><text:span text:style-name="T21">; </text:span><text:span text:style-name="T21"><text:line-break/></text:span><text:span text:style-name="T21"> <text:s/></text:span><text:span text:style-name="T24">ordered_array_set </text:span><text:span text:style-name="T23">testSet = </text:span><text:span text:style-name="T23"><text:line-break/></text:span><text:span text:style-name="T23"> <text:s text:c="3"/>ordered_array_set_symmetricDifference(set1</text:span><text:span text:style-name="T21">, </text:span><text:span text:style-name="T23">set2)</text:span><text:span text:style-name="T21">; </text:span><text:span text:style-name="T21"><text:line-break/></text:span><text:span text:style-name="T21"> <text:s/></text:span><text:span text:style-name="T26">assert</text:span><text:span text:style-name="T23">(ordered_array_set_isEqual(testSet</text:span><text:span text:style-name="T21">, </text:span><text:span text:style-name="T23">resSet))</text:span><text:span text:style-name="T21">; </text:span><text:span text:style-name="T21"><text:line-break/></text:span><text:span text:style-name="T21"> </text:span><text:span text:style-name="T21"><text:line-break/></text:span><text:span text:style-name="T21"> <text:s/></text:span><text:span text:style-name="T23">ordered_array_set_delete(set1)</text:span><text:span text:style-name="T21">; </text:span><text:span text:style-name="T21"><text:line-break/></text:span><text:span text:style-name="T21"> <text:s/></text:span><text:span text:style-name="T23">ordered_array_set_delete(set2)</text:span><text:span text:style-name="T21">; </text:span><text:span text:style-name="T21"><text:line-break/></text:span><text:span text:style-name="T21"> <text:s/></text:span><text:span text:style-name="T23">ordered_array_set_delete(testSet)</text:span><text:span text:style-name="T21">; </text:span><text:span text:style-name="T21"><text:line-break/></text:span><text:span text:style-name="T21"> <text:s/></text:span><text:span text:style-name="T23">ordered_array_set_delete(resSet)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1">void </text:span><text:span text:style-name="T22">test_ordered_array_set_symmetricDifference</text:span><text:span text:style-name="T23">() { </text:span><text:span text:style-name="T23"><text:line-break/></text:span><text:span text:style-name="T23"> <text:s/>test_ordered_array_set_symmetricDifference1()</text:span><text:span text:style-name="T21">; </text:span><text:span text:style-name="T21"><text:line-break/></text:span><text:span text:style-name="T21"> <text:s/></text:span><text:span text:style-name="T23">test_ordered_array_set_symmetricDifference2()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1">void </text:span><text:span text:style-name="T22">test_ordered_array_set_complement1</text:span><text:span text:style-name="T23">() { </text:span><text:span text:style-name="T23"><text:line-break/></text:span><text:span text:style-name="T23"> <text:s/></text:span><text:span text:style-name="T24">ordered_array_set </text:span><text:span text:style-name="T23">set1 = </text:span><text:span text:style-name="T23"><text:line-break/></text:span><text:span text:style-name="T23"> <text:s text:c="3"/>ordered_array_set_create_from_array((</text:span><text:span text:style-name="T21">int</text:span><text:span text:style-name="T23">[]) {</text:span><text:span text:style-name="T25">3</text:span><text:span text:style-name="T21">, </text:span><text:span text:style-name="T25">4</text:span><text:span text:style-name="T21">, </text:span><text:span text:style-name="T25">5</text:span><text:span text:style-name="T21">, </text:span><text:span text:style-name="T25">6</text:span><text:span text:style-name="T21">, </text:span><text:span text:style-name="T25">7</text:span><text:span text:style-name="T23">}</text:span><text:span text:style-name="T21">, </text:span><text:span text:style-name="T25">5</text:span><text:span text:style-name="T23">)</text:span><text:span text:style-name="T21">; </text:span><text:span text:style-name="T21"><text:line-break/></text:span><text:span text:style-name="T21"> <text:s/></text:span><text:span text:style-name="T24">ordered_array_set </text:span><text:span text:style-name="T23">setComplement = </text:span><text:span text:style-name="T23"><text:line-break/></text:span><text:span text:style-name="T23"> <text:s text:c="3"/>ordered_array_set_create_from_array((</text:span><text:span text:style-name="T21">int</text:span><text:span text:style-name="T23">[]) {</text:span><text:span text:style-name="T25">1</text:span><text:span text:style-name="T21">, </text:span><text:span text:style-name="T25">2</text:span><text:span text:style-name="T21">, </text:span><text:span text:style-name="T25">3</text:span><text:span text:style-name="T21">, </text:span><text:span text:style-name="T25">4</text:span><text:span text:style-name="T21">, </text:span><text:span text:style-name="T25">5</text:span><text:span text:style-name="T23">}</text:span><text:span text:style-name="T21">, </text:span><text:span text:style-name="T25">5</text:span><text:span text:style-name="T23">)</text:span><text:span text:style-name="T21">; </text:span><text:span text:style-name="T21"><text:line-break/></text:span><text:span text:style-name="T21"> <text:s/></text:span><text:span text:style-name="T24">ordered_array_set </text:span><text:span text:style-name="T23">resSet = </text:span><text:span text:style-name="T23"><text:line-break/></text:span><text:span text:style-name="T23"> <text:s text:c="3"/>ordered_array_set_create_from_array((</text:span><text:span text:style-name="T21">int</text:span><text:span text:style-name="T23">[]) {</text:span><text:span text:style-name="T25">1</text:span><text:span text:style-name="T21">, </text:span><text:span text:style-name="T25">2</text:span><text:span text:style-name="T23">}</text:span><text:span text:style-name="T21">, </text:span><text:span text:style-name="T25">2</text:span><text:span text:style-name="T23">)</text:span><text:span text:style-name="T21">; </text:span><text:span text:style-name="T21"><text:line-break/></text:span><text:span text:style-name="T21"> <text:s/></text:span><text:span text:style-name="T24">ordered_array_set </text:span><text:span text:style-name="T23">testSet = </text:span><text:span text:style-name="T23"><text:line-break/></text:span><text:span text:style-name="T23"> <text:s text:c="3"/>ordered_array_set_complement(setComplement</text:span><text:span text:style-name="T21">, </text:span><text:span text:style-name="T23">set1)</text:span><text:span text:style-name="T21">; </text:span><text:span text:style-name="T21"><text:line-break/></text:span><text:span text:style-name="T21"> <text:s/></text:span><text:span text:style-name="T26">assert</text:span><text:span text:style-name="T23">(ordered_array_set_isEqual(testSet</text:span><text:span text:style-name="T21">, </text:span><text:span text:style-name="T23">resSet))</text:span><text:span text:style-name="T21">; </text:span><text:span text:style-name="T21"><text:line-break/></text:span><text:span text:style-name="T21"> </text:span><text:span text:style-name="T21"><text:line-break/></text:span><text:span text:style-name="T21"> <text:s/></text:span><text:span text:style-name="T23">ordered_array_set_delete(set1)</text:span><text:span text:style-name="T21">; </text:span><text:span text:style-name="T21"><text:line-break/></text:span><text:span text:style-name="T21"> <text:s/></text:span><text:span text:style-name="T23">ordered_array_set_delete(setComplement)</text:span><text:span text:style-name="T21">; </text:span><text:span text:style-name="T21"><text:line-break/></text:span><text:span text:style-name="T21"> <text:s/></text:span><text:span text:style-name="T23">ordered_array_set_delete(testSet)</text:span><text:span text:style-name="T21">; </text:span><text:span text:style-name="T21"><text:line-break/></text:span><text:span text:style-name="T21"> <text:s/></text:span><text:span text:style-name="T23">ordered_array_set_delete(resSet)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custom-shape text:anchor-type="paragraph" draw:z-index="19" draw:name="Врезка 20" draw:style-name="gr1" draw:text-style-name="P29" svg:width="16.925cm" svg:height="19.843cm" svg:x="-0.053cm" svg:y="0.002cm"><text:p text:style-name="P28"><text:span text:style-name="T21">void </text:span><text:span text:style-name="T22">test_ordered_array_set_complement2</text:span><text:span text:style-name="T23">() { </text:span><text:span text:style-name="T23"><text:line-break/></text:span><text:span text:style-name="T23"> <text:s/></text:span><text:span text:style-name="T24">ordered_array_set </text:span><text:span text:style-name="T23">set1 = </text:span><text:span text:style-name="T23"><text:line-break/></text:span><text:span text:style-name="T23"> <text:s text:c="3"/>ordered_array_set_create_from_array((</text:span><text:span text:style-name="T21">int</text:span><text:span text:style-name="T23">[]) {</text:span><text:span text:style-name="T25">1</text:span><text:span text:style-name="T21">, </text:span><text:span text:style-name="T25">2</text:span><text:span text:style-name="T21">, </text:span><text:span text:style-name="T25">3</text:span><text:span text:style-name="T21">, </text:span><text:span text:style-name="T25">4</text:span><text:span text:style-name="T21">, </text:span><text:span text:style-name="T25">5</text:span><text:span text:style-name="T23">}</text:span><text:span text:style-name="T21">, </text:span><text:span text:style-name="T25">5</text:span><text:span text:style-name="T23">)</text:span><text:span text:style-name="T21">; </text:span><text:span text:style-name="T21"><text:line-break/></text:span><text:span text:style-name="T21"> <text:s/></text:span><text:span text:style-name="T24">ordered_array_set </text:span><text:span text:style-name="T23">setComplement = </text:span><text:span text:style-name="T23"><text:line-break/></text:span><text:span text:style-name="T23"> <text:s text:c="3"/>ordered_array_set_create_from_array((</text:span><text:span text:style-name="T21">int</text:span><text:span text:style-name="T23">[]) {</text:span><text:span text:style-name="T25">1</text:span><text:span text:style-name="T21">, </text:span><text:span text:style-name="T25">2</text:span><text:span text:style-name="T21">, </text:span><text:span text:style-name="T25">3</text:span><text:span text:style-name="T21">, </text:span><text:span text:style-name="T25">4</text:span><text:span text:style-name="T21">, </text:span><text:span text:style-name="T25">5</text:span><text:span text:style-name="T23">}</text:span><text:span text:style-name="T21">, </text:span><text:span text:style-name="T25">5</text:span><text:span text:style-name="T23">)</text:span><text:span text:style-name="T21">; </text:span><text:span text:style-name="T21"><text:line-break/></text:span><text:span text:style-name="T21"> <text:s/></text:span><text:span text:style-name="T24">ordered_array_set </text:span><text:span text:style-name="T23">resSet = </text:span><text:span text:style-name="T23"><text:line-break/></text:span><text:span text:style-name="T23"> <text:s text:c="3"/>ordered_array_set_create_from_array((</text:span><text:span text:style-name="T21">int</text:span><text:span text:style-name="T23">[]) {}</text:span><text:span text:style-name="T21">, </text:span><text:span text:style-name="T25">0</text:span><text:span text:style-name="T23">)</text:span><text:span text:style-name="T21">; </text:span><text:span text:style-name="T21"><text:line-break/></text:span><text:span text:style-name="T21"> <text:s/></text:span><text:span text:style-name="T24">ordered_array_set </text:span><text:span text:style-name="T23">testSet = </text:span><text:span text:style-name="T23"><text:line-break/></text:span><text:span text:style-name="T23"> <text:s text:c="3"/>ordered_array_set_complement(setComplement</text:span><text:span text:style-name="T21">, </text:span><text:span text:style-name="T23">set1)</text:span><text:span text:style-name="T21">; </text:span><text:span text:style-name="T21"><text:line-break/></text:span><text:span text:style-name="T21"> <text:s/></text:span><text:span text:style-name="T26">assert</text:span><text:span text:style-name="T23">(ordered_array_set_isEqual(testSet</text:span><text:span text:style-name="T21">, </text:span><text:span text:style-name="T23">resSet))</text:span><text:span text:style-name="T21">; </text:span><text:span text:style-name="T21"><text:line-break/></text:span><text:span text:style-name="T21"> </text:span><text:span text:style-name="T21"><text:line-break/></text:span><text:span text:style-name="T21"> <text:s/></text:span><text:span text:style-name="T23">ordered_array_set_delete(set1)</text:span><text:span text:style-name="T21">; </text:span><text:span text:style-name="T21"><text:line-break/></text:span><text:span text:style-name="T21"> <text:s/></text:span><text:span text:style-name="T23">ordered_array_set_delete(setComplement)</text:span><text:span text:style-name="T21">; </text:span><text:span text:style-name="T21"><text:line-break/></text:span><text:span text:style-name="T21"> <text:s/></text:span><text:span text:style-name="T23">ordered_array_set_delete(testSet)</text:span><text:span text:style-name="T21">; </text:span><text:span text:style-name="T21"><text:line-break/></text:span><text:span text:style-name="T21"> <text:s/></text:span><text:span text:style-name="T23">ordered_array_set_delete(resSet)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1">void </text:span><text:span text:style-name="T22">test_ordered_array_set_complement</text:span><text:span text:style-name="T23">() { </text:span><text:span text:style-name="T23"><text:line-break/></text:span><text:span text:style-name="T23"> <text:s/>test_ordered_array_set_complement1()</text:span><text:span text:style-name="T21">; </text:span><text:span text:style-name="T21"><text:line-break/></text:span><text:span text:style-name="T21"> <text:s/></text:span><text:span text:style-name="T23">test_ordered_array_set_complement2()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1">void </text:span><text:span text:style-name="T22">test</text:span><text:span text:style-name="T23">() { </text:span><text:span text:style-name="T21"><text:line-break/></text:span><text:span text:style-name="T21"> <text:s/></text:span><text:span text:style-name="T23">test_ordered_array_set_in()</text:span><text:span text:style-name="T21">; </text:span><text:span text:style-name="T21"><text:line-break/></text:span><text:span text:style-name="T21"> <text:s/></text:span><text:span text:style-name="T23">test_ordered_array_set_isSubset()</text:span><text:span text:style-name="T21">; </text:span><text:span text:style-name="T21"><text:line-break/></text:span><text:span text:style-name="T21"> <text:s/></text:span><text:span text:style-name="T23">test_ordered_array_set_insert()</text:span><text:span text:style-name="T21">; </text:span><text:span text:style-name="T21"><text:line-break/></text:span><text:span text:style-name="T21"> <text:s/></text:span><text:span text:style-name="T23">test_ordered_array_set_deleteElement()</text:span><text:span text:style-name="T21">; </text:span><text:span text:style-name="T21"><text:line-break/></text:span><text:span text:style-name="T21"> <text:s/></text:span><text:span text:style-name="T23">test_ordered_array_set_union()</text:span><text:span text:style-name="T21">; </text:span><text:span text:style-name="T21"><text:line-break/></text:span><text:span text:style-name="T21"> <text:s/></text:span><text:span text:style-name="T23">test_ordered_array_set_intersection()</text:span><text:span text:style-name="T21">; </text:span><text:span text:style-name="T21"><text:line-break/></text:span><text:span text:style-name="T21"> <text:s/></text:span><text:span text:style-name="T23">test_ordered_array_set_difference()</text:span><text:span text:style-name="T21">; </text:span><text:span text:style-name="T21"><text:line-break/></text:span><text:span text:style-name="T21"> <text:s/></text:span><text:span text:style-name="T23">test_ordered_array_set_symmetricDifference()</text:span><text:span text:style-name="T21">; </text:span><text:span text:style-name="T21"><text:line-break/></text:span><text:span text:style-name="T21"> <text:s/></text:span><text:span text:style-name="T23">test_ordered_array_set_complement()</text:span><text:span text:style-name="T21">; </text:span><text:span text:style-name="T21"><text:line-break/></text:span><text:span text:style-name="T23">} </text:span><text:span text:style-name="T23"><text:line-break/></text:span><text:span text:style-name="T23"> </text:span><text:span text:style-name="T23"><text:line-break/></text:span><text:span text:style-name="T21">int </text:span><text:span text:style-name="T22">main</text:span><text:span text:style-name="T23">() { </text:span><text:span text:style-name="T23"><text:line-break/></text:span><text:span text:style-name="T23"> <text:s/>test()</text:span><text:span text:style-name="T21">; </text:span><text:span text:style-name="T21"><text:line-break/></text:span><text:span text:style-name="T21"> </text:span><text:span text:style-name="T21"><text:line-break/></text:span><text:span text:style-name="T21"> <text:s/>return </text:span><text:span text:style-name="T25">0</text:span><text:span text:style-name="T21">; </text:span><text:span text:style-name="T21"><text:line-break/></text:span><text:span text:style-name="T23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" svg:font-family="" style:font-family-generic="roman"/>
    <style:font-face style:name="JetBrains Mono" svg:font-family="'JetBrains Mono'"/>
    <style:font-face style:name="JetBrains Mono1" svg:font-family="'JetBrains Mono'" style:font-family-generic="modern"/>
    <style:font-face style:name="JetBrains Mono2" svg:font-family="'JetBrains Mono'" style:font-family-generic="modern" style:font-pitch="variable"/>
    <style:font-face style:name="JetBrains mono" svg:font-family="'JetBrains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modern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26T00:01:06.210000000</dc:date>
    <meta:editing-duration>P3DT19H14M31S</meta:editing-duration>
    <meta:editing-cycles>6</meta:editing-cycles>
    <meta:generator>LibreOffice/7.2.0.4$Windows_X86_64 LibreOffice_project/9a9c6381e3f7a62afc1329bd359cc48accb6435b</meta:generator>
    <meta:document-statistic meta:table-count="0" meta:image-count="0" meta:object-count="0" meta:page-count="20" meta:paragraph-count="35" meta:word-count="178" meta:character-count="1407" meta:non-whitespace-character-count="1255"/>
  </office:meta>
</office:document-meta>
</file>